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07A000000160039ACB5.bmp"/>
  <manifest:file-entry manifest:media-type="image/gif" manifest:full-path="Pictures/10000200000002240000006D93CCD4CC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y견고딕" svg:font-family="Hy견고딕"/>
    <style:font-face style:name="바탕" svg:font-family="바탕"/>
    <style:font-face style:name="바탕체" svg:font-family="바탕체"/>
    <style:font-face style:name="한양신명조" svg:font-family="한양신명조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2" style:family="table">
      <style:table-properties style:width="16.002cm" table:align="margins" table:border-model="collapsing"/>
    </style:style>
    <style:style style:name="표2.A" style:family="table-column">
      <style:table-column-properties style:column-width="16.002cm" style:rel-column-width="65535*"/>
    </style:style>
    <style:style style:name="표2.A1" style:family="table-cell">
      <style:table-cell-properties style:vertical-align="middle" fo:padding="0cm" fo:border="0.035cm solid #000000"/>
    </style:style>
    <style:style style:name="표3" style:family="table">
      <style:table-properties style:width="16.002cm" table:align="margins" table:border-model="collapsing"/>
    </style:style>
    <style:style style:name="표3.A" style:family="table-column">
      <style:table-column-properties style:column-width="16.002cm" style:rel-column-width="65535*"/>
    </style:style>
    <style:style style:name="표3.A1" style:family="table-cell">
      <style:table-cell-properties style:vertical-align="middle" fo:padding="0cm" fo:border="0.035cm solid #000000"/>
    </style:style>
    <style:style style:name="표4" style:family="table">
      <style:table-properties style:width="16.002cm" table:align="margins" table:border-model="collapsing"/>
    </style:style>
    <style:style style:name="표4.A" style:family="table-column">
      <style:table-column-properties style:column-width="16.002cm" style:rel-column-width="65535*"/>
    </style:style>
    <style:style style:name="표4.A1" style:family="table-cell">
      <style:table-cell-properties style:vertical-align="middle" fo:padding="0cm" fo:border="0.035cm solid #000000"/>
    </style:style>
    <style:style style:name="표5" style:family="table">
      <style:table-properties style:width="16.087cm" fo:margin-left="0.101cm" fo:margin-top="0.101cm" fo:margin-bottom="0.101cm" table:align="left" table:border-model="collapsing"/>
    </style:style>
    <style:style style:name="표5.A" style:family="table-column">
      <style:table-column-properties style:column-width="7.867cm"/>
    </style:style>
    <style:style style:name="표5.B" style:family="table-column">
      <style:table-column-properties style:column-width="8.22cm"/>
    </style:style>
    <style:style style:name="표5.1" style:family="table-row">
      <style:table-row-properties style:min-row-height="0.141cm"/>
    </style:style>
    <style:style style:name="표5.A1" style:family="table-cell">
      <style:table-cell-properties style:vertical-align="middle" fo:padding-left="0cm" fo:padding-right="0.049cm" fo:padding-top="0.049cm" fo:padding-bottom="0.049cm" fo:border="none"/>
    </style:style>
    <style:style style:name="표5.B1" style:family="table-cell">
      <style:table-cell-properties style:vertical-align="middle" fo:padding-left="0.049cm" fo:padding-right="0cm" fo:padding-top="0.049cm" fo:padding-bottom="0.049cm" fo:border="none"/>
    </style:style>
    <style:style style:name="표6" style:family="table">
      <style:table-properties style:width="6.879cm" table:align="left" table:border-model="collapsing"/>
    </style:style>
    <style:style style:name="표6.A" style:family="table-column">
      <style:table-column-properties style:column-width="2.963cm"/>
    </style:style>
    <style:style style:name="표6.B" style:family="table-column">
      <style:table-column-properties style:column-width="3.916cm"/>
    </style:style>
    <style:style style:name="표6.1" style:family="table-row">
      <style:table-row-properties style:min-row-height="0.706cm"/>
    </style:style>
    <style:style style:name="표6.A1" style:family="table-cell">
      <style:table-cell-properties style:vertical-align="middle" fo:padding="0.049cm" fo:border="0.035cm solid #000000"/>
    </style:style>
    <style:style style:name="표7" style:family="table">
      <style:table-properties style:width="15.804cm" table:align="left" table:border-model="collapsing"/>
    </style:style>
    <style:style style:name="표7.A" style:family="table-column">
      <style:table-column-properties style:column-width="1.729cm"/>
    </style:style>
    <style:style style:name="표7.B" style:family="table-column">
      <style:table-column-properties style:column-width="2.752cm"/>
    </style:style>
    <style:style style:name="표7.C" style:family="table-column">
      <style:table-column-properties style:column-width="8.502cm"/>
    </style:style>
    <style:style style:name="표7.D" style:family="table-column">
      <style:table-column-properties style:column-width="2.822cm"/>
    </style:style>
    <style:style style:name="표7.1" style:family="table-row">
      <style:table-row-properties style:min-row-height="1.058cm"/>
    </style:style>
    <style:style style:name="표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7.2" style:family="table-row">
      <style:table-row-properties style:min-row-height="0.741cm"/>
    </style:style>
    <style:style style:name="표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7.C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7.A4" style:family="table-cell">
      <style:table-cell-properties style:vertical-align="top" fo:padding="0.199cm" fo:border="0.035cm solid #000000"/>
    </style:style>
    <style:style style:name="표7.5" style:family="table-row">
      <style:table-row-properties style:min-row-height="0.811cm"/>
    </style:style>
    <style:style style:name="표7.C5" style:family="table-cell">
      <style:table-cell-properties style:vertical-align="top" fo:padding="0.199cm" fo:border-left="0.035cm solid #000000" fo:border-right="0.035cm solid #000000" fo:border-top="0.035cm solid #000000" fo:border-bottom="none"/>
    </style:style>
    <style:style style:name="표7.6" style:family="table-row">
      <style:table-row-properties style:min-row-height="3.201cm"/>
    </style:style>
    <style:style style:name="표8" style:family="table">
      <style:table-properties style:width="15.946cm" table:align="left" table:border-model="collapsing"/>
    </style:style>
    <style:style style:name="표8.A" style:family="table-column">
      <style:table-column-properties style:column-width="3.316cm"/>
    </style:style>
    <style:style style:name="표8.B" style:family="table-column">
      <style:table-column-properties style:column-width="6.315cm"/>
    </style:style>
    <style:style style:name="표8.C" style:family="table-column">
      <style:table-column-properties style:column-width="2.787cm"/>
    </style:style>
    <style:style style:name="표8.D" style:family="table-column">
      <style:table-column-properties style:column-width="3.528cm"/>
    </style:style>
    <style:style style:name="표8.1" style:family="table-row">
      <style:table-row-properties style:min-row-height="0.988cm"/>
    </style:style>
    <style:style style:name="표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8.2" style:family="table-row">
      <style:table-row-properties style:min-row-height="0.741cm"/>
    </style:style>
    <style:style style:name="표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8.6" style:family="table-row">
      <style:table-row-properties style:min-row-height="19.226cm"/>
    </style:style>
    <style:style style:name="표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9" style:family="table">
      <style:table-properties style:width="15.946cm" table:align="left" table:border-model="collapsing"/>
    </style:style>
    <style:style style:name="표9.A" style:family="table-column">
      <style:table-column-properties style:column-width="3.316cm"/>
    </style:style>
    <style:style style:name="표9.B" style:family="table-column">
      <style:table-column-properties style:column-width="6.315cm"/>
    </style:style>
    <style:style style:name="표9.C" style:family="table-column">
      <style:table-column-properties style:column-width="2.787cm"/>
    </style:style>
    <style:style style:name="표9.D" style:family="table-column">
      <style:table-column-properties style:column-width="3.528cm"/>
    </style:style>
    <style:style style:name="표9.1" style:family="table-row">
      <style:table-row-properties style:min-row-height="0.988cm"/>
    </style:style>
    <style:style style:name="표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9.2" style:family="table-row">
      <style:table-row-properties style:min-row-height="0.741cm"/>
    </style:style>
    <style:style style:name="표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9.6" style:family="table-row">
      <style:table-row-properties style:min-row-height="19.226cm"/>
    </style:style>
    <style:style style:name="표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0" style:family="table">
      <style:table-properties style:width="15.946cm" table:align="left" table:border-model="collapsing"/>
    </style:style>
    <style:style style:name="표10.A" style:family="table-column">
      <style:table-column-properties style:column-width="3.316cm"/>
    </style:style>
    <style:style style:name="표10.B" style:family="table-column">
      <style:table-column-properties style:column-width="6.315cm"/>
    </style:style>
    <style:style style:name="표10.C" style:family="table-column">
      <style:table-column-properties style:column-width="2.787cm"/>
    </style:style>
    <style:style style:name="표10.D" style:family="table-column">
      <style:table-column-properties style:column-width="3.528cm"/>
    </style:style>
    <style:style style:name="표10.1" style:family="table-row">
      <style:table-row-properties style:min-row-height="0.988cm"/>
    </style:style>
    <style:style style:name="표1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0.2" style:family="table-row">
      <style:table-row-properties style:min-row-height="0.741cm"/>
    </style:style>
    <style:style style:name="표1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0.6" style:family="table-row">
      <style:table-row-properties style:min-row-height="19.226cm"/>
    </style:style>
    <style:style style:name="표1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1" style:family="table">
      <style:table-properties style:width="15.946cm" table:align="left" table:border-model="collapsing"/>
    </style:style>
    <style:style style:name="표11.A" style:family="table-column">
      <style:table-column-properties style:column-width="3.316cm"/>
    </style:style>
    <style:style style:name="표11.B" style:family="table-column">
      <style:table-column-properties style:column-width="6.315cm"/>
    </style:style>
    <style:style style:name="표11.C" style:family="table-column">
      <style:table-column-properties style:column-width="2.787cm"/>
    </style:style>
    <style:style style:name="표11.D" style:family="table-column">
      <style:table-column-properties style:column-width="3.528cm"/>
    </style:style>
    <style:style style:name="표11.1" style:family="table-row">
      <style:table-row-properties style:min-row-height="0.988cm"/>
    </style:style>
    <style:style style:name="표1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1.2" style:family="table-row">
      <style:table-row-properties style:min-row-height="0.741cm"/>
    </style:style>
    <style:style style:name="표1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1.6" style:family="table-row">
      <style:table-row-properties style:min-row-height="19.226cm"/>
    </style:style>
    <style:style style:name="표1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2" style:family="table">
      <style:table-properties style:width="15.946cm" table:align="left" table:border-model="collapsing"/>
    </style:style>
    <style:style style:name="표12.A" style:family="table-column">
      <style:table-column-properties style:column-width="3.316cm"/>
    </style:style>
    <style:style style:name="표12.B" style:family="table-column">
      <style:table-column-properties style:column-width="6.315cm"/>
    </style:style>
    <style:style style:name="표12.C" style:family="table-column">
      <style:table-column-properties style:column-width="2.787cm"/>
    </style:style>
    <style:style style:name="표12.D" style:family="table-column">
      <style:table-column-properties style:column-width="3.528cm"/>
    </style:style>
    <style:style style:name="표12.1" style:family="table-row">
      <style:table-row-properties style:min-row-height="0.988cm"/>
    </style:style>
    <style:style style:name="표1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2.2" style:family="table-row">
      <style:table-row-properties style:min-row-height="0.741cm"/>
    </style:style>
    <style:style style:name="표1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2.6" style:family="table-row">
      <style:table-row-properties style:min-row-height="19.226cm"/>
    </style:style>
    <style:style style:name="표12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3" style:family="table">
      <style:table-properties style:width="15.946cm" table:align="left" table:border-model="collapsing"/>
    </style:style>
    <style:style style:name="표13.A" style:family="table-column">
      <style:table-column-properties style:column-width="3.316cm"/>
    </style:style>
    <style:style style:name="표13.B" style:family="table-column">
      <style:table-column-properties style:column-width="6.315cm"/>
    </style:style>
    <style:style style:name="표13.C" style:family="table-column">
      <style:table-column-properties style:column-width="2.787cm"/>
    </style:style>
    <style:style style:name="표13.D" style:family="table-column">
      <style:table-column-properties style:column-width="3.528cm"/>
    </style:style>
    <style:style style:name="표13.1" style:family="table-row">
      <style:table-row-properties style:min-row-height="0.988cm"/>
    </style:style>
    <style:style style:name="표13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3.2" style:family="table-row">
      <style:table-row-properties style:min-row-height="0.741cm"/>
    </style:style>
    <style:style style:name="표13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3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3.6" style:family="table-row">
      <style:table-row-properties style:min-row-height="19.226cm"/>
    </style:style>
    <style:style style:name="표13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4" style:family="table">
      <style:table-properties style:width="15.946cm" table:align="left" table:border-model="collapsing"/>
    </style:style>
    <style:style style:name="표14.A" style:family="table-column">
      <style:table-column-properties style:column-width="3.316cm"/>
    </style:style>
    <style:style style:name="표14.B" style:family="table-column">
      <style:table-column-properties style:column-width="6.315cm"/>
    </style:style>
    <style:style style:name="표14.C" style:family="table-column">
      <style:table-column-properties style:column-width="2.787cm"/>
    </style:style>
    <style:style style:name="표14.D" style:family="table-column">
      <style:table-column-properties style:column-width="3.528cm"/>
    </style:style>
    <style:style style:name="표14.1" style:family="table-row">
      <style:table-row-properties style:min-row-height="0.988cm"/>
    </style:style>
    <style:style style:name="표14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4.2" style:family="table-row">
      <style:table-row-properties style:min-row-height="0.741cm"/>
    </style:style>
    <style:style style:name="표14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4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4.6" style:family="table-row">
      <style:table-row-properties style:min-row-height="19.226cm"/>
    </style:style>
    <style:style style:name="표14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5" style:family="table">
      <style:table-properties style:width="15.946cm" table:align="left" table:border-model="collapsing"/>
    </style:style>
    <style:style style:name="표15.A" style:family="table-column">
      <style:table-column-properties style:column-width="3.316cm"/>
    </style:style>
    <style:style style:name="표15.B" style:family="table-column">
      <style:table-column-properties style:column-width="6.315cm"/>
    </style:style>
    <style:style style:name="표15.C" style:family="table-column">
      <style:table-column-properties style:column-width="2.787cm"/>
    </style:style>
    <style:style style:name="표15.D" style:family="table-column">
      <style:table-column-properties style:column-width="3.528cm"/>
    </style:style>
    <style:style style:name="표15.1" style:family="table-row">
      <style:table-row-properties style:min-row-height="0.988cm"/>
    </style:style>
    <style:style style:name="표15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5.2" style:family="table-row">
      <style:table-row-properties style:min-row-height="0.741cm"/>
    </style:style>
    <style:style style:name="표15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5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5.6" style:family="table-row">
      <style:table-row-properties style:min-row-height="19.226cm"/>
    </style:style>
    <style:style style:name="표15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6" style:family="table">
      <style:table-properties style:width="15.946cm" table:align="left" table:border-model="collapsing"/>
    </style:style>
    <style:style style:name="표16.A" style:family="table-column">
      <style:table-column-properties style:column-width="3.316cm"/>
    </style:style>
    <style:style style:name="표16.B" style:family="table-column">
      <style:table-column-properties style:column-width="6.315cm"/>
    </style:style>
    <style:style style:name="표16.C" style:family="table-column">
      <style:table-column-properties style:column-width="2.787cm"/>
    </style:style>
    <style:style style:name="표16.D" style:family="table-column">
      <style:table-column-properties style:column-width="3.528cm"/>
    </style:style>
    <style:style style:name="표16.1" style:family="table-row">
      <style:table-row-properties style:min-row-height="0.988cm"/>
    </style:style>
    <style:style style:name="표16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6.2" style:family="table-row">
      <style:table-row-properties style:min-row-height="0.741cm"/>
    </style:style>
    <style:style style:name="표16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6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6.6" style:family="table-row">
      <style:table-row-properties style:min-row-height="19.226cm"/>
    </style:style>
    <style:style style:name="표16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7" style:family="table">
      <style:table-properties style:width="15.946cm" table:align="left" table:border-model="collapsing"/>
    </style:style>
    <style:style style:name="표17.A" style:family="table-column">
      <style:table-column-properties style:column-width="3.316cm"/>
    </style:style>
    <style:style style:name="표17.B" style:family="table-column">
      <style:table-column-properties style:column-width="6.315cm"/>
    </style:style>
    <style:style style:name="표17.C" style:family="table-column">
      <style:table-column-properties style:column-width="2.787cm"/>
    </style:style>
    <style:style style:name="표17.D" style:family="table-column">
      <style:table-column-properties style:column-width="3.528cm"/>
    </style:style>
    <style:style style:name="표17.1" style:family="table-row">
      <style:table-row-properties style:min-row-height="0.988cm"/>
    </style:style>
    <style:style style:name="표1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7.2" style:family="table-row">
      <style:table-row-properties style:min-row-height="0.741cm"/>
    </style:style>
    <style:style style:name="표1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7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7.6" style:family="table-row">
      <style:table-row-properties style:min-row-height="19.226cm"/>
    </style:style>
    <style:style style:name="표17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7.7" style:family="table-row">
      <style:table-row-properties style:min-row-height="0.132cm"/>
    </style:style>
    <style:style style:name="표18" style:family="table">
      <style:table-properties style:width="15.946cm" table:align="left" table:border-model="collapsing"/>
    </style:style>
    <style:style style:name="표18.A" style:family="table-column">
      <style:table-column-properties style:column-width="3.316cm"/>
    </style:style>
    <style:style style:name="표18.B" style:family="table-column">
      <style:table-column-properties style:column-width="6.315cm"/>
    </style:style>
    <style:style style:name="표18.C" style:family="table-column">
      <style:table-column-properties style:column-width="2.787cm"/>
    </style:style>
    <style:style style:name="표18.D" style:family="table-column">
      <style:table-column-properties style:column-width="3.528cm"/>
    </style:style>
    <style:style style:name="표18.1" style:family="table-row">
      <style:table-row-properties style:min-row-height="0.988cm"/>
    </style:style>
    <style:style style:name="표1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8.2" style:family="table-row">
      <style:table-row-properties style:min-row-height="0.741cm"/>
    </style:style>
    <style:style style:name="표1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8.6" style:family="table-row">
      <style:table-row-properties style:min-row-height="19.226cm"/>
    </style:style>
    <style:style style:name="표1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19" style:family="table">
      <style:table-properties style:width="15.946cm" table:align="left" table:border-model="collapsing"/>
    </style:style>
    <style:style style:name="표19.A" style:family="table-column">
      <style:table-column-properties style:column-width="3.316cm"/>
    </style:style>
    <style:style style:name="표19.B" style:family="table-column">
      <style:table-column-properties style:column-width="6.315cm"/>
    </style:style>
    <style:style style:name="표19.C" style:family="table-column">
      <style:table-column-properties style:column-width="2.787cm"/>
    </style:style>
    <style:style style:name="표19.D" style:family="table-column">
      <style:table-column-properties style:column-width="3.528cm"/>
    </style:style>
    <style:style style:name="표19.1" style:family="table-row">
      <style:table-row-properties style:min-row-height="0.988cm"/>
    </style:style>
    <style:style style:name="표1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19.2" style:family="table-row">
      <style:table-row-properties style:min-row-height="0.741cm"/>
    </style:style>
    <style:style style:name="표1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1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19.6" style:family="table-row">
      <style:table-row-properties style:min-row-height="19.226cm"/>
    </style:style>
    <style:style style:name="표1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0" style:family="table">
      <style:table-properties style:width="15.946cm" table:align="left" table:border-model="collapsing"/>
    </style:style>
    <style:style style:name="표20.A" style:family="table-column">
      <style:table-column-properties style:column-width="3.316cm"/>
    </style:style>
    <style:style style:name="표20.B" style:family="table-column">
      <style:table-column-properties style:column-width="6.315cm"/>
    </style:style>
    <style:style style:name="표20.C" style:family="table-column">
      <style:table-column-properties style:column-width="2.787cm"/>
    </style:style>
    <style:style style:name="표20.D" style:family="table-column">
      <style:table-column-properties style:column-width="3.528cm"/>
    </style:style>
    <style:style style:name="표20.1" style:family="table-row">
      <style:table-row-properties style:min-row-height="0.988cm"/>
    </style:style>
    <style:style style:name="표2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0.2" style:family="table-row">
      <style:table-row-properties style:min-row-height="0.741cm"/>
    </style:style>
    <style:style style:name="표2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0.6" style:family="table-row">
      <style:table-row-properties style:min-row-height="19.226cm"/>
    </style:style>
    <style:style style:name="표2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1" style:family="table">
      <style:table-properties style:width="15.946cm" table:align="left" table:border-model="collapsing"/>
    </style:style>
    <style:style style:name="표21.A" style:family="table-column">
      <style:table-column-properties style:column-width="3.316cm"/>
    </style:style>
    <style:style style:name="표21.B" style:family="table-column">
      <style:table-column-properties style:column-width="6.315cm"/>
    </style:style>
    <style:style style:name="표21.C" style:family="table-column">
      <style:table-column-properties style:column-width="2.787cm"/>
    </style:style>
    <style:style style:name="표21.D" style:family="table-column">
      <style:table-column-properties style:column-width="3.528cm"/>
    </style:style>
    <style:style style:name="표21.1" style:family="table-row">
      <style:table-row-properties style:min-row-height="0.988cm"/>
    </style:style>
    <style:style style:name="표2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1.2" style:family="table-row">
      <style:table-row-properties style:min-row-height="0.741cm"/>
    </style:style>
    <style:style style:name="표2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1.6" style:family="table-row">
      <style:table-row-properties style:min-row-height="19.226cm"/>
    </style:style>
    <style:style style:name="표2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2" style:family="table">
      <style:table-properties style:width="15.946cm" table:align="left" table:border-model="collapsing"/>
    </style:style>
    <style:style style:name="표22.A" style:family="table-column">
      <style:table-column-properties style:column-width="3.316cm"/>
    </style:style>
    <style:style style:name="표22.B" style:family="table-column">
      <style:table-column-properties style:column-width="6.315cm"/>
    </style:style>
    <style:style style:name="표22.C" style:family="table-column">
      <style:table-column-properties style:column-width="2.787cm"/>
    </style:style>
    <style:style style:name="표22.D" style:family="table-column">
      <style:table-column-properties style:column-width="3.528cm"/>
    </style:style>
    <style:style style:name="표22.1" style:family="table-row">
      <style:table-row-properties style:min-row-height="0.988cm"/>
    </style:style>
    <style:style style:name="표2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2.2" style:family="table-row">
      <style:table-row-properties style:min-row-height="0.741cm"/>
    </style:style>
    <style:style style:name="표2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2.6" style:family="table-row">
      <style:table-row-properties style:min-row-height="19.226cm"/>
    </style:style>
    <style:style style:name="표22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3" style:family="table">
      <style:table-properties style:width="15.946cm" table:align="left" table:border-model="collapsing"/>
    </style:style>
    <style:style style:name="표23.A" style:family="table-column">
      <style:table-column-properties style:column-width="3.316cm"/>
    </style:style>
    <style:style style:name="표23.B" style:family="table-column">
      <style:table-column-properties style:column-width="6.315cm"/>
    </style:style>
    <style:style style:name="표23.C" style:family="table-column">
      <style:table-column-properties style:column-width="2.787cm"/>
    </style:style>
    <style:style style:name="표23.D" style:family="table-column">
      <style:table-column-properties style:column-width="3.528cm"/>
    </style:style>
    <style:style style:name="표23.1" style:family="table-row">
      <style:table-row-properties style:min-row-height="0.988cm"/>
    </style:style>
    <style:style style:name="표23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3.2" style:family="table-row">
      <style:table-row-properties style:min-row-height="0.741cm"/>
    </style:style>
    <style:style style:name="표23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3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3.6" style:family="table-row">
      <style:table-row-properties style:min-row-height="19.226cm"/>
    </style:style>
    <style:style style:name="표23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4" style:family="table">
      <style:table-properties style:width="15.946cm" table:align="left" table:border-model="collapsing"/>
    </style:style>
    <style:style style:name="표24.A" style:family="table-column">
      <style:table-column-properties style:column-width="3.316cm"/>
    </style:style>
    <style:style style:name="표24.B" style:family="table-column">
      <style:table-column-properties style:column-width="6.315cm"/>
    </style:style>
    <style:style style:name="표24.C" style:family="table-column">
      <style:table-column-properties style:column-width="2.787cm"/>
    </style:style>
    <style:style style:name="표24.D" style:family="table-column">
      <style:table-column-properties style:column-width="3.528cm"/>
    </style:style>
    <style:style style:name="표24.1" style:family="table-row">
      <style:table-row-properties style:min-row-height="0.988cm"/>
    </style:style>
    <style:style style:name="표24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4.2" style:family="table-row">
      <style:table-row-properties style:min-row-height="0.741cm"/>
    </style:style>
    <style:style style:name="표24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4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4.6" style:family="table-row">
      <style:table-row-properties style:min-row-height="19.226cm"/>
    </style:style>
    <style:style style:name="표24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5" style:family="table">
      <style:table-properties style:width="15.946cm" table:align="left" table:border-model="collapsing"/>
    </style:style>
    <style:style style:name="표25.A" style:family="table-column">
      <style:table-column-properties style:column-width="3.316cm"/>
    </style:style>
    <style:style style:name="표25.B" style:family="table-column">
      <style:table-column-properties style:column-width="6.315cm"/>
    </style:style>
    <style:style style:name="표25.C" style:family="table-column">
      <style:table-column-properties style:column-width="2.787cm"/>
    </style:style>
    <style:style style:name="표25.D" style:family="table-column">
      <style:table-column-properties style:column-width="3.528cm"/>
    </style:style>
    <style:style style:name="표25.1" style:family="table-row">
      <style:table-row-properties style:min-row-height="0.988cm"/>
    </style:style>
    <style:style style:name="표25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5.2" style:family="table-row">
      <style:table-row-properties style:min-row-height="0.741cm"/>
    </style:style>
    <style:style style:name="표25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5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5.6" style:family="table-row">
      <style:table-row-properties style:min-row-height="19.226cm"/>
    </style:style>
    <style:style style:name="표25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6" style:family="table">
      <style:table-properties style:width="15.946cm" table:align="left" table:border-model="collapsing"/>
    </style:style>
    <style:style style:name="표26.A" style:family="table-column">
      <style:table-column-properties style:column-width="3.316cm"/>
    </style:style>
    <style:style style:name="표26.B" style:family="table-column">
      <style:table-column-properties style:column-width="6.315cm"/>
    </style:style>
    <style:style style:name="표26.C" style:family="table-column">
      <style:table-column-properties style:column-width="2.787cm"/>
    </style:style>
    <style:style style:name="표26.D" style:family="table-column">
      <style:table-column-properties style:column-width="3.528cm"/>
    </style:style>
    <style:style style:name="표26.1" style:family="table-row">
      <style:table-row-properties style:min-row-height="0.988cm"/>
    </style:style>
    <style:style style:name="표26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6.2" style:family="table-row">
      <style:table-row-properties style:min-row-height="0.741cm"/>
    </style:style>
    <style:style style:name="표26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6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6.6" style:family="table-row">
      <style:table-row-properties style:min-row-height="19.226cm"/>
    </style:style>
    <style:style style:name="표26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7" style:family="table">
      <style:table-properties style:width="15.946cm" table:align="left" table:border-model="collapsing"/>
    </style:style>
    <style:style style:name="표27.A" style:family="table-column">
      <style:table-column-properties style:column-width="3.316cm"/>
    </style:style>
    <style:style style:name="표27.B" style:family="table-column">
      <style:table-column-properties style:column-width="6.315cm"/>
    </style:style>
    <style:style style:name="표27.C" style:family="table-column">
      <style:table-column-properties style:column-width="2.787cm"/>
    </style:style>
    <style:style style:name="표27.D" style:family="table-column">
      <style:table-column-properties style:column-width="3.528cm"/>
    </style:style>
    <style:style style:name="표27.1" style:family="table-row">
      <style:table-row-properties style:min-row-height="0.988cm"/>
    </style:style>
    <style:style style:name="표2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7.2" style:family="table-row">
      <style:table-row-properties style:min-row-height="0.741cm"/>
    </style:style>
    <style:style style:name="표2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7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7.6" style:family="table-row">
      <style:table-row-properties style:min-row-height="19.226cm"/>
    </style:style>
    <style:style style:name="표27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8" style:family="table">
      <style:table-properties style:width="15.946cm" table:align="left" table:border-model="collapsing"/>
    </style:style>
    <style:style style:name="표28.A" style:family="table-column">
      <style:table-column-properties style:column-width="3.316cm"/>
    </style:style>
    <style:style style:name="표28.B" style:family="table-column">
      <style:table-column-properties style:column-width="6.315cm"/>
    </style:style>
    <style:style style:name="표28.C" style:family="table-column">
      <style:table-column-properties style:column-width="2.787cm"/>
    </style:style>
    <style:style style:name="표28.D" style:family="table-column">
      <style:table-column-properties style:column-width="3.528cm"/>
    </style:style>
    <style:style style:name="표28.1" style:family="table-row">
      <style:table-row-properties style:min-row-height="0.988cm"/>
    </style:style>
    <style:style style:name="표2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8.2" style:family="table-row">
      <style:table-row-properties style:min-row-height="0.741cm"/>
    </style:style>
    <style:style style:name="표2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8.6" style:family="table-row">
      <style:table-row-properties style:min-row-height="19.226cm"/>
    </style:style>
    <style:style style:name="표2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29" style:family="table">
      <style:table-properties style:width="15.946cm" table:align="left" table:border-model="collapsing"/>
    </style:style>
    <style:style style:name="표29.A" style:family="table-column">
      <style:table-column-properties style:column-width="3.316cm"/>
    </style:style>
    <style:style style:name="표29.B" style:family="table-column">
      <style:table-column-properties style:column-width="6.315cm"/>
    </style:style>
    <style:style style:name="표29.C" style:family="table-column">
      <style:table-column-properties style:column-width="2.787cm"/>
    </style:style>
    <style:style style:name="표29.D" style:family="table-column">
      <style:table-column-properties style:column-width="3.528cm"/>
    </style:style>
    <style:style style:name="표29.1" style:family="table-row">
      <style:table-row-properties style:min-row-height="0.988cm"/>
    </style:style>
    <style:style style:name="표2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29.2" style:family="table-row">
      <style:table-row-properties style:min-row-height="0.741cm"/>
    </style:style>
    <style:style style:name="표2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2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29.6" style:family="table-row">
      <style:table-row-properties style:min-row-height="19.226cm"/>
    </style:style>
    <style:style style:name="표2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0" style:family="table">
      <style:table-properties style:width="15.946cm" table:align="left" table:border-model="collapsing"/>
    </style:style>
    <style:style style:name="표30.A" style:family="table-column">
      <style:table-column-properties style:column-width="3.316cm"/>
    </style:style>
    <style:style style:name="표30.B" style:family="table-column">
      <style:table-column-properties style:column-width="6.315cm"/>
    </style:style>
    <style:style style:name="표30.C" style:family="table-column">
      <style:table-column-properties style:column-width="2.787cm"/>
    </style:style>
    <style:style style:name="표30.D" style:family="table-column">
      <style:table-column-properties style:column-width="3.528cm"/>
    </style:style>
    <style:style style:name="표30.1" style:family="table-row">
      <style:table-row-properties style:min-row-height="0.988cm"/>
    </style:style>
    <style:style style:name="표3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0.2" style:family="table-row">
      <style:table-row-properties style:min-row-height="0.741cm"/>
    </style:style>
    <style:style style:name="표3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0.6" style:family="table-row">
      <style:table-row-properties style:min-row-height="19.226cm"/>
    </style:style>
    <style:style style:name="표3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1" style:family="table">
      <style:table-properties style:width="15.946cm" table:align="left" table:border-model="collapsing"/>
    </style:style>
    <style:style style:name="표31.A" style:family="table-column">
      <style:table-column-properties style:column-width="3.316cm"/>
    </style:style>
    <style:style style:name="표31.B" style:family="table-column">
      <style:table-column-properties style:column-width="6.315cm"/>
    </style:style>
    <style:style style:name="표31.C" style:family="table-column">
      <style:table-column-properties style:column-width="2.787cm"/>
    </style:style>
    <style:style style:name="표31.D" style:family="table-column">
      <style:table-column-properties style:column-width="3.528cm"/>
    </style:style>
    <style:style style:name="표31.1" style:family="table-row">
      <style:table-row-properties style:min-row-height="0.988cm"/>
    </style:style>
    <style:style style:name="표3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1.2" style:family="table-row">
      <style:table-row-properties style:min-row-height="0.741cm"/>
    </style:style>
    <style:style style:name="표3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1.6" style:family="table-row">
      <style:table-row-properties style:min-row-height="19.226cm"/>
    </style:style>
    <style:style style:name="표3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2" style:family="table">
      <style:table-properties style:width="15.946cm" table:align="left" table:border-model="collapsing"/>
    </style:style>
    <style:style style:name="표32.A" style:family="table-column">
      <style:table-column-properties style:column-width="3.316cm"/>
    </style:style>
    <style:style style:name="표32.B" style:family="table-column">
      <style:table-column-properties style:column-width="6.315cm"/>
    </style:style>
    <style:style style:name="표32.C" style:family="table-column">
      <style:table-column-properties style:column-width="2.787cm"/>
    </style:style>
    <style:style style:name="표32.D" style:family="table-column">
      <style:table-column-properties style:column-width="3.528cm"/>
    </style:style>
    <style:style style:name="표32.1" style:family="table-row">
      <style:table-row-properties style:min-row-height="0.988cm"/>
    </style:style>
    <style:style style:name="표3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2.2" style:family="table-row">
      <style:table-row-properties style:min-row-height="0.741cm"/>
    </style:style>
    <style:style style:name="표3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2.6" style:family="table-row">
      <style:table-row-properties style:min-row-height="19.226cm"/>
    </style:style>
    <style:style style:name="표32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3" style:family="table">
      <style:table-properties style:width="15.946cm" table:align="left" table:border-model="collapsing"/>
    </style:style>
    <style:style style:name="표33.A" style:family="table-column">
      <style:table-column-properties style:column-width="3.316cm"/>
    </style:style>
    <style:style style:name="표33.B" style:family="table-column">
      <style:table-column-properties style:column-width="6.315cm"/>
    </style:style>
    <style:style style:name="표33.C" style:family="table-column">
      <style:table-column-properties style:column-width="2.787cm"/>
    </style:style>
    <style:style style:name="표33.D" style:family="table-column">
      <style:table-column-properties style:column-width="3.528cm"/>
    </style:style>
    <style:style style:name="표33.1" style:family="table-row">
      <style:table-row-properties style:min-row-height="0.988cm"/>
    </style:style>
    <style:style style:name="표33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3.2" style:family="table-row">
      <style:table-row-properties style:min-row-height="0.741cm"/>
    </style:style>
    <style:style style:name="표33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3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3.6" style:family="table-row">
      <style:table-row-properties style:min-row-height="19.226cm"/>
    </style:style>
    <style:style style:name="표33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4" style:family="table">
      <style:table-properties style:width="15.946cm" table:align="left" table:border-model="collapsing"/>
    </style:style>
    <style:style style:name="표34.A" style:family="table-column">
      <style:table-column-properties style:column-width="3.316cm"/>
    </style:style>
    <style:style style:name="표34.B" style:family="table-column">
      <style:table-column-properties style:column-width="6.315cm"/>
    </style:style>
    <style:style style:name="표34.C" style:family="table-column">
      <style:table-column-properties style:column-width="2.787cm"/>
    </style:style>
    <style:style style:name="표34.D" style:family="table-column">
      <style:table-column-properties style:column-width="3.528cm"/>
    </style:style>
    <style:style style:name="표34.1" style:family="table-row">
      <style:table-row-properties style:min-row-height="0.988cm"/>
    </style:style>
    <style:style style:name="표34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4.2" style:family="table-row">
      <style:table-row-properties style:min-row-height="0.741cm"/>
    </style:style>
    <style:style style:name="표34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4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4.6" style:family="table-row">
      <style:table-row-properties style:min-row-height="19.226cm"/>
    </style:style>
    <style:style style:name="표34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5" style:family="table">
      <style:table-properties style:width="15.946cm" table:align="left" table:border-model="collapsing"/>
    </style:style>
    <style:style style:name="표35.A" style:family="table-column">
      <style:table-column-properties style:column-width="3.316cm"/>
    </style:style>
    <style:style style:name="표35.B" style:family="table-column">
      <style:table-column-properties style:column-width="6.315cm"/>
    </style:style>
    <style:style style:name="표35.C" style:family="table-column">
      <style:table-column-properties style:column-width="2.787cm"/>
    </style:style>
    <style:style style:name="표35.D" style:family="table-column">
      <style:table-column-properties style:column-width="3.528cm"/>
    </style:style>
    <style:style style:name="표35.1" style:family="table-row">
      <style:table-row-properties style:min-row-height="0.988cm"/>
    </style:style>
    <style:style style:name="표35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5.2" style:family="table-row">
      <style:table-row-properties style:min-row-height="0.741cm"/>
    </style:style>
    <style:style style:name="표35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5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5.6" style:family="table-row">
      <style:table-row-properties style:min-row-height="19.226cm"/>
    </style:style>
    <style:style style:name="표35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6" style:family="table">
      <style:table-properties style:width="15.946cm" table:align="left" table:border-model="collapsing"/>
    </style:style>
    <style:style style:name="표36.A" style:family="table-column">
      <style:table-column-properties style:column-width="3.316cm"/>
    </style:style>
    <style:style style:name="표36.B" style:family="table-column">
      <style:table-column-properties style:column-width="6.315cm"/>
    </style:style>
    <style:style style:name="표36.C" style:family="table-column">
      <style:table-column-properties style:column-width="2.787cm"/>
    </style:style>
    <style:style style:name="표36.D" style:family="table-column">
      <style:table-column-properties style:column-width="3.528cm"/>
    </style:style>
    <style:style style:name="표36.1" style:family="table-row">
      <style:table-row-properties style:min-row-height="0.988cm"/>
    </style:style>
    <style:style style:name="표36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6.2" style:family="table-row">
      <style:table-row-properties style:min-row-height="0.741cm"/>
    </style:style>
    <style:style style:name="표36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6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6.6" style:family="table-row">
      <style:table-row-properties style:min-row-height="19.226cm"/>
    </style:style>
    <style:style style:name="표36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7" style:family="table">
      <style:table-properties style:width="15.946cm" table:align="left" table:border-model="collapsing"/>
    </style:style>
    <style:style style:name="표37.A" style:family="table-column">
      <style:table-column-properties style:column-width="3.316cm"/>
    </style:style>
    <style:style style:name="표37.B" style:family="table-column">
      <style:table-column-properties style:column-width="6.315cm"/>
    </style:style>
    <style:style style:name="표37.C" style:family="table-column">
      <style:table-column-properties style:column-width="2.787cm"/>
    </style:style>
    <style:style style:name="표37.D" style:family="table-column">
      <style:table-column-properties style:column-width="3.528cm"/>
    </style:style>
    <style:style style:name="표37.1" style:family="table-row">
      <style:table-row-properties style:min-row-height="0.988cm"/>
    </style:style>
    <style:style style:name="표3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7.2" style:family="table-row">
      <style:table-row-properties style:min-row-height="0.741cm"/>
    </style:style>
    <style:style style:name="표3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7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7.6" style:family="table-row">
      <style:table-row-properties style:min-row-height="19.226cm"/>
    </style:style>
    <style:style style:name="표37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8" style:family="table">
      <style:table-properties style:width="15.946cm" table:align="left" table:border-model="collapsing"/>
    </style:style>
    <style:style style:name="표38.A" style:family="table-column">
      <style:table-column-properties style:column-width="3.316cm"/>
    </style:style>
    <style:style style:name="표38.B" style:family="table-column">
      <style:table-column-properties style:column-width="6.315cm"/>
    </style:style>
    <style:style style:name="표38.C" style:family="table-column">
      <style:table-column-properties style:column-width="2.787cm"/>
    </style:style>
    <style:style style:name="표38.D" style:family="table-column">
      <style:table-column-properties style:column-width="3.528cm"/>
    </style:style>
    <style:style style:name="표38.1" style:family="table-row">
      <style:table-row-properties style:min-row-height="0.988cm"/>
    </style:style>
    <style:style style:name="표3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8.2" style:family="table-row">
      <style:table-row-properties style:min-row-height="0.741cm"/>
    </style:style>
    <style:style style:name="표3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8.6" style:family="table-row">
      <style:table-row-properties style:min-row-height="19.226cm"/>
    </style:style>
    <style:style style:name="표3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39" style:family="table">
      <style:table-properties style:width="15.946cm" table:align="left" table:border-model="collapsing"/>
    </style:style>
    <style:style style:name="표39.A" style:family="table-column">
      <style:table-column-properties style:column-width="3.316cm"/>
    </style:style>
    <style:style style:name="표39.B" style:family="table-column">
      <style:table-column-properties style:column-width="6.315cm"/>
    </style:style>
    <style:style style:name="표39.C" style:family="table-column">
      <style:table-column-properties style:column-width="2.787cm"/>
    </style:style>
    <style:style style:name="표39.D" style:family="table-column">
      <style:table-column-properties style:column-width="3.528cm"/>
    </style:style>
    <style:style style:name="표39.1" style:family="table-row">
      <style:table-row-properties style:min-row-height="0.988cm"/>
    </style:style>
    <style:style style:name="표3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39.2" style:family="table-row">
      <style:table-row-properties style:min-row-height="0.741cm"/>
    </style:style>
    <style:style style:name="표3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3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39.6" style:family="table-row">
      <style:table-row-properties style:min-row-height="19.226cm"/>
    </style:style>
    <style:style style:name="표3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0" style:family="table">
      <style:table-properties style:width="15.946cm" table:align="left" table:border-model="collapsing"/>
    </style:style>
    <style:style style:name="표40.A" style:family="table-column">
      <style:table-column-properties style:column-width="3.316cm"/>
    </style:style>
    <style:style style:name="표40.B" style:family="table-column">
      <style:table-column-properties style:column-width="6.315cm"/>
    </style:style>
    <style:style style:name="표40.C" style:family="table-column">
      <style:table-column-properties style:column-width="2.787cm"/>
    </style:style>
    <style:style style:name="표40.D" style:family="table-column">
      <style:table-column-properties style:column-width="3.528cm"/>
    </style:style>
    <style:style style:name="표40.1" style:family="table-row">
      <style:table-row-properties style:min-row-height="0.988cm"/>
    </style:style>
    <style:style style:name="표4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0.2" style:family="table-row">
      <style:table-row-properties style:min-row-height="0.741cm"/>
    </style:style>
    <style:style style:name="표4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0.6" style:family="table-row">
      <style:table-row-properties style:min-row-height="19.226cm"/>
    </style:style>
    <style:style style:name="표4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1" style:family="table">
      <style:table-properties style:width="15.946cm" table:align="left" table:border-model="collapsing"/>
    </style:style>
    <style:style style:name="표41.A" style:family="table-column">
      <style:table-column-properties style:column-width="3.316cm"/>
    </style:style>
    <style:style style:name="표41.B" style:family="table-column">
      <style:table-column-properties style:column-width="6.315cm"/>
    </style:style>
    <style:style style:name="표41.C" style:family="table-column">
      <style:table-column-properties style:column-width="2.787cm"/>
    </style:style>
    <style:style style:name="표41.D" style:family="table-column">
      <style:table-column-properties style:column-width="3.528cm"/>
    </style:style>
    <style:style style:name="표41.1" style:family="table-row">
      <style:table-row-properties style:min-row-height="0.988cm"/>
    </style:style>
    <style:style style:name="표4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1.2" style:family="table-row">
      <style:table-row-properties style:min-row-height="0.741cm"/>
    </style:style>
    <style:style style:name="표4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1.6" style:family="table-row">
      <style:table-row-properties style:min-row-height="19.226cm"/>
    </style:style>
    <style:style style:name="표4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2" style:family="table">
      <style:table-properties style:width="15.946cm" table:align="left" table:border-model="collapsing"/>
    </style:style>
    <style:style style:name="표42.A" style:family="table-column">
      <style:table-column-properties style:column-width="3.316cm"/>
    </style:style>
    <style:style style:name="표42.B" style:family="table-column">
      <style:table-column-properties style:column-width="6.315cm"/>
    </style:style>
    <style:style style:name="표42.C" style:family="table-column">
      <style:table-column-properties style:column-width="2.787cm"/>
    </style:style>
    <style:style style:name="표42.D" style:family="table-column">
      <style:table-column-properties style:column-width="3.528cm"/>
    </style:style>
    <style:style style:name="표42.1" style:family="table-row">
      <style:table-row-properties style:min-row-height="0.988cm"/>
    </style:style>
    <style:style style:name="표4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2.2" style:family="table-row">
      <style:table-row-properties style:min-row-height="0.741cm"/>
    </style:style>
    <style:style style:name="표4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2.6" style:family="table-row">
      <style:table-row-properties style:min-row-height="19.226cm"/>
    </style:style>
    <style:style style:name="표42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3" style:family="table">
      <style:table-properties style:width="15.946cm" table:align="left" table:border-model="collapsing"/>
    </style:style>
    <style:style style:name="표43.A" style:family="table-column">
      <style:table-column-properties style:column-width="3.316cm"/>
    </style:style>
    <style:style style:name="표43.B" style:family="table-column">
      <style:table-column-properties style:column-width="6.315cm"/>
    </style:style>
    <style:style style:name="표43.C" style:family="table-column">
      <style:table-column-properties style:column-width="2.787cm"/>
    </style:style>
    <style:style style:name="표43.D" style:family="table-column">
      <style:table-column-properties style:column-width="3.528cm"/>
    </style:style>
    <style:style style:name="표43.1" style:family="table-row">
      <style:table-row-properties style:min-row-height="0.988cm"/>
    </style:style>
    <style:style style:name="표43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3.2" style:family="table-row">
      <style:table-row-properties style:min-row-height="0.741cm"/>
    </style:style>
    <style:style style:name="표43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3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3.6" style:family="table-row">
      <style:table-row-properties style:min-row-height="19.226cm"/>
    </style:style>
    <style:style style:name="표43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4" style:family="table">
      <style:table-properties style:width="15.946cm" table:align="left" table:border-model="collapsing"/>
    </style:style>
    <style:style style:name="표44.A" style:family="table-column">
      <style:table-column-properties style:column-width="3.316cm"/>
    </style:style>
    <style:style style:name="표44.B" style:family="table-column">
      <style:table-column-properties style:column-width="6.315cm"/>
    </style:style>
    <style:style style:name="표44.C" style:family="table-column">
      <style:table-column-properties style:column-width="2.787cm"/>
    </style:style>
    <style:style style:name="표44.D" style:family="table-column">
      <style:table-column-properties style:column-width="3.528cm"/>
    </style:style>
    <style:style style:name="표44.1" style:family="table-row">
      <style:table-row-properties style:min-row-height="0.988cm"/>
    </style:style>
    <style:style style:name="표44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4.2" style:family="table-row">
      <style:table-row-properties style:min-row-height="0.741cm"/>
    </style:style>
    <style:style style:name="표44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4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4.6" style:family="table-row">
      <style:table-row-properties style:min-row-height="19.226cm"/>
    </style:style>
    <style:style style:name="표44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5" style:family="table">
      <style:table-properties style:width="15.946cm" table:align="left" table:border-model="collapsing"/>
    </style:style>
    <style:style style:name="표45.A" style:family="table-column">
      <style:table-column-properties style:column-width="3.316cm"/>
    </style:style>
    <style:style style:name="표45.B" style:family="table-column">
      <style:table-column-properties style:column-width="6.315cm"/>
    </style:style>
    <style:style style:name="표45.C" style:family="table-column">
      <style:table-column-properties style:column-width="2.787cm"/>
    </style:style>
    <style:style style:name="표45.D" style:family="table-column">
      <style:table-column-properties style:column-width="3.528cm"/>
    </style:style>
    <style:style style:name="표45.1" style:family="table-row">
      <style:table-row-properties style:min-row-height="0.988cm"/>
    </style:style>
    <style:style style:name="표45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5.2" style:family="table-row">
      <style:table-row-properties style:min-row-height="0.741cm"/>
    </style:style>
    <style:style style:name="표45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5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5.6" style:family="table-row">
      <style:table-row-properties style:min-row-height="19.226cm"/>
    </style:style>
    <style:style style:name="표45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6" style:family="table">
      <style:table-properties style:width="15.946cm" table:align="left" table:border-model="collapsing"/>
    </style:style>
    <style:style style:name="표46.A" style:family="table-column">
      <style:table-column-properties style:column-width="3.316cm"/>
    </style:style>
    <style:style style:name="표46.B" style:family="table-column">
      <style:table-column-properties style:column-width="6.315cm"/>
    </style:style>
    <style:style style:name="표46.C" style:family="table-column">
      <style:table-column-properties style:column-width="2.787cm"/>
    </style:style>
    <style:style style:name="표46.D" style:family="table-column">
      <style:table-column-properties style:column-width="3.528cm"/>
    </style:style>
    <style:style style:name="표46.1" style:family="table-row">
      <style:table-row-properties style:min-row-height="0.988cm"/>
    </style:style>
    <style:style style:name="표46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6.2" style:family="table-row">
      <style:table-row-properties style:min-row-height="0.741cm"/>
    </style:style>
    <style:style style:name="표46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6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6.6" style:family="table-row">
      <style:table-row-properties style:min-row-height="19.226cm"/>
    </style:style>
    <style:style style:name="표46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7" style:family="table">
      <style:table-properties style:width="15.946cm" table:align="left" table:border-model="collapsing"/>
    </style:style>
    <style:style style:name="표47.A" style:family="table-column">
      <style:table-column-properties style:column-width="3.316cm"/>
    </style:style>
    <style:style style:name="표47.B" style:family="table-column">
      <style:table-column-properties style:column-width="6.315cm"/>
    </style:style>
    <style:style style:name="표47.C" style:family="table-column">
      <style:table-column-properties style:column-width="2.787cm"/>
    </style:style>
    <style:style style:name="표47.D" style:family="table-column">
      <style:table-column-properties style:column-width="3.528cm"/>
    </style:style>
    <style:style style:name="표47.1" style:family="table-row">
      <style:table-row-properties style:min-row-height="0.988cm"/>
    </style:style>
    <style:style style:name="표4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7.2" style:family="table-row">
      <style:table-row-properties style:min-row-height="0.741cm"/>
    </style:style>
    <style:style style:name="표4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7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7.6" style:family="table-row">
      <style:table-row-properties style:min-row-height="19.226cm"/>
    </style:style>
    <style:style style:name="표47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8" style:family="table">
      <style:table-properties style:width="15.946cm" table:align="left" table:border-model="collapsing"/>
    </style:style>
    <style:style style:name="표48.A" style:family="table-column">
      <style:table-column-properties style:column-width="3.316cm"/>
    </style:style>
    <style:style style:name="표48.B" style:family="table-column">
      <style:table-column-properties style:column-width="6.315cm"/>
    </style:style>
    <style:style style:name="표48.C" style:family="table-column">
      <style:table-column-properties style:column-width="2.787cm"/>
    </style:style>
    <style:style style:name="표48.D" style:family="table-column">
      <style:table-column-properties style:column-width="3.528cm"/>
    </style:style>
    <style:style style:name="표48.1" style:family="table-row">
      <style:table-row-properties style:min-row-height="0.988cm"/>
    </style:style>
    <style:style style:name="표4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8.2" style:family="table-row">
      <style:table-row-properties style:min-row-height="0.741cm"/>
    </style:style>
    <style:style style:name="표4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8.6" style:family="table-row">
      <style:table-row-properties style:min-row-height="19.226cm"/>
    </style:style>
    <style:style style:name="표4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49" style:family="table">
      <style:table-properties style:width="15.946cm" table:align="left" table:border-model="collapsing"/>
    </style:style>
    <style:style style:name="표49.A" style:family="table-column">
      <style:table-column-properties style:column-width="3.316cm"/>
    </style:style>
    <style:style style:name="표49.B" style:family="table-column">
      <style:table-column-properties style:column-width="6.315cm"/>
    </style:style>
    <style:style style:name="표49.C" style:family="table-column">
      <style:table-column-properties style:column-width="2.787cm"/>
    </style:style>
    <style:style style:name="표49.D" style:family="table-column">
      <style:table-column-properties style:column-width="3.528cm"/>
    </style:style>
    <style:style style:name="표49.1" style:family="table-row">
      <style:table-row-properties style:min-row-height="0.988cm"/>
    </style:style>
    <style:style style:name="표4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49.2" style:family="table-row">
      <style:table-row-properties style:min-row-height="0.741cm"/>
    </style:style>
    <style:style style:name="표4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4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49.6" style:family="table-row">
      <style:table-row-properties style:min-row-height="19.226cm"/>
    </style:style>
    <style:style style:name="표4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0" style:family="table">
      <style:table-properties style:width="15.946cm" table:align="left" table:border-model="collapsing"/>
    </style:style>
    <style:style style:name="표50.A" style:family="table-column">
      <style:table-column-properties style:column-width="3.316cm"/>
    </style:style>
    <style:style style:name="표50.B" style:family="table-column">
      <style:table-column-properties style:column-width="6.315cm"/>
    </style:style>
    <style:style style:name="표50.C" style:family="table-column">
      <style:table-column-properties style:column-width="2.787cm"/>
    </style:style>
    <style:style style:name="표50.D" style:family="table-column">
      <style:table-column-properties style:column-width="3.528cm"/>
    </style:style>
    <style:style style:name="표50.1" style:family="table-row">
      <style:table-row-properties style:min-row-height="0.988cm"/>
    </style:style>
    <style:style style:name="표5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0.2" style:family="table-row">
      <style:table-row-properties style:min-row-height="0.741cm"/>
    </style:style>
    <style:style style:name="표5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0.6" style:family="table-row">
      <style:table-row-properties style:min-row-height="19.226cm"/>
    </style:style>
    <style:style style:name="표5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1" style:family="table">
      <style:table-properties style:width="15.946cm" table:align="left" table:border-model="collapsing"/>
    </style:style>
    <style:style style:name="표51.A" style:family="table-column">
      <style:table-column-properties style:column-width="3.316cm"/>
    </style:style>
    <style:style style:name="표51.B" style:family="table-column">
      <style:table-column-properties style:column-width="6.315cm"/>
    </style:style>
    <style:style style:name="표51.C" style:family="table-column">
      <style:table-column-properties style:column-width="2.787cm"/>
    </style:style>
    <style:style style:name="표51.D" style:family="table-column">
      <style:table-column-properties style:column-width="3.528cm"/>
    </style:style>
    <style:style style:name="표51.1" style:family="table-row">
      <style:table-row-properties style:min-row-height="0.988cm"/>
    </style:style>
    <style:style style:name="표5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1.2" style:family="table-row">
      <style:table-row-properties style:min-row-height="0.741cm"/>
    </style:style>
    <style:style style:name="표5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1.6" style:family="table-row">
      <style:table-row-properties style:min-row-height="19.226cm"/>
    </style:style>
    <style:style style:name="표5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2" style:family="table">
      <style:table-properties style:width="15.946cm" table:align="left" table:border-model="collapsing"/>
    </style:style>
    <style:style style:name="표52.A" style:family="table-column">
      <style:table-column-properties style:column-width="3.316cm"/>
    </style:style>
    <style:style style:name="표52.B" style:family="table-column">
      <style:table-column-properties style:column-width="6.315cm"/>
    </style:style>
    <style:style style:name="표52.C" style:family="table-column">
      <style:table-column-properties style:column-width="2.787cm"/>
    </style:style>
    <style:style style:name="표52.D" style:family="table-column">
      <style:table-column-properties style:column-width="3.528cm"/>
    </style:style>
    <style:style style:name="표52.1" style:family="table-row">
      <style:table-row-properties style:min-row-height="0.988cm"/>
    </style:style>
    <style:style style:name="표5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2.2" style:family="table-row">
      <style:table-row-properties style:min-row-height="0.741cm"/>
    </style:style>
    <style:style style:name="표5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2.6" style:family="table-row">
      <style:table-row-properties style:min-row-height="19.226cm"/>
    </style:style>
    <style:style style:name="표52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3" style:family="table">
      <style:table-properties style:width="15.946cm" table:align="left" table:border-model="collapsing"/>
    </style:style>
    <style:style style:name="표53.A" style:family="table-column">
      <style:table-column-properties style:column-width="3.316cm"/>
    </style:style>
    <style:style style:name="표53.B" style:family="table-column">
      <style:table-column-properties style:column-width="6.315cm"/>
    </style:style>
    <style:style style:name="표53.C" style:family="table-column">
      <style:table-column-properties style:column-width="2.787cm"/>
    </style:style>
    <style:style style:name="표53.D" style:family="table-column">
      <style:table-column-properties style:column-width="3.528cm"/>
    </style:style>
    <style:style style:name="표53.1" style:family="table-row">
      <style:table-row-properties style:min-row-height="0.988cm"/>
    </style:style>
    <style:style style:name="표53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3.2" style:family="table-row">
      <style:table-row-properties style:min-row-height="0.741cm"/>
    </style:style>
    <style:style style:name="표53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3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3.6" style:family="table-row">
      <style:table-row-properties style:min-row-height="19.226cm"/>
    </style:style>
    <style:style style:name="표53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4" style:family="table">
      <style:table-properties style:width="15.946cm" table:align="left" table:border-model="collapsing"/>
    </style:style>
    <style:style style:name="표54.A" style:family="table-column">
      <style:table-column-properties style:column-width="3.316cm"/>
    </style:style>
    <style:style style:name="표54.B" style:family="table-column">
      <style:table-column-properties style:column-width="6.315cm"/>
    </style:style>
    <style:style style:name="표54.C" style:family="table-column">
      <style:table-column-properties style:column-width="2.787cm"/>
    </style:style>
    <style:style style:name="표54.D" style:family="table-column">
      <style:table-column-properties style:column-width="3.528cm"/>
    </style:style>
    <style:style style:name="표54.1" style:family="table-row">
      <style:table-row-properties style:min-row-height="0.988cm"/>
    </style:style>
    <style:style style:name="표54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4.2" style:family="table-row">
      <style:table-row-properties style:min-row-height="0.741cm"/>
    </style:style>
    <style:style style:name="표54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4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4.6" style:family="table-row">
      <style:table-row-properties style:min-row-height="19.226cm"/>
    </style:style>
    <style:style style:name="표54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5" style:family="table">
      <style:table-properties style:width="15.946cm" table:align="left" table:border-model="collapsing"/>
    </style:style>
    <style:style style:name="표55.A" style:family="table-column">
      <style:table-column-properties style:column-width="3.316cm"/>
    </style:style>
    <style:style style:name="표55.B" style:family="table-column">
      <style:table-column-properties style:column-width="6.315cm"/>
    </style:style>
    <style:style style:name="표55.C" style:family="table-column">
      <style:table-column-properties style:column-width="2.787cm"/>
    </style:style>
    <style:style style:name="표55.D" style:family="table-column">
      <style:table-column-properties style:column-width="3.528cm"/>
    </style:style>
    <style:style style:name="표55.1" style:family="table-row">
      <style:table-row-properties style:min-row-height="0.988cm"/>
    </style:style>
    <style:style style:name="표55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5.2" style:family="table-row">
      <style:table-row-properties style:min-row-height="0.741cm"/>
    </style:style>
    <style:style style:name="표55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5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5.6" style:family="table-row">
      <style:table-row-properties style:min-row-height="19.226cm"/>
    </style:style>
    <style:style style:name="표55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6" style:family="table">
      <style:table-properties style:width="15.946cm" table:align="left" table:border-model="collapsing"/>
    </style:style>
    <style:style style:name="표56.A" style:family="table-column">
      <style:table-column-properties style:column-width="3.316cm"/>
    </style:style>
    <style:style style:name="표56.B" style:family="table-column">
      <style:table-column-properties style:column-width="6.315cm"/>
    </style:style>
    <style:style style:name="표56.C" style:family="table-column">
      <style:table-column-properties style:column-width="2.787cm"/>
    </style:style>
    <style:style style:name="표56.D" style:family="table-column">
      <style:table-column-properties style:column-width="3.528cm"/>
    </style:style>
    <style:style style:name="표56.1" style:family="table-row">
      <style:table-row-properties style:min-row-height="0.988cm"/>
    </style:style>
    <style:style style:name="표56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6.2" style:family="table-row">
      <style:table-row-properties style:min-row-height="0.741cm"/>
    </style:style>
    <style:style style:name="표56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6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6.6" style:family="table-row">
      <style:table-row-properties style:min-row-height="19.226cm"/>
    </style:style>
    <style:style style:name="표56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7" style:family="table">
      <style:table-properties style:width="15.946cm" table:align="left" table:border-model="collapsing"/>
    </style:style>
    <style:style style:name="표57.A" style:family="table-column">
      <style:table-column-properties style:column-width="3.316cm"/>
    </style:style>
    <style:style style:name="표57.B" style:family="table-column">
      <style:table-column-properties style:column-width="6.315cm"/>
    </style:style>
    <style:style style:name="표57.C" style:family="table-column">
      <style:table-column-properties style:column-width="2.787cm"/>
    </style:style>
    <style:style style:name="표57.D" style:family="table-column">
      <style:table-column-properties style:column-width="3.528cm"/>
    </style:style>
    <style:style style:name="표57.1" style:family="table-row">
      <style:table-row-properties style:min-row-height="0.988cm"/>
    </style:style>
    <style:style style:name="표57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7.2" style:family="table-row">
      <style:table-row-properties style:min-row-height="0.741cm"/>
    </style:style>
    <style:style style:name="표57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7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7.6" style:family="table-row">
      <style:table-row-properties style:min-row-height="19.226cm"/>
    </style:style>
    <style:style style:name="표57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8" style:family="table">
      <style:table-properties style:width="15.946cm" table:align="left" table:border-model="collapsing"/>
    </style:style>
    <style:style style:name="표58.A" style:family="table-column">
      <style:table-column-properties style:column-width="3.316cm"/>
    </style:style>
    <style:style style:name="표58.B" style:family="table-column">
      <style:table-column-properties style:column-width="6.315cm"/>
    </style:style>
    <style:style style:name="표58.C" style:family="table-column">
      <style:table-column-properties style:column-width="2.787cm"/>
    </style:style>
    <style:style style:name="표58.D" style:family="table-column">
      <style:table-column-properties style:column-width="3.528cm"/>
    </style:style>
    <style:style style:name="표58.1" style:family="table-row">
      <style:table-row-properties style:min-row-height="0.988cm"/>
    </style:style>
    <style:style style:name="표58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8.2" style:family="table-row">
      <style:table-row-properties style:min-row-height="0.741cm"/>
    </style:style>
    <style:style style:name="표58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8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8.6" style:family="table-row">
      <style:table-row-properties style:min-row-height="19.226cm"/>
    </style:style>
    <style:style style:name="표58.A6" style:family="table-cell">
      <style:table-cell-properties style:vertical-align="top" fo:padding-left="0.191cm" fo:padding-right="0.191cm" fo:padding-top="0cm" fo:padding-bottom="0cm" fo:border="0.035cm solid #000000"/>
    </style:style>
    <style:style style:name="표59" style:family="table">
      <style:table-properties style:width="15.946cm" table:align="left" table:border-model="collapsing"/>
    </style:style>
    <style:style style:name="표59.A" style:family="table-column">
      <style:table-column-properties style:column-width="3.316cm"/>
    </style:style>
    <style:style style:name="표59.B" style:family="table-column">
      <style:table-column-properties style:column-width="6.315cm"/>
    </style:style>
    <style:style style:name="표59.C" style:family="table-column">
      <style:table-column-properties style:column-width="2.787cm"/>
    </style:style>
    <style:style style:name="표59.D" style:family="table-column">
      <style:table-column-properties style:column-width="3.528cm"/>
    </style:style>
    <style:style style:name="표59.1" style:family="table-row">
      <style:table-row-properties style:min-row-height="0.988cm"/>
    </style:style>
    <style:style style:name="표59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59.2" style:family="table-row">
      <style:table-row-properties style:min-row-height="0.741cm"/>
    </style:style>
    <style:style style:name="표59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59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59.6" style:family="table-row">
      <style:table-row-properties style:min-row-height="19.226cm"/>
    </style:style>
    <style:style style:name="표59.A6" style:family="table-cell">
      <style:table-cell-properties style:vertical-align="top" fo:padding-left="0.191cm" fo:padding-right="0.191cm" fo:padding-top="0cm" fo:padding-bottom="0cm" fo:border="0.035cm solid #000000"/>
    </style:style>
    <style:style style:name="표60" style:family="table">
      <style:table-properties style:width="15.946cm" table:align="left" table:border-model="collapsing"/>
    </style:style>
    <style:style style:name="표60.A" style:family="table-column">
      <style:table-column-properties style:column-width="3.316cm"/>
    </style:style>
    <style:style style:name="표60.B" style:family="table-column">
      <style:table-column-properties style:column-width="6.315cm"/>
    </style:style>
    <style:style style:name="표60.C" style:family="table-column">
      <style:table-column-properties style:column-width="2.787cm"/>
    </style:style>
    <style:style style:name="표60.D" style:family="table-column">
      <style:table-column-properties style:column-width="3.528cm"/>
    </style:style>
    <style:style style:name="표60.1" style:family="table-row">
      <style:table-row-properties style:min-row-height="0.988cm"/>
    </style:style>
    <style:style style:name="표60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60.2" style:family="table-row">
      <style:table-row-properties style:min-row-height="0.741cm"/>
    </style:style>
    <style:style style:name="표60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60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60.6" style:family="table-row">
      <style:table-row-properties style:min-row-height="19.226cm"/>
    </style:style>
    <style:style style:name="표60.A6" style:family="table-cell">
      <style:table-cell-properties style:vertical-align="top" fo:padding-left="0.191cm" fo:padding-right="0.191cm" fo:padding-top="0cm" fo:padding-bottom="0cm" fo:border="0.035cm solid #000000"/>
    </style:style>
    <style:style style:name="표61" style:family="table">
      <style:table-properties style:width="15.946cm" table:align="left" table:border-model="collapsing"/>
    </style:style>
    <style:style style:name="표61.A" style:family="table-column">
      <style:table-column-properties style:column-width="3.316cm"/>
    </style:style>
    <style:style style:name="표61.B" style:family="table-column">
      <style:table-column-properties style:column-width="6.315cm"/>
    </style:style>
    <style:style style:name="표61.C" style:family="table-column">
      <style:table-column-properties style:column-width="2.787cm"/>
    </style:style>
    <style:style style:name="표61.D" style:family="table-column">
      <style:table-column-properties style:column-width="3.528cm"/>
    </style:style>
    <style:style style:name="표61.1" style:family="table-row">
      <style:table-row-properties style:min-row-height="0.988cm"/>
    </style:style>
    <style:style style:name="표61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61.2" style:family="table-row">
      <style:table-row-properties style:min-row-height="0.741cm"/>
    </style:style>
    <style:style style:name="표61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61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61.6" style:family="table-row">
      <style:table-row-properties style:min-row-height="19.226cm"/>
    </style:style>
    <style:style style:name="표61.A6" style:family="table-cell">
      <style:table-cell-properties style:vertical-align="top" fo:padding-left="0.191cm" fo:padding-right="0.191cm" fo:padding-top="0cm" fo:padding-bottom="0cm" fo:border="0.035cm solid #000000"/>
    </style:style>
    <style:style style:name="표62" style:family="table">
      <style:table-properties style:width="15.946cm" table:align="left" table:border-model="collapsing"/>
    </style:style>
    <style:style style:name="표62.A" style:family="table-column">
      <style:table-column-properties style:column-width="3.316cm"/>
    </style:style>
    <style:style style:name="표62.B" style:family="table-column">
      <style:table-column-properties style:column-width="6.315cm"/>
    </style:style>
    <style:style style:name="표62.C" style:family="table-column">
      <style:table-column-properties style:column-width="2.787cm"/>
    </style:style>
    <style:style style:name="표62.D" style:family="table-column">
      <style:table-column-properties style:column-width="3.528cm"/>
    </style:style>
    <style:style style:name="표62.1" style:family="table-row">
      <style:table-row-properties style:min-row-height="0.988cm"/>
    </style:style>
    <style:style style:name="표62.A1" style:family="table-cell">
      <style:table-cell-properties style:vertical-align="middle" fo:background-color="#c0c0c0" fo:padding-left="0.191cm" fo:padding-right="0.191cm" fo:padding-top="0cm" fo:padding-bottom="0cm" fo:border="0.035cm solid #000000">
        <style:background-image/>
      </style:table-cell-properties>
    </style:style>
    <style:style style:name="표62.2" style:family="table-row">
      <style:table-row-properties style:min-row-height="0.741cm"/>
    </style:style>
    <style:style style:name="표62.A2" style:family="table-cell">
      <style:table-cell-properties style:vertical-align="middle" fo:background-color="#d6d6d6" fo:padding-left="0.191cm" fo:padding-right="0.191cm" fo:padding-top="0cm" fo:padding-bottom="0cm" fo:border="0.035cm solid #000000">
        <style:background-image/>
      </style:table-cell-properties>
    </style:style>
    <style:style style:name="표62.B2" style:family="table-cell">
      <style:table-cell-properties style:vertical-align="middle" fo:padding-left="0.191cm" fo:padding-right="0.191cm" fo:padding-top="0cm" fo:padding-bottom="0cm" fo:border="0.035cm solid #000000"/>
    </style:style>
    <style:style style:name="표62.6" style:family="table-row">
      <style:table-row-properties style:min-row-height="19.226cm"/>
    </style:style>
    <style:style style:name="표62.A6" style:family="table-cell">
      <style:table-cell-properties style:vertical-align="top" fo:padding-left="0.191cm" fo:padding-right="0.191cm" fo:padding-top="0cm" fo:padding-bottom="0cm" fo:border="0.035cm solid #000000"/>
    </style:style>
    <style:style style:name="P1" style:family="paragraph" style:parent-style-name="Standard">
      <style:paragraph-properties fo:text-align="justify" style:justify-single-word="false" fo:padding="0cm" fo:border="none"/>
    </style:style>
    <style:style style:name="P2" style:family="paragraph" style:parent-style-name="Standard">
      <style:paragraph-properties fo:text-align="end" style:justify-single-word="false" fo:padding="0cm" fo:border="none"/>
    </style:style>
    <style:style style:name="P3" style:family="paragraph" style:parent-style-name="Standard">
      <style:paragraph-properties fo:line-height="105%" fo:text-align="center" style:justify-single-word="false" fo:padding="0cm" fo:border="none"/>
    </style:style>
    <style:style style:name="P4" style:family="paragraph" style:parent-style-name="Standard">
      <style:paragraph-properties fo:line-height="0.353cm" fo:text-align="justify" style:justify-single-word="false" fo:padding="0cm" fo:border="none"/>
    </style:style>
    <style:style style:name="P5" style:family="paragraph" style:parent-style-name="Standard">
      <style:paragraph-properties fo:line-height="0.353cm" fo:text-align="center" style:justify-single-word="false" fo:padding="0cm" fo:border="none"/>
    </style:style>
    <style:style style:name="P6" style:family="paragraph" style:parent-style-name="Standard">
      <style:paragraph-properties fo:line-height="100%" fo:text-align="center" style:justify-single-word="false" fo:padding="0cm" fo:border="none"/>
    </style:style>
    <style:style style:name="P7" style:family="paragraph" style:parent-style-name="Standard">
      <style:paragraph-properties fo:line-height="100%" fo:text-align="justify" style:justify-single-word="false" fo:padding="0cm" fo:border="none"/>
    </style:style>
    <style:style style:name="P8" style:family="paragraph" style:parent-style-name="Standard">
      <style:paragraph-properties fo:line-height="100%" fo:text-align="start" style:justify-single-word="false" fo:padding="0cm" fo:border="none"/>
    </style:style>
    <style:style style:name="P9" style:family="paragraph" style:parent-style-name="Standard">
      <style:paragraph-properties fo:line-height="105%" fo:text-align="justify" style:justify-single-word="false" fo:padding="0cm" fo:border="none"/>
      <style:text-properties fo:color="#000000" style:font-name="한양신명조" fo:font-size="26pt" fo:letter-spacing="normal" fo:font-weight="bold" style:font-name-asian="한양신명조" style:font-size-asian="26pt" style:font-weight-asian="bold" style:font-size-complex="26pt" style:font-weight-complex="bold"/>
    </style:style>
    <style:style style:name="P10" style:family="paragraph" style:parent-style-name="Standard">
      <style:paragraph-properties fo:line-height="105%" fo:text-align="justify" style:justify-single-word="false" fo:padding="0cm" fo:border="none"/>
      <style:text-properties fo:color="#000000" style:font-name="바탕체" fo:font-size="14pt" fo:letter-spacing="normal" style:font-name-asian="바탕체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 fo:padding="0cm" fo:border="none"/>
      <style:text-properties fo:color="#000000" style:font-name="바탕체" fo:font-size="10pt" fo:letter-spacing="normal" fo:font-weight="bold" style:font-name-asian="바탕체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0.353cm" fo:text-align="center" style:justify-single-word="false" fo:padding="0cm" fo:border="none"/>
      <style:text-properties fo:color="#000000" style:font-name="바탕체" fo:font-size="10pt" fo:letter-spacing="normal" fo:font-weight="bold" style:font-name-asian="바탕체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 fo:text-align="justify" style:justify-single-word="false" fo:padding="0cm" fo:border="none"/>
      <style:text-properties fo:color="#000000" style:font-name="바탕체" fo:font-size="10pt" fo:letter-spacing="normal" style:font-name-asian="바탕체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 fo:padding="0cm" fo:border="none"/>
      <style:text-properties fo:color="#000000" style:font-name="바탕체" fo:font-size="10pt" fo:letter-spacing="normal" style:font-name-asian="바탕체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 fo:padding="0cm" fo:border="none"/>
      <style:text-properties fo:color="#000000" style:font-name="바탕체" fo:font-size="10pt" fo:letter-spacing="normal" style:font-name-asian="바탕체" style:font-size-asian="10pt" style:font-size-complex="10pt"/>
    </style:style>
    <style:style style:name="P16" style:family="paragraph" style:parent-style-name="Standard">
      <style:paragraph-properties fo:line-height="0.353cm" fo:text-align="justify" style:justify-single-word="false" fo:padding="0cm" fo:border="none"/>
      <style:text-properties fo:color="#000000" style:font-name="바탕체" fo:font-size="10pt" fo:letter-spacing="normal" style:font-name-asian="바탕체" style:font-size-asian="10pt" style:font-size-complex="10pt"/>
    </style:style>
    <style:style style:name="P17" style:family="paragraph" style:parent-style-name="Standard">
      <style:paragraph-properties fo:line-height="105%" fo:text-align="center" style:justify-single-word="false" fo:padding="0cm" fo:border="none"/>
      <style:text-properties fo:color="#000000" style:font-name="바탕" fo:font-size="10pt" fo:letter-spacing="normal" style:font-name-asian="바탕" style:font-size-asian="10pt" style:font-size-complex="10pt"/>
    </style:style>
    <style:style style:name="P18" style:family="paragraph" style:parent-style-name="Standard">
      <style:paragraph-properties fo:line-height="100%" fo:text-align="center" style:justify-single-word="false" fo:padding="0cm" fo:border="none"/>
      <style:text-properties fo:color="#000000" style:font-name="Hy견고딕" fo:font-size="13pt" fo:letter-spacing="normal" style:font-name-asian="Hy견고딕" style:font-size-asian="13pt" style:font-size-complex="13pt"/>
    </style:style>
    <style:style style:name="P19" style:family="paragraph" style:parent-style-name="Standard">
      <style:paragraph-properties fo:line-height="0.353cm" fo:text-align="justify" style:justify-single-word="false" fo:padding="0cm" fo:border="none"/>
      <style:text-properties fo:color="#282828" style:font-name="바탕체" fo:font-size="10pt" fo:letter-spacing="normal" style:font-name-asian="바탕체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 fo:padding="0cm" fo:border="none"/>
      <style:text-properties fo:color="#282828" style:font-name="바탕체" fo:font-size="10pt" fo:letter-spacing="normal" style:font-name-asian="바탕체" style:font-size-asian="10pt" style:font-size-complex="10pt"/>
    </style:style>
    <style:style style:name="P21" style:family="paragraph" style:parent-style-name="Standard">
      <style:paragraph-properties fo:line-height="0.353cm" fo:text-align="center" style:justify-single-word="false" fo:padding="0cm" fo:border="none"/>
      <style:text-properties fo:color="#282828" style:font-name="바탕체" fo:font-size="10pt" fo:letter-spacing="normal" fo:font-weight="bold" style:font-name-asian="바탕체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00%" fo:text-align="justify" style:justify-single-word="false" fo:padding="0cm" fo:border="none"/>
      <style:text-properties fo:color="#0f0f0f" style:font-name="바탕체" fo:font-size="10pt" fo:letter-spacing="normal" style:font-name-asian="바탕체" style:font-size-asian="10pt" style:font-size-complex="10pt"/>
    </style:style>
    <style:style style:name="P23" style:family="paragraph" style:parent-style-name="Standard">
      <style:paragraph-properties fo:break-after="page"/>
    </style:style>
    <style:style style:name="P24" style:family="paragraph" style:parent-style-name="Standard">
      <style:paragraph-properties fo:margin-left="1.071cm" fo:margin-right="0cm" fo:line-height="100%" fo:text-align="justify" style:justify-single-word="false" fo:text-indent="-1.071cm" style:auto-text-indent="false" fo:padding="0cm" fo:border="none"/>
    </style:style>
    <style:style style:name="P25" style:family="paragraph" style:parent-style-name="Standard">
      <style:paragraph-properties fo:margin-left="0.564cm" fo:margin-right="0cm" fo:line-height="100%" fo:text-align="justify" style:justify-single-word="false" fo:text-indent="0cm" style:auto-text-indent="false" fo:padding="0cm" fo:border="none"/>
    </style:style>
    <style:style style:name="P26" style:family="paragraph" style:parent-style-name="Standard">
      <style:paragraph-properties fo:margin-left="0.635cm" fo:margin-right="0cm" fo:line-height="100%" fo:text-align="justify" style:justify-single-word="false" fo:text-indent="0cm" style:auto-text-indent="false" fo:padding="0cm" fo:border="none"/>
    </style:style>
    <style:style style:name="P27" style:family="paragraph" style:parent-style-name="Standard">
      <style:paragraph-properties fo:margin-left="0.811cm" fo:margin-right="0cm" fo:line-height="100%" fo:text-align="justify" style:justify-single-word="false" fo:text-indent="0cm" style:auto-text-indent="false" fo:padding="0cm" fo:border="none"/>
    </style:style>
    <style:style style:name="P28" style:family="paragraph" style:parent-style-name="Standard">
      <style:paragraph-properties fo:margin-left="0.6cm" fo:margin-right="0cm" fo:line-height="100%" fo:text-align="justify" style:justify-single-word="false" fo:text-indent="0cm" style:auto-text-indent="false" fo:padding="0cm" fo:border="none"/>
    </style:style>
    <style:style style:name="P29" style:family="paragraph" style:parent-style-name="Standard">
      <style:paragraph-properties fo:margin-left="0.67cm" fo:margin-right="0cm" fo:line-height="100%" fo:text-align="justify" style:justify-single-word="false" fo:text-indent="0cm" style:auto-text-indent="false" fo:padding="0cm" fo:border="none"/>
    </style:style>
    <style:style style:name="P30" style:family="paragraph" style:parent-style-name="Standard">
      <style:paragraph-properties fo:margin-left="0.706cm" fo:margin-right="0cm" fo:line-height="100%" fo:text-align="justify" style:justify-single-word="false" fo:text-indent="0cm" style:auto-text-indent="false" fo:padding="0cm" fo:border="none"/>
    </style:style>
    <style:style style:name="P31" style:family="paragraph" style:parent-style-name="Standard">
      <style:paragraph-properties fo:line-height="100%" fo:text-align="justify" style:justify-single-word="false" fo:padding="0cm" fo:border="none"/>
      <style:text-properties fo:color="#000000" style:font-name="바탕체" fo:font-size="10pt" fo:letter-spacing="normal" style:font-name-asian="바탕체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 fo:padding="0cm" fo:border="none"/>
      <style:text-properties fo:color="#000000" style:font-name="바탕체" fo:font-size="10pt" fo:letter-spacing="normal" style:font-name-asian="바탕체" style:font-size-asian="10pt" style:language-asian="ko" style:country-asian="KR" style:font-size-complex="10pt"/>
    </style:style>
    <style:style style:name="P33" style:family="paragraph" style:parent-style-name="Standard">
      <style:paragraph-properties fo:line-height="100%" fo:text-align="center" style:justify-single-word="false" fo:padding="0cm" fo:border="none"/>
      <style:text-properties fo:color="#000000" style:font-name="바탕체" fo:font-size="10pt" fo:letter-spacing="normal" style:font-name-asian="바탕체" style:font-size-asian="10pt" style:language-asian="ko" style:country-asian="KR" style:font-size-complex="10pt"/>
    </style:style>
    <style:style style:name="T1" style:family="text">
      <style:text-properties fo:color="#000000" style:font-name="바탕체" fo:font-size="10pt" fo:letter-spacing="normal" fo:font-weight="bold" style:font-name-asian="바탕체" style:font-size-asian="10pt" style:font-weight-asian="bold" style:font-size-complex="10pt" style:font-weight-complex="bold"/>
    </style:style>
    <style:style style:name="T2" style:family="text">
      <style:text-properties fo:color="#000000" style:font-name="바탕체" fo:font-size="10pt" fo:letter-spacing="normal" style:font-name-asian="바탕체" style:font-size-asian="10pt" style:font-size-complex="10pt"/>
    </style:style>
    <style:style style:name="T3" style:family="text">
      <style:text-properties fo:color="#000000" style:font-name="바탕체" fo:font-size="10pt" fo:letter-spacing="normal" style:font-name-asian="바탕체" style:font-size-asian="10pt" style:language-asian="ko" style:country-asian="KR" style:font-size-complex="10pt"/>
    </style:style>
    <style:style style:name="T4" style:family="text">
      <style:text-properties fo:color="#000000" style:font-name="바탕" fo:font-size="10pt" fo:letter-spacing="normal" style:font-name-asian="바탕" style:font-size-asian="10pt" style:font-size-complex="10pt"/>
    </style:style>
    <style:style style:name="T5" style:family="text">
      <style:text-properties fo:color="#000000" style:font-name="바탕" fo:font-size="10pt" fo:letter-spacing="normal" style:font-name-asian="바탕" style:font-size-asian="10pt" style:language-asian="ko" style:country-asian="KR" style:font-size-complex="10pt"/>
    </style:style>
    <style:style style:name="T6" style:family="text">
      <style:text-properties fo:color="#000000" style:font-name="바탕" fo:font-size="13pt" fo:letter-spacing="normal" style:font-name-asian="바탕" style:font-size-asian="13pt" style:font-size-complex="13pt"/>
    </style:style>
    <style:style style:name="T7" style:family="text">
      <style:text-properties fo:color="#000000" style:font-name="Hy견고딕" fo:font-size="13pt" fo:letter-spacing="normal" style:font-name-asian="Hy견고딕" style:font-size-asian="13pt" style:font-size-complex="13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f0f0f" style:font-name="바탕체" fo:font-size="10pt" fo:letter-spacing="normal" style:font-name-asian="바탕체" style:font-size-asian="10pt" style:font-size-complex="10pt"/>
    </style:style>
    <style:style style:name="T10" style:family="text">
      <style:text-properties style:language-asian="ko" style:country-asian="KR"/>
    </style:style>
    <style:style style:name="fr1" style:family="graphic" style:parent-style-name="Graphics">
      <style:graphic-properties style:wrap="none" style:vertical-pos="top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2" table:style-name="표2">
        <table:table-column table:style-name="표2.A"/>
        <table:table-row>
          <table:table-cell table:style-name="표2.A1" office:value-type="string">
            <text:p text:style-name="Standard"/>
          </table:table-cell>
        </table:table-row>
      </table:table>
      <text:p text:style-name="P9">유스케이스 정의서</text:p>
      <text:p text:style-name="P9">V <text:span text:style-name="T10">1</text:span>.0</text:p>
      <table:table table:name="표3" table:style-name="표3">
        <table:table-column table:style-name="표3.A"/>
        <table:table-row>
          <table:table-cell table:style-name="표3.A1" office:value-type="string">
            <text:p text:style-name="Standard"/>
          </table:table-cell>
        </table:table-row>
      </table:table>
      <text:p text:style-name="P19">병원 통합 관리 시스템</text:p>
      <table:table table:name="표4" table:style-name="표4">
        <table:table-column table:style-name="표4.A"/>
        <table:table-row>
          <table:table-cell table:style-name="표4.A1" office:value-type="string">
            <text:p text:style-name="Standard"/>
          </table:table-cell>
        </table:table-row>
      </table:table>
      <text:p text:style-name="P10">2023.0<text:span text:style-name="T10">9</text:span>.<text:span text:style-name="T10">04</text:span>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able:table table:name="표6" table:style-name="표6">
              <table:table-column table:style-name="표6.A"/>
              <table:table-column table:style-name="표6.B"/>
              <table:table-row table:style-name="표6.1">
                <table:table-cell table:style-name="표6.A1" office:value-type="string">
                  <text:p text:style-name="P17">관 리 본 문 서</text:p>
                </table:table-cell>
                <table:table-cell table:style-name="표6.A1" office:value-type="string">
                  <text:p text:style-name="P17">Controlled Copy</text:p>
                </table:table-cell>
              </table:table-row>
              <table:table-row table:style-name="표6.1">
                <table:table-cell table:style-name="표6.A1" office:value-type="string">
                  <text:p text:style-name="P17">문서 관리 번호</text:p>
                </table:table-cell>
                <table:table-cell table:style-name="표6.A1" office:value-type="string">
                  <text:p text:style-name="P17">NTIS14-01-E-341</text:p>
                </table:table-cell>
              </table:table-row>
              <table:table-row table:style-name="표6.1">
                <table:table-cell table:style-name="표6.A1" office:value-type="string">
                  <text:p text:style-name="P17">배 <text:s/>포 <text:s/>번 <text:s/>호</text:p>
                </table:table-cell>
                <table:table-cell table:style-name="표6.A1" office:value-type="string">
                  <text:p text:style-name="P17">/</text:p>
                </table:table-cell>
              </table:table-row>
              <table:table-row table:style-name="표6.1">
                <table:table-cell table:style-name="표6.A1" office:value-type="string">
                  <text:p text:style-name="P3"><text:span text:style-name="T4">작 성 자 (P</text:span><text:span text:style-name="T5">L</text:span><text:span text:style-name="T4">)</text:span></text:p>
                </table:table-cell>
                <table:table-cell table:style-name="표6.A1" office:value-type="string">
                  <text:p text:style-name="P33">윤강혁</text:p>
                </table:table-cell>
              </table:table-row>
              <table:table-row table:style-name="표6.1">
                <table:table-cell table:style-name="표6.A1" office:value-type="string">
                  <text:p text:style-name="P17">보 <text:s text:c="9"/>안</text:p>
                </table:table-cell>
                <table:table-cell table:style-name="표6.A1" office:value-type="string">
                  <text:p text:style-name="P3"><text:span text:style-name="T4">일반 </text:span><text:span text:style-name="T4">/ </text:span><text:span text:style-name="T4">대외비 </text:span><text:span text:style-name="T4">/ </text:span><text:span text:style-name="T4">극비</text:span></text:p>
                </table:table-cell>
              </table:table-row>
            </table:table>
            <text:p text:style-name="Standard"/>
          </table:table-cell>
          <table:table-cell table:style-name="표5.B1" office:value-type="string">
            <text:p text:style-name="Standard"/>
          </table:table-cell>
        </table:table-row>
      </table:table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table:number-columns-spanned="4" office:value-type="string">
            <text:p text:style-name="P6"><text:span text:style-name="T7">문서</text:span><text:span text:style-name="T6"> </text:span><text:span text:style-name="T7">개정이력표</text:span></text:p>
          </table:table-cell>
          <table:covered-table-cell/>
          <table:covered-table-cell/>
          <table:covered-table-cell/>
        </table:table-row>
        <table:table-row table:style-name="표7.2">
          <table:table-cell table:style-name="표7.A2" table:number-columns-spanned="2" office:value-type="string">
            <text:p text:style-name="P11">문서명</text:p>
          </table:table-cell>
          <table:covered-table-cell/>
          <table:table-cell table:style-name="표7.C2" table:number-columns-spanned="2" office:value-type="string">
            <text:p text:style-name="P13">유스케이스 정의서</text:p>
          </table:table-cell>
          <table:covered-table-cell/>
        </table:table-row>
        <table:table-row table:style-name="표7.2">
          <table:table-cell table:style-name="표7.A2" office:value-type="string">
            <text:p text:style-name="P11">버전</text:p>
          </table:table-cell>
          <table:table-cell table:style-name="표7.A2" office:value-type="string">
            <text:p text:style-name="P11">날짜</text:p>
          </table:table-cell>
          <table:table-cell table:style-name="표7.A2" office:value-type="string">
            <text:p text:style-name="P11">내용</text:p>
          </table:table-cell>
          <table:table-cell table:style-name="표7.A2" office:value-type="string">
            <text:p text:style-name="P11">작성자</text:p>
          </table:table-cell>
        </table:table-row>
        <table:table-row table:style-name="표7.2">
          <table:table-cell table:style-name="표7.A4" office:value-type="string">
            <text:p text:style-name="P14">1.0</text:p>
          </table:table-cell>
          <table:table-cell table:style-name="표7.A4" office:value-type="string">
            <text:p text:style-name="P20">2023-0<text:span text:style-name="T10">9</text:span>-<text:span text:style-name="T10">04</text:span></text:p>
          </table:table-cell>
          <table:table-cell table:style-name="표7.A4" office:value-type="string">
            <text:p text:style-name="P13">최초 제정</text:p>
          </table:table-cell>
          <table:table-cell table:style-name="표7.A4" office:value-type="string">
            <text:p text:style-name="P33">윤강혁</text:p>
          </table:table-cell>
        </table:table-row>
        <table:table-row table:style-name="표7.5">
          <table:table-cell table:style-name="표7.A4" office:value-type="string">
            <text:p text:style-name="P14"/>
          </table:table-cell>
          <table:table-cell table:style-name="표7.A4" office:value-type="string">
            <text:p text:style-name="P14"/>
          </table:table-cell>
          <table:table-cell table:style-name="표7.C5" office:value-type="string">
            <text:p text:style-name="P13"/>
          </table:table-cell>
          <table:table-cell table:style-name="표7.A4" office:value-type="string">
            <text:p text:style-name="P14"/>
          </table:table-cell>
        </table:table-row>
        <table:table-row table:style-name="표7.6">
          <table:table-cell table:style-name="표7.A4" office:value-type="string">
            <text:p text:style-name="P14"/>
          </table:table-cell>
          <table:table-cell table:style-name="표7.A4" office:value-type="string">
            <text:p text:style-name="P14"/>
          </table:table-cell>
          <table:table-cell table:style-name="표7.A4" office:value-type="string">
            <text:p text:style-name="P13"/>
          </table:table-cell>
          <table:table-cell table:style-name="표7.A4" office:value-type="string">
            <text:p text:style-name="P14"/>
          </table:table-cell>
        </table:table-row>
      </table:table>
      <text:p text:style-name="P23"/>
      <text:p text:style-name="Standard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row table:style-name="표8.1">
          <table:table-cell table:style-name="표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8.2">
          <table:table-cell table:style-name="표8.A2" office:value-type="string">
            <text:p text:style-name="P12">시스템명</text:p>
          </table:table-cell>
          <table:table-cell table:style-name="표8.B2" office:value-type="string">
            <text:p text:style-name="P16">병원 통합관리 시스템</text:p>
          </table:table-cell>
          <table:table-cell table:style-name="표8.A2" office:value-type="string">
            <text:p text:style-name="P12">작 성 자</text:p>
          </table:table-cell>
          <table:table-cell table:style-name="표8.B2" office:value-type="string">
            <text:p text:style-name="P13">이혜연</text:p>
          </table:table-cell>
        </table:table-row>
        <table:table-row table:style-name="표8.2">
          <table:table-cell table:style-name="표8.A2" office:value-type="string">
            <text:p text:style-name="P12">업 무 명</text:p>
          </table:table-cell>
          <table:table-cell table:style-name="표8.B2" office:value-type="string">
            <text:p text:style-name="P16">대기환자 목록 조회</text:p>
          </table:table-cell>
          <table:table-cell table:style-name="표8.A2" office:value-type="string">
            <text:p text:style-name="P12">작 성 일</text:p>
          </table:table-cell>
          <table:table-cell table:style-name="표8.B2" office:value-type="string">
            <text:p text:style-name="P13">2023-04-20</text:p>
          </table:table-cell>
        </table:table-row>
        <table:table-row table:style-name="표8.2">
          <table:table-cell table:style-name="표8.A2" office:value-type="string">
            <text:p text:style-name="P5"><text:span text:style-name="T1">요구사항 </text:span><text:span text:style-name="T1">ID</text:span></text:p>
          </table:table-cell>
          <table:table-cell table:style-name="표8.B2" office:value-type="string">
            <text:p text:style-name="P13">SC-A100-001</text:p>
          </table:table-cell>
          <table:table-cell table:style-name="표8.A2" office:value-type="string">
            <text:p text:style-name="P5"><text:span text:style-name="T1">유스케이스 </text:span><text:span text:style-name="T1">ID</text:span></text:p>
          </table:table-cell>
          <table:table-cell table:style-name="표8.B2" office:value-type="string">
            <text:p text:style-name="P13">UC-A-U001</text:p>
          </table:table-cell>
        </table:table-row>
        <table:table-row table:style-name="표8.2">
          <table:table-cell table:style-name="표8.A2" office:value-type="string">
            <text:p text:style-name="P12">유스케이스 명</text:p>
          </table:table-cell>
          <table:table-cell table:style-name="표8.B2" table:number-columns-spanned="3" office:value-type="string">
            <text:p text:style-name="P16">환자관리</text:p>
          </table:table-cell>
          <table:covered-table-cell/>
          <table:covered-table-cell/>
        </table:table-row>
        <table:table-row table:style-name="표8.6">
          <table:table-cell table:style-name="표8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의사자 외래환자 진료전 담당 환자 목록</text:span><text:span text:style-name="T2">(</text:span><text:span text:style-name="T2">대기인원수</text:span><text:span text:style-name="T2">, </text:span><text:span text:style-name="T2">환자이름</text:span><text:span text:style-name="T2">, </text:span><text:span text:style-name="T2">대기상태</text:span><text:span text:style-name="T2">)</text:span><text:span text:style-name="T2">을 조회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1- 1 </text:span><text:span text:style-name="T2">화면의 왼쪽에 마우스를 이동하면 자동으로 대기환자 목록 창이 나타난다</text:span><text:span text:style-name="T2">.</text:span></text:p>
            <text:p text:style-name="P7"><text:span text:style-name="T2"><text:s text:c="4"/></text:span><text:span text:style-name="T2">1- 2 </text:span><text:span text:style-name="T2">사이드바 화면에 대기인원수</text:span><text:span text:style-name="T2">, </text:span><text:span text:style-name="T2">환자명</text:span><text:span text:style-name="T2">, </text:span><text:span text:style-name="T2">대기상태</text:span><text:span text:style-name="T2">, </text:span><text:span text:style-name="T2">호출버튼이 출력된다</text:span><text:span text:style-name="T2">.</text:span></text:p>
            <text:p text:style-name="P13"><text:s text:c="3"/></text:p>
            <text:p text:style-name="P13"><text:s text:c="3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9.2">
          <table:table-cell table:style-name="표9.A2" office:value-type="string">
            <text:p text:style-name="P12">시스템명</text:p>
          </table:table-cell>
          <table:table-cell table:style-name="표9.B2" office:value-type="string">
            <text:p text:style-name="P16">병원 통합관리 시스템</text:p>
          </table:table-cell>
          <table:table-cell table:style-name="표9.A2" office:value-type="string">
            <text:p text:style-name="P12">작 성 자</text:p>
          </table:table-cell>
          <table:table-cell table:style-name="표9.B2" office:value-type="string">
            <text:p text:style-name="P13">이혜연</text:p>
          </table:table-cell>
        </table:table-row>
        <table:table-row table:style-name="표9.2">
          <table:table-cell table:style-name="표9.A2" office:value-type="string">
            <text:p text:style-name="P12">업 무 명</text:p>
          </table:table-cell>
          <table:table-cell table:style-name="표9.B2" office:value-type="string">
            <text:p text:style-name="P16">환자 정보 조회 및 </text:p>
            <text:p text:style-name="P16">과거 차트내역 조회</text:p>
          </table:table-cell>
          <table:table-cell table:style-name="표9.A2" office:value-type="string">
            <text:p text:style-name="P12">작 성 일</text:p>
          </table:table-cell>
          <table:table-cell table:style-name="표9.B2" office:value-type="string">
            <text:p text:style-name="P13">2023-04-20</text:p>
          </table:table-cell>
        </table:table-row>
        <table:table-row table:style-name="표9.2">
          <table:table-cell table:style-name="표9.A2" office:value-type="string">
            <text:p text:style-name="P5"><text:span text:style-name="T1">요구사항 </text:span><text:span text:style-name="T1">ID</text:span></text:p>
          </table:table-cell>
          <table:table-cell table:style-name="표9.B2" office:value-type="string">
            <text:p text:style-name="P13">SC-A100-002</text:p>
          </table:table-cell>
          <table:table-cell table:style-name="표9.A2" office:value-type="string">
            <text:p text:style-name="P5"><text:span text:style-name="T1">유스케이스 </text:span><text:span text:style-name="T1">ID</text:span></text:p>
          </table:table-cell>
          <table:table-cell table:style-name="표9.B2" office:value-type="string">
            <text:p text:style-name="P13">UC-A-U002</text:p>
          </table:table-cell>
        </table:table-row>
        <table:table-row table:style-name="표9.2">
          <table:table-cell table:style-name="표9.A2" office:value-type="string">
            <text:p text:style-name="P12">유스케이스 명</text:p>
          </table:table-cell>
          <table:table-cell table:style-name="표9.B2" table:number-columns-spanned="3" office:value-type="string">
            <text:p text:style-name="P16">환자관리</text:p>
          </table:table-cell>
          <table:covered-table-cell/>
          <table:covered-table-cell/>
        </table:table-row>
        <table:table-row table:style-name="표9.6">
          <table:table-cell table:style-name="표9.A6" table:number-columns-spanned="4" office:value-type="string">
            <text:p text:style-name="P7"><text:span text:style-name="T2">1. </text:span><text:span text:style-name="T2">개요</text:span></text:p>
            <text:p text:style-name="P13"><text:s/>환자의 진료시 대기목록에서 호출버튼을 클릭하면 환자의 기본정보와 과거 차트 내용을 </text:p>
            <text:p text:style-name="P7"><text:span text:style-name="T2"><text:s/>조회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환자관리 </text:span><text:span text:style-name="T2">- </text:span><text:span text:style-name="T2">대기환자 목록 조회</text:span></text:p>
            <text:p text:style-name="P7"><text:span text:style-name="T2">1-1. </text:span><text:span text:style-name="T2">대기목록에서 호출 버튼을 클릭하면 환자의 대기상태가 진료중으로 변경된다</text:span><text:span text:style-name="T2">.</text:span></text:p>
            <text:p text:style-name="P7"><text:span text:style-name="T2">1-2. </text:span><text:span text:style-name="T2">환자 기본 정보창에 환자의 기본 정보와 원무과에서 입력한 환자의 증상</text:span><text:span text:style-name="T2">, </text:span></text:p>
            <text:p text:style-name="P7"><text:span text:style-name="T2"><text:s text:c="13"/>내원 목적</text:span><text:span text:style-name="T2">(</text:span><text:span text:style-name="T2">문진표 등</text:span><text:span text:style-name="T2">)</text:span><text:span text:style-name="T2">을 출력한다</text:span><text:span text:style-name="T2">.</text:span></text:p>
            <text:p text:style-name="P7"><text:span text:style-name="T2"><text:s text:c="13"/>과거 차트 창에 환자의 최근 내원했을 때의 과거 차트를 출력한다</text:span><text:span text:style-name="T2">. <text:s text:c="7"/></text:span></text:p>
            <text:p text:style-name="P7"><text:span text:style-name="T2"><text:s text:c="8"/></text:span><text:span text:style-name="T2">A-01. </text:span><text:span text:style-name="T2">과거 차트가 없는 경우</text:span></text:p>
            <text:p text:style-name="P13"><text:s text:c="8"/></text:p>
            <text:p text:style-name="P7"><text:span text:style-name="T2"><text:s text:c="8"/></text:span><text:span text:style-name="T2">* </text:span><text:span text:style-name="T2">대안흐름 </text:span><text:span text:style-name="T2">A-01. </text:span><text:span text:style-name="T2">과거차트 내역이 없는 경우</text:span></text:p>
            <text:p text:style-name="P7"><text:span text:style-name="T2">A-01-1. </text:span><text:span text:style-name="T2">“</text:span><text:span text:style-name="T2">과거 진료 차트 내역이 없습니다</text:span><text:span text:style-name="T2">.</text:span><text:span text:style-name="T2">”</text:span><text:span text:style-name="T2">를 출력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 table:style-name="표10.1">
          <table:table-cell table:style-name="표1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0.2">
          <table:table-cell table:style-name="표10.A2" office:value-type="string">
            <text:p text:style-name="P12">시스템명</text:p>
          </table:table-cell>
          <table:table-cell table:style-name="표10.B2" office:value-type="string">
            <text:p text:style-name="P16">병원 통합관리 시스템</text:p>
          </table:table-cell>
          <table:table-cell table:style-name="표10.A2" office:value-type="string">
            <text:p text:style-name="P12">작 성 자</text:p>
          </table:table-cell>
          <table:table-cell table:style-name="표10.B2" office:value-type="string">
            <text:p text:style-name="P13">이혜연</text:p>
          </table:table-cell>
        </table:table-row>
        <table:table-row table:style-name="표10.2">
          <table:table-cell table:style-name="표10.A2" office:value-type="string">
            <text:p text:style-name="P12">업 무 명</text:p>
          </table:table-cell>
          <table:table-cell table:style-name="표10.B2" office:value-type="string">
            <text:p text:style-name="P16">담당 입원환자 조회</text:p>
          </table:table-cell>
          <table:table-cell table:style-name="표10.A2" office:value-type="string">
            <text:p text:style-name="P12">작 성 일</text:p>
          </table:table-cell>
          <table:table-cell table:style-name="표10.B2" office:value-type="string">
            <text:p text:style-name="P13">2023-04-20</text:p>
          </table:table-cell>
        </table:table-row>
        <table:table-row table:style-name="표10.2">
          <table:table-cell table:style-name="표10.A2" office:value-type="string">
            <text:p text:style-name="P5"><text:span text:style-name="T1">요구사항 </text:span><text:span text:style-name="T1">ID</text:span></text:p>
          </table:table-cell>
          <table:table-cell table:style-name="표10.B2" office:value-type="string">
            <text:p text:style-name="P13">SC-A100-003</text:p>
          </table:table-cell>
          <table:table-cell table:style-name="표10.A2" office:value-type="string">
            <text:p text:style-name="P5"><text:span text:style-name="T1">유스케이스 </text:span><text:span text:style-name="T1">ID</text:span></text:p>
          </table:table-cell>
          <table:table-cell table:style-name="표10.B2" office:value-type="string">
            <text:p text:style-name="P13">UC-A-U003</text:p>
          </table:table-cell>
        </table:table-row>
        <table:table-row table:style-name="표10.2">
          <table:table-cell table:style-name="표10.A2" office:value-type="string">
            <text:p text:style-name="P12">유스케이스 명</text:p>
          </table:table-cell>
          <table:table-cell table:style-name="표10.B2" table:number-columns-spanned="3" office:value-type="string">
            <text:p text:style-name="P16">환자관리</text:p>
          </table:table-cell>
          <table:covered-table-cell/>
          <table:covered-table-cell/>
        </table:table-row>
        <table:table-row table:style-name="표10.6">
          <table:table-cell table:style-name="표10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입원환자관리 페이지를 클릭하면 해당 병원의 전체 입원 환자 목록을 조회할 수 있다</text:span><text:span text:style-name="T2">. </text:span></text:p>
            <text:p text:style-name="P7"><text:span text:style-name="T2"><text:s/>담당 입원환자를 선택하면 해당 환자의 정보와 회복 경과 등을 확인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1-1. </text:span><text:span text:style-name="T2">입원환자페이지를 클릭하면 전체 입원환자</text:span><text:span text:style-name="T2">(</text:span><text:span text:style-name="T2">입원실 호수</text:span><text:span text:style-name="T2">) </text:span><text:span text:style-name="T2">목록이 출력된다</text:span><text:span text:style-name="T2">.</text:span></text:p>
            <text:p text:style-name="P7"><text:span text:style-name="T2">1-2. </text:span><text:span text:style-name="T2">담당 환자 목록 조회 버튼을 클릭하면 해당 의사의 담당 환자 목록을 출력한다</text:span><text:span text:style-name="T2">.</text:span></text:p>
            <text:p text:style-name="P7"><text:span text:style-name="T2"><text:s text:c="8"/></text:span><text:span text:style-name="T2">1-3. </text:span><text:span text:style-name="T2">입원환자를 선택하면 해당 환자의 상세조회 페이지를 출력한다</text:span><text:span text:style-name="T2">.</text:span></text:p>
            <text:p text:style-name="P7"><text:span text:style-name="T2"><text:s text:c="10"/></text:span><text:span text:style-name="T2">1-3-1. </text:span><text:span text:style-name="T2">입원환자의 기본정보 출력</text:span></text:p>
            <text:p text:style-name="P7"><text:span text:style-name="T2"><text:s text:c="10"/></text:span><text:span text:style-name="T2">1-3-2. </text:span><text:span text:style-name="T2">날짜별 투약</text:span><text:span text:style-name="T2">, </text:span><text:span text:style-name="T2">치료</text:span><text:span text:style-name="T2">, </text:span><text:span text:style-name="T2">검사</text:span><text:span text:style-name="T2">, </text:span><text:span text:style-name="T2">처치</text:span><text:span text:style-name="T2">, </text:span><text:span text:style-name="T2">식이 내용 정보 출력</text:span></text:p>
            <text:p text:style-name="P7"><text:span text:style-name="T2"><text:s text:c="8"/></text:span><text:span text:style-name="T2">A-01. </text:span><text:span text:style-name="T2">해당 날짜의 투약</text:span><text:span text:style-name="T2">, </text:span><text:span text:style-name="T2">치료</text:span><text:span text:style-name="T2">, </text:span><text:span text:style-name="T2">검사</text:span><text:span text:style-name="T2">, </text:span><text:span text:style-name="T2">처치</text:span><text:span text:style-name="T2">, </text:span><text:span text:style-name="T2">식이 내용이 없는경우</text:span></text:p>
            <text:p text:style-name="P13"><text:s text:c="8"/></text:p>
            <text:p text:style-name="P7"><text:span text:style-name="T2"><text:s text:c="8"/></text:span><text:span text:style-name="T2">* </text:span><text:span text:style-name="T2">대안흐름 </text:span><text:span text:style-name="T2">A-01. </text:span><text:span text:style-name="T2">해당 날짜의 투약</text:span><text:span text:style-name="T2">, </text:span><text:span text:style-name="T2">치료</text:span><text:span text:style-name="T2">, </text:span><text:span text:style-name="T2">검사</text:span><text:span text:style-name="T2">, </text:span><text:span text:style-name="T2">처치</text:span><text:span text:style-name="T2">, </text:span><text:span text:style-name="T2">식이 내용이 없는 경우</text:span></text:p>
            <text:p text:style-name="P7"><text:span text:style-name="T2">A-01-1. </text:span><text:span text:style-name="T2">“</text:span><text:span text:style-name="T2">해당 날짜의 해당 날짜의 투약</text:span><text:span text:style-name="T2">, </text:span><text:span text:style-name="T2">치료</text:span><text:span text:style-name="T2">, </text:span><text:span text:style-name="T2">검사</text:span><text:span text:style-name="T2">, </text:span><text:span text:style-name="T2">처치</text:span><text:span text:style-name="T2">, </text:span><text:span text:style-name="T2">식이 내용이 없습니다</text:span><text:span text:style-name="T2">.</text:span><text:span text:style-name="T2">”</text:span><text:span text:style-name="T2">를 출력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 table:style-name="표11.1">
          <table:table-cell table:style-name="표1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1.2">
          <table:table-cell table:style-name="표11.A2" office:value-type="string">
            <text:p text:style-name="P12">시스템명</text:p>
          </table:table-cell>
          <table:table-cell table:style-name="표11.B2" office:value-type="string">
            <text:p text:style-name="P16">병원 통합관리 시스템</text:p>
          </table:table-cell>
          <table:table-cell table:style-name="표11.A2" office:value-type="string">
            <text:p text:style-name="P12">작 성 자</text:p>
          </table:table-cell>
          <table:table-cell table:style-name="표11.B2" office:value-type="string">
            <text:p text:style-name="P13">이혜연</text:p>
          </table:table-cell>
        </table:table-row>
        <table:table-row table:style-name="표11.2">
          <table:table-cell table:style-name="표11.A2" office:value-type="string">
            <text:p text:style-name="P12">업 무 명</text:p>
          </table:table-cell>
          <table:table-cell table:style-name="표11.B2" office:value-type="string">
            <text:p text:style-name="P16">담당 입원환자 주치의 변경</text:p>
          </table:table-cell>
          <table:table-cell table:style-name="표11.A2" office:value-type="string">
            <text:p text:style-name="P12">작 성 일</text:p>
          </table:table-cell>
          <table:table-cell table:style-name="표11.B2" office:value-type="string">
            <text:p text:style-name="P13">2023-04-20</text:p>
          </table:table-cell>
        </table:table-row>
        <table:table-row table:style-name="표11.2">
          <table:table-cell table:style-name="표11.A2" office:value-type="string">
            <text:p text:style-name="P5"><text:span text:style-name="T1">요구사항 </text:span><text:span text:style-name="T1">ID</text:span></text:p>
          </table:table-cell>
          <table:table-cell table:style-name="표11.B2" office:value-type="string">
            <text:p text:style-name="P13">SC-A100-004</text:p>
          </table:table-cell>
          <table:table-cell table:style-name="표11.A2" office:value-type="string">
            <text:p text:style-name="P5"><text:span text:style-name="T1">유스케이스 </text:span><text:span text:style-name="T1">ID</text:span></text:p>
          </table:table-cell>
          <table:table-cell table:style-name="표11.B2" office:value-type="string">
            <text:p text:style-name="P13">UC-A-U004</text:p>
          </table:table-cell>
        </table:table-row>
        <table:table-row table:style-name="표11.2">
          <table:table-cell table:style-name="표11.A2" office:value-type="string">
            <text:p text:style-name="P12">유스케이스 명</text:p>
          </table:table-cell>
          <table:table-cell table:style-name="표11.B2" table:number-columns-spanned="3" office:value-type="string">
            <text:p text:style-name="P16">환자관리</text:p>
          </table:table-cell>
          <table:covered-table-cell/>
          <table:covered-table-cell/>
        </table:table-row>
        <table:table-row table:style-name="표11.6">
          <table:table-cell table:style-name="표11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</text:span><text:span text:style-name="T2">의사는 개인의 의견으로 담당환자의 진단를 내릴 수 없는 경우 환자의 정확한 증상진단을 위하여 해당 환자의 담당의를 다른 전문의로 변경하여 처방을 승계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5"/></text:span><text:span text:style-name="T2">① </text:span><text:span text:style-name="T2">환자관리 </text:span><text:span text:style-name="T2">- </text:span><text:span text:style-name="T2">담당 입원환자 목록 및 상세조회</text:span></text:p>
            <text:p text:style-name="P7"><text:span text:style-name="T2">1-1. </text:span><text:span text:style-name="T2">담당 입원환자 상세 정보창 상단의 담당 주치의 변경 버튼을 클릭한다</text:span><text:span text:style-name="T2">.</text:span></text:p>
            <text:p text:style-name="P7"><text:span text:style-name="T2"><text:s text:c="8"/></text:span><text:span text:style-name="T2">1-2. </text:span><text:span text:style-name="T2">다른 전공의를 선택하고 저장 버튼을 클릭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 table:style-name="표12.1">
          <table:table-cell table:style-name="표1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2.2">
          <table:table-cell table:style-name="표12.A2" office:value-type="string">
            <text:p text:style-name="P12">시스템명</text:p>
          </table:table-cell>
          <table:table-cell table:style-name="표12.B2" office:value-type="string">
            <text:p text:style-name="P16">병원 통합관리 시스템</text:p>
          </table:table-cell>
          <table:table-cell table:style-name="표12.A2" office:value-type="string">
            <text:p text:style-name="P12">작 성 자</text:p>
          </table:table-cell>
          <table:table-cell table:style-name="표12.B2" office:value-type="string">
            <text:p text:style-name="P13">이혜연</text:p>
          </table:table-cell>
        </table:table-row>
        <table:table-row table:style-name="표12.2">
          <table:table-cell table:style-name="표12.A2" office:value-type="string">
            <text:p text:style-name="P12">업 무 명</text:p>
          </table:table-cell>
          <table:table-cell table:style-name="표12.B2" office:value-type="string">
            <text:p text:style-name="P16">담당 입원환자 검사지시</text:p>
          </table:table-cell>
          <table:table-cell table:style-name="표12.A2" office:value-type="string">
            <text:p text:style-name="P12">작 성 일</text:p>
          </table:table-cell>
          <table:table-cell table:style-name="표12.B2" office:value-type="string">
            <text:p text:style-name="P13">2023-04-20</text:p>
          </table:table-cell>
        </table:table-row>
        <table:table-row table:style-name="표12.2">
          <table:table-cell table:style-name="표12.A2" office:value-type="string">
            <text:p text:style-name="P5"><text:span text:style-name="T1">요구사항 </text:span><text:span text:style-name="T1">ID</text:span></text:p>
          </table:table-cell>
          <table:table-cell table:style-name="표12.B2" office:value-type="string">
            <text:p text:style-name="P13">SC-A100-005</text:p>
          </table:table-cell>
          <table:table-cell table:style-name="표12.A2" office:value-type="string">
            <text:p text:style-name="P5"><text:span text:style-name="T1">유스케이스 </text:span><text:span text:style-name="T1">ID</text:span></text:p>
          </table:table-cell>
          <table:table-cell table:style-name="표12.B2" office:value-type="string">
            <text:p text:style-name="P13">UC-A-U005</text:p>
          </table:table-cell>
        </table:table-row>
        <table:table-row table:style-name="표12.2">
          <table:table-cell table:style-name="표12.A2" office:value-type="string">
            <text:p text:style-name="P12">유스케이스 명</text:p>
          </table:table-cell>
          <table:table-cell table:style-name="표12.B2" table:number-columns-spanned="3" office:value-type="string">
            <text:p text:style-name="P16">환자관리</text:p>
          </table:table-cell>
          <table:covered-table-cell/>
          <table:covered-table-cell/>
        </table:table-row>
        <table:table-row table:style-name="표12.6">
          <table:table-cell table:style-name="표12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입원환자 상세보기 창에서 담당 입원 환자의 검사를 지시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* </text:span><text:span text:style-name="T2">기본흐름 </text:span><text:span text:style-name="T2">① </text:span><text:span text:style-name="T2">환자관리 </text:span><text:span text:style-name="T2">- </text:span><text:span text:style-name="T2">담당 입원환자 목록 및 상세조회</text:span></text:p>
            <text:p text:style-name="P7"><text:span text:style-name="T2">1-1. </text:span><text:span text:style-name="T2">입원환자의 상세보기 창에서 검사지시를 클릭한다</text:span><text:span text:style-name="T2">.</text:span></text:p>
            <text:p text:style-name="P7"><text:span text:style-name="T2">1-2. </text:span><text:span text:style-name="T2">검사시간 및 검사 종류를 선택한다</text:span><text:span text:style-name="T2">.</text:span></text:p>
            <text:p text:style-name="P7"><text:span text:style-name="T2"><text:s text:c="10"/></text:span><text:span text:style-name="T2">1-2-1. </text:span><text:span text:style-name="T2">혈액검사</text:span></text:p>
            <text:p text:style-name="P7"><text:span text:style-name="T2"><text:s text:c="10"/></text:span><text:span text:style-name="T2">1-2-2. </text:span><text:span text:style-name="T2">심전도 검사</text:span></text:p>
            <text:p text:style-name="P7"><text:span text:style-name="T2"><text:s text:c="10"/></text:span><text:span text:style-name="T2">1-2-3. </text:span><text:span text:style-name="T2">폐기능 검사 및 </text:span><text:span text:style-name="T2">x-Ray</text:span></text:p>
            <text:p text:style-name="P7"><text:span text:style-name="T2"><text:s text:c="10"/></text:span><text:span text:style-name="T2">1-2-4. </text:span><text:span text:style-name="T2">소변검사</text:span></text:p>
            <text:p text:style-name="P7"><text:span text:style-name="T2"><text:s text:c="10"/></text:span><text:span text:style-name="T2">1-2-5. </text:span><text:span text:style-name="T2">기타</text:span><text:span text:style-name="T2">(</text:span><text:span text:style-name="T2">초음파 및 위내시경</text:span><text:span text:style-name="T2">)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ext:soft-page-break/>
        <table:table-row table:style-name="표13.1">
          <table:table-cell table:style-name="표13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3.2">
          <table:table-cell table:style-name="표13.A2" office:value-type="string">
            <text:p text:style-name="P12">시스템명</text:p>
          </table:table-cell>
          <table:table-cell table:style-name="표13.B2" office:value-type="string">
            <text:p text:style-name="P16">병원 통합관리 시스템</text:p>
          </table:table-cell>
          <table:table-cell table:style-name="표13.A2" office:value-type="string">
            <text:p text:style-name="P12">작 성 자</text:p>
          </table:table-cell>
          <table:table-cell table:style-name="표13.B2" office:value-type="string">
            <text:p text:style-name="P13">이혜연</text:p>
          </table:table-cell>
        </table:table-row>
        <table:table-row table:style-name="표13.2">
          <table:table-cell table:style-name="표13.A2" office:value-type="string">
            <text:p text:style-name="P12">업 무 명</text:p>
          </table:table-cell>
          <table:table-cell table:style-name="표13.B2" office:value-type="string">
            <text:p text:style-name="P16">당직스케줄 조회 및 변경신청</text:p>
          </table:table-cell>
          <table:table-cell table:style-name="표13.A2" office:value-type="string">
            <text:p text:style-name="P12">작 성 일</text:p>
          </table:table-cell>
          <table:table-cell table:style-name="표13.B2" office:value-type="string">
            <text:p text:style-name="P13">2023-04-20</text:p>
          </table:table-cell>
        </table:table-row>
        <table:table-row table:style-name="표13.2">
          <table:table-cell table:style-name="표13.A2" office:value-type="string">
            <text:p text:style-name="P5"><text:span text:style-name="T1">요구사항 </text:span><text:span text:style-name="T1">ID</text:span></text:p>
          </table:table-cell>
          <table:table-cell table:style-name="표13.B2" office:value-type="string">
            <text:p text:style-name="P13">SC-A100-006</text:p>
          </table:table-cell>
          <table:table-cell table:style-name="표13.A2" office:value-type="string">
            <text:p text:style-name="P5"><text:span text:style-name="T1">유스케이스 </text:span><text:span text:style-name="T1">ID</text:span></text:p>
          </table:table-cell>
          <table:table-cell table:style-name="표13.B2" office:value-type="string">
            <text:p text:style-name="P13">UC-A-U006</text:p>
          </table:table-cell>
        </table:table-row>
        <table:table-row table:style-name="표13.2">
          <table:table-cell table:style-name="표13.A2" office:value-type="string">
            <text:p text:style-name="P12">유스케이스 명</text:p>
          </table:table-cell>
          <table:table-cell table:style-name="표13.B2" table:number-columns-spanned="3" office:value-type="string">
            <text:p text:style-name="P16">마이페이지</text:p>
          </table:table-cell>
          <table:covered-table-cell/>
          <table:covered-table-cell/>
        </table:table-row>
        <table:table-row table:style-name="표13.6">
          <table:table-cell table:style-name="표13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개인 일정의 변동사항이 있을 경우 당직 스케줄 변경 신청서를 작성하여 원무과에 전달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1-1. </text:span><text:span text:style-name="T2">마이페이지를 선택한다</text:span><text:span text:style-name="T2">.</text:span></text:p>
            <text:p text:style-name="P7"><text:span text:style-name="T2">1-2. </text:span><text:span text:style-name="T2">당직 스케줄 조회버튼을 클릭한다</text:span><text:span text:style-name="T2">.</text:span></text:p>
            <text:p text:style-name="P7"><text:span text:style-name="T2"><text:s text:c="8"/></text:span><text:span text:style-name="T2">1-3. </text:span><text:span text:style-name="T2">캘린더에 당직 스케줄 및 수술 스케줄을 출력한다</text:span><text:span text:style-name="T2">.</text:span></text:p>
            <text:p text:style-name="P7"><text:span text:style-name="T2"><text:s text:c="8"/></text:span><text:span text:style-name="T2">1-4. </text:span><text:span text:style-name="T2">페이지 상단의 당직 스케줄 변경 버튼을 클릭한다</text:span><text:span text:style-name="T2">.</text:span></text:p>
            <text:p text:style-name="P7"><text:span text:style-name="T2"><text:s text:c="8"/></text:span><text:span text:style-name="T2">1-5. </text:span><text:span text:style-name="T2">스케줄 변경 신청서 창이 출력된다</text:span><text:span text:style-name="T2">.</text:span></text:p>
            <text:p text:style-name="P7"><text:span text:style-name="T2"><text:s text:c="8"/></text:span><text:span text:style-name="T2">1-6. </text:span><text:span text:style-name="T2">교대 의사명선택</text:span><text:span text:style-name="T2">, </text:span><text:span text:style-name="T2">시작 날짜</text:span><text:span text:style-name="T2">, </text:span><text:span text:style-name="T2">종료날짜</text:span><text:span text:style-name="T2">, </text:span><text:span text:style-name="T2">변경 사유를 작성하고 신청하기 </text:span></text:p>
            <text:p text:style-name="P7"><text:span text:style-name="T2"><text:s text:c="13"/>버튼을 클릭한다</text:span><text:span text:style-name="T2">.</text:span></text:p>
            <text:p text:style-name="P13"><text:s text:c="7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 table:style-name="표14.1">
          <table:table-cell table:style-name="표14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4.2">
          <table:table-cell table:style-name="표14.A2" office:value-type="string">
            <text:p text:style-name="P12">시스템명</text:p>
          </table:table-cell>
          <table:table-cell table:style-name="표14.B2" office:value-type="string">
            <text:p text:style-name="P16">병원 통합관리 시스템</text:p>
          </table:table-cell>
          <table:table-cell table:style-name="표14.A2" office:value-type="string">
            <text:p text:style-name="P12">작 성 자</text:p>
          </table:table-cell>
          <table:table-cell table:style-name="표14.B2" office:value-type="string">
            <text:p text:style-name="P13">이혜연</text:p>
          </table:table-cell>
        </table:table-row>
        <table:table-row table:style-name="표14.2">
          <table:table-cell table:style-name="표14.A2" office:value-type="string">
            <text:p text:style-name="P12">업 무 명</text:p>
          </table:table-cell>
          <table:table-cell table:style-name="표14.B2" office:value-type="string">
            <text:p text:style-name="P16">휴가 신청서 작성 및 목록 조회</text:p>
          </table:table-cell>
          <table:table-cell table:style-name="표14.A2" office:value-type="string">
            <text:p text:style-name="P12">작 성 일</text:p>
          </table:table-cell>
          <table:table-cell table:style-name="표14.B2" office:value-type="string">
            <text:p text:style-name="P13">2023-04-20</text:p>
          </table:table-cell>
        </table:table-row>
        <table:table-row table:style-name="표14.2">
          <table:table-cell table:style-name="표14.A2" office:value-type="string">
            <text:p text:style-name="P5"><text:span text:style-name="T1">요구사항 </text:span><text:span text:style-name="T1">ID</text:span></text:p>
          </table:table-cell>
          <table:table-cell table:style-name="표14.B2" office:value-type="string">
            <text:p text:style-name="P13">SC-A100-007</text:p>
          </table:table-cell>
          <table:table-cell table:style-name="표14.A2" office:value-type="string">
            <text:p text:style-name="P5"><text:span text:style-name="T1">유스케이스 </text:span><text:span text:style-name="T1">ID</text:span></text:p>
          </table:table-cell>
          <table:table-cell table:style-name="표14.B2" office:value-type="string">
            <text:p text:style-name="P13">UC-A-U007</text:p>
          </table:table-cell>
        </table:table-row>
        <table:table-row table:style-name="표14.2">
          <table:table-cell table:style-name="표14.A2" office:value-type="string">
            <text:p text:style-name="P12">유스케이스 명</text:p>
          </table:table-cell>
          <table:table-cell table:style-name="표14.B2" table:number-columns-spanned="3" office:value-type="string">
            <text:p text:style-name="P16">마이페이지</text:p>
          </table:table-cell>
          <table:covered-table-cell/>
          <table:covered-table-cell/>
        </table:table-row>
        <table:table-row table:style-name="표14.6">
          <table:table-cell table:style-name="표14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휴가 신청서를 작성하여 원무과에 전달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1-1. </text:span><text:span text:style-name="T2">마이페이지를 선택한다</text:span><text:span text:style-name="T2">.</text:span></text:p>
            <text:p text:style-name="P7"><text:span text:style-name="T2">1-2. </text:span><text:span text:style-name="T2">휴가신청 버튼을 클릭한다</text:span><text:span text:style-name="T2">.</text:span></text:p>
            <text:p text:style-name="P7"><text:span text:style-name="T2"><text:s text:c="8"/></text:span><text:span text:style-name="T2">1-3. </text:span><text:span text:style-name="T2">휴가신청서 창을 출력한다</text:span><text:span text:style-name="T2">. </text:span><text:span text:style-name="T2">올해 총 연차</text:span><text:span text:style-name="T2">, </text:span><text:span text:style-name="T2">사용 연차</text:span><text:span text:style-name="T2">, </text:span><text:span text:style-name="T2">남은 연차 개수 출력</text:span></text:p>
            <text:p text:style-name="P7"><text:span text:style-name="T2"><text:s text:c="8"/></text:span><text:span text:style-name="T2">1-4. </text:span><text:span text:style-name="T2">시작 날짜</text:span><text:span text:style-name="T2">, </text:span><text:span text:style-name="T2">종료날짜</text:span><text:span text:style-name="T2">, </text:span><text:span text:style-name="T2">부서명선택</text:span><text:span text:style-name="T2">, </text:span><text:span text:style-name="T2">신청 사유를 입력하고 신청하기 버튼을</text:span></text:p>
            <text:p text:style-name="P7"><text:span text:style-name="T2"><text:s text:c="13"/>클릭한다</text:span><text:span text:style-name="T2">.</text:span></text:p>
            <text:p text:style-name="P7"><text:span text:style-name="T2"><text:s text:c="10"/></text:span><text:span text:style-name="T2">A-01. </text:span><text:span text:style-name="T2">사용 가능한 연차가 없는 경우</text:span></text:p>
            <text:p text:style-name="P7"><text:span text:style-name="T2"><text:s text:c="8"/></text:span><text:span text:style-name="T2">1-5. </text:span><text:span text:style-name="T2">휴가 신청서 목록을 클릭하면 해당 신청 내역목록을 확인할 수 있다</text:span><text:span text:style-name="T2">.</text:span></text:p>
            <text:p text:style-name="P13"><text:s text:c="8"/></text:p>
            <text:p text:style-name="P7"><text:span text:style-name="T2"><text:s text:c="10"/></text:span><text:span text:style-name="T2">* </text:span><text:span text:style-name="T2">대안흐름 </text:span><text:span text:style-name="T2">A-01. </text:span><text:span text:style-name="T2">사용 가능한 연차가 없는 경우</text:span></text:p>
            <text:p text:style-name="P7"><text:span text:style-name="T2">A-01. </text:span><text:span text:style-name="T2">다음 해 발생 연차에서 차감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 table:style-name="표15.1">
          <table:table-cell table:style-name="표15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5.2">
          <table:table-cell table:style-name="표15.A2" office:value-type="string">
            <text:p text:style-name="P12">시스템명</text:p>
          </table:table-cell>
          <table:table-cell table:style-name="표15.B2" office:value-type="string">
            <text:p text:style-name="P16">병원 통합관리 시스템</text:p>
          </table:table-cell>
          <table:table-cell table:style-name="표15.A2" office:value-type="string">
            <text:p text:style-name="P12">작 성 자</text:p>
          </table:table-cell>
          <table:table-cell table:style-name="표15.B2" office:value-type="string">
            <text:p text:style-name="P13">이혜연</text:p>
          </table:table-cell>
        </table:table-row>
        <table:table-row table:style-name="표15.2">
          <table:table-cell table:style-name="표15.A2" office:value-type="string">
            <text:p text:style-name="P12">업 무 명</text:p>
          </table:table-cell>
          <table:table-cell table:style-name="표15.B2" office:value-type="string">
            <text:p text:style-name="P16">수술 스케줄 조회</text:p>
          </table:table-cell>
          <table:table-cell table:style-name="표15.A2" office:value-type="string">
            <text:p text:style-name="P12">작 성 일</text:p>
          </table:table-cell>
          <table:table-cell table:style-name="표15.B2" office:value-type="string">
            <text:p text:style-name="P13">2023-04-20</text:p>
          </table:table-cell>
        </table:table-row>
        <table:table-row table:style-name="표15.2">
          <table:table-cell table:style-name="표15.A2" office:value-type="string">
            <text:p text:style-name="P5"><text:span text:style-name="T1">요구사항 </text:span><text:span text:style-name="T1">ID</text:span></text:p>
          </table:table-cell>
          <table:table-cell table:style-name="표15.B2" office:value-type="string">
            <text:p text:style-name="P13">SC-A100-008</text:p>
          </table:table-cell>
          <table:table-cell table:style-name="표15.A2" office:value-type="string">
            <text:p text:style-name="P5"><text:span text:style-name="T1">유스케이스 </text:span><text:span text:style-name="T1">ID</text:span></text:p>
          </table:table-cell>
          <table:table-cell table:style-name="표15.B2" office:value-type="string">
            <text:p text:style-name="P13">UC-A-U008</text:p>
          </table:table-cell>
        </table:table-row>
        <table:table-row table:style-name="표15.2">
          <table:table-cell table:style-name="표15.A2" office:value-type="string">
            <text:p text:style-name="P12">유스케이스 명</text:p>
          </table:table-cell>
          <table:table-cell table:style-name="표15.B2" table:number-columns-spanned="3" office:value-type="string">
            <text:p text:style-name="P16">수술관리</text:p>
          </table:table-cell>
          <table:covered-table-cell/>
          <table:covered-table-cell/>
        </table:table-row>
        <table:table-row table:style-name="표15.6">
          <table:table-cell table:style-name="표15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수술 스케줄 조회가 가능하고 변경시 변경 요청서를 작성하여 원무과에 제출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1-1. </text:span><text:span text:style-name="T2">수술관리 페이지를 선택한다</text:span><text:span text:style-name="T2">.</text:span></text:p>
            <text:p text:style-name="P7"><text:span text:style-name="T2">1-2. </text:span><text:span text:style-name="T2">수술 스케줄 조회 버튼을 클릭한다</text:span><text:span text:style-name="T2">.</text:span></text:p>
            <text:p text:style-name="P7"><text:span text:style-name="T2"><text:s text:c="8"/></text:span><text:span text:style-name="T2">1-3. </text:span><text:span text:style-name="T2">캘린더에 수술 날짜</text:span><text:span text:style-name="T2">, </text:span><text:span text:style-name="T2">환자 이름</text:span><text:span text:style-name="T2">, </text:span><text:span text:style-name="T2">시작 시간이 출력된다</text:span><text:span text:style-name="T2">.</text:span></text:p>
            <text:p text:style-name="P7"><text:span text:style-name="T2"><text:s text:c="8"/></text:span><text:span text:style-name="T2">1-4. </text:span><text:span text:style-name="T2">환자를 선택하면 정보창을 출력하고 변경신청 버튼을 클릭한다</text:span><text:span text:style-name="T2">.</text:span></text:p>
            <text:p text:style-name="P7"><text:span text:style-name="T2"><text:s text:c="8"/></text:span><text:span text:style-name="T2">1-5. </text:span><text:span text:style-name="T2">변경 신청서 창이 출력된다</text:span><text:span text:style-name="T2">.</text:span></text:p>
            <text:p text:style-name="P7"><text:span text:style-name="T2"><text:s text:c="8"/></text:span><text:span text:style-name="T2">1-6. </text:span><text:span text:style-name="T2">변경일 입력</text:span><text:span text:style-name="T2">, </text:span><text:span text:style-name="T2">변경사유</text:span><text:span text:style-name="T2">(</text:span><text:span text:style-name="T2">예약 취소 포함</text:span><text:span text:style-name="T2">)</text:span><text:span text:style-name="T2">하고 신청하기 버튼을 클릭한다</text:span><text:span text:style-name="T2">.</text:span></text:p>
            <text:p text:style-name="P13"><text:s text:c="8"/></text:p>
            <text:p text:style-name="P13"><text:s text:c="10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 table:style-name="표16.1">
          <table:table-cell table:style-name="표16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6.2">
          <table:table-cell table:style-name="표16.A2" office:value-type="string">
            <text:p text:style-name="P12">시스템명</text:p>
          </table:table-cell>
          <table:table-cell table:style-name="표16.B2" office:value-type="string">
            <text:p text:style-name="P16">병원 통합관리 시스템</text:p>
          </table:table-cell>
          <table:table-cell table:style-name="표16.A2" office:value-type="string">
            <text:p text:style-name="P12">작 성 자</text:p>
          </table:table-cell>
          <table:table-cell table:style-name="표16.B2" office:value-type="string">
            <text:p text:style-name="P13">이혜연</text:p>
          </table:table-cell>
        </table:table-row>
        <table:table-row table:style-name="표16.2">
          <table:table-cell table:style-name="표16.A2" office:value-type="string">
            <text:p text:style-name="P12">업 무 명</text:p>
          </table:table-cell>
          <table:table-cell table:style-name="표16.B2" office:value-type="string">
            <text:p text:style-name="P4"><text:span text:style-name="T2">진료차트 작성</text:span><text:span text:style-name="T2">(</text:span><text:span text:style-name="T2">오더</text:span><text:span text:style-name="T2">)-</text:span><text:span text:style-name="T2">일반</text:span></text:p>
          </table:table-cell>
          <table:table-cell table:style-name="표16.A2" office:value-type="string">
            <text:p text:style-name="P12">작 성 일</text:p>
          </table:table-cell>
          <table:table-cell table:style-name="표16.B2" office:value-type="string">
            <text:p text:style-name="P13">2023-04-20</text:p>
          </table:table-cell>
        </table:table-row>
        <table:table-row table:style-name="표16.2">
          <table:table-cell table:style-name="표16.A2" office:value-type="string">
            <text:p text:style-name="P5"><text:span text:style-name="T1">요구사항 </text:span><text:span text:style-name="T1">ID</text:span></text:p>
          </table:table-cell>
          <table:table-cell table:style-name="표16.B2" office:value-type="string">
            <text:p text:style-name="P13">SC-A100-009</text:p>
          </table:table-cell>
          <table:table-cell table:style-name="표16.A2" office:value-type="string">
            <text:p text:style-name="P5"><text:span text:style-name="T1">유스케이스 </text:span><text:span text:style-name="T1">ID</text:span></text:p>
          </table:table-cell>
          <table:table-cell table:style-name="표16.B2" office:value-type="string">
            <text:p text:style-name="P13">UC-A-U009</text:p>
          </table:table-cell>
        </table:table-row>
        <table:table-row table:style-name="표16.2">
          <table:table-cell table:style-name="표16.A2" office:value-type="string">
            <text:p text:style-name="P12">유스케이스 명</text:p>
          </table:table-cell>
          <table:table-cell table:style-name="표16.B2" table:number-columns-spanned="3" office:value-type="string">
            <text:p text:style-name="P16">진료차트</text:p>
          </table:table-cell>
          <table:covered-table-cell/>
          <table:covered-table-cell/>
        </table:table-row>
        <table:table-row table:style-name="표16.6">
          <table:table-cell table:style-name="표16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 진료차트를 작성한다</text:span><text:span text:style-name="T2">. </text:span><text:span text:style-name="T2">환자의 증상을 입력하고</text:span><text:span text:style-name="T2">, </text:span><text:span text:style-name="T2">상병코드 입력</text:span><text:span text:style-name="T2">, </text:span><text:span text:style-name="T2">처방</text:span><text:span text:style-name="T2">, </text:span><text:span text:style-name="T2">오더를 작성하여 </text:span></text:p>
            <text:p text:style-name="P7"><text:span text:style-name="T2"><text:s/>진료차트를 작성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환자관리 </text:span><text:span text:style-name="T2">- </text:span><text:span text:style-name="T2">환자 정보 조회 및 과거 차트내역 조회</text:span></text:p>
            <text:p text:style-name="P7"><text:span text:style-name="T2"><text:s text:c="8"/></text:span><text:span text:style-name="T2">1-1. </text:span><text:span text:style-name="T2">환자의 증상을 입력한다</text:span><text:span text:style-name="T2">. </text:span></text:p>
            <text:p text:style-name="P7"><text:span text:style-name="T2"><text:s text:c="8"/></text:span><text:span text:style-name="T2">1-2. </text:span><text:span text:style-name="T2">환자의 상병코드창에서 진단명을 검색하고 선택한다</text:span><text:span text:style-name="T2">.</text:span></text:p>
            <text:p text:style-name="P7"><text:span text:style-name="T2"><text:s text:c="8"/></text:span><text:span text:style-name="T2">A-01. </text:span><text:span text:style-name="T2">상병코드가 없는 경우</text:span></text:p>
            <text:p text:style-name="P7"><text:span text:style-name="T2"><text:s text:c="8"/></text:span><text:span text:style-name="T2">1-3. </text:span><text:span text:style-name="T2">처방 목록에서 약물의 종류를 검색하여 약물코드를 선택한다</text:span><text:span text:style-name="T2">.</text:span></text:p>
            <text:p text:style-name="P7"><text:span text:style-name="T2"><text:s text:c="8"/></text:span><text:span text:style-name="T2">1-4. </text:span><text:span text:style-name="T2">오더목록에서 오더의 종류를 선택한다</text:span><text:span text:style-name="T2">.(</text:span><text:span text:style-name="T2">물리치료</text:span><text:span text:style-name="T2">/</text:span><text:span text:style-name="T2">도수치료</text:span><text:span text:style-name="T2">/</text:span><text:span text:style-name="T2">주사</text:span><text:span text:style-name="T2">/</text:span><text:span text:style-name="T2">수술</text:span><text:span text:style-name="T2">)</text:span></text:p>
            <text:p text:style-name="P7"><text:span text:style-name="T2"><text:s text:c="10"/></text:span><text:span text:style-name="T2">1-4-1. </text:span><text:span text:style-name="T2">물리치료 </text:span><text:span text:style-name="T2">: </text:span><text:span text:style-name="T2">사용할 기구</text:span><text:span text:style-name="T2">, </text:span><text:span text:style-name="T2">치료시간</text:span><text:span text:style-name="T2">, </text:span><text:span text:style-name="T2">부위를 입력한다</text:span><text:span text:style-name="T2">.</text:span></text:p>
            <text:p text:style-name="P7"><text:span text:style-name="T2"><text:s text:c="10"/></text:span><text:span text:style-name="T2">1-4-2. </text:span><text:span text:style-name="T2">도수치료 </text:span><text:span text:style-name="T2">: </text:span><text:span text:style-name="T2">치료시간</text:span><text:span text:style-name="T2">, </text:span><text:span text:style-name="T2">부위를 입력한다</text:span><text:span text:style-name="T2">.</text:span></text:p>
            <text:p text:style-name="P7"><text:span text:style-name="T2"><text:s text:c="10"/></text:span><text:span text:style-name="T2">1-4-3. </text:span><text:span text:style-name="T2">주사 </text:span><text:span text:style-name="T2">: </text:span><text:span text:style-name="T2">의약품코드와 용량을 입력한다</text:span><text:span text:style-name="T2">.</text:span></text:p>
            <text:p text:style-name="P7"><text:span text:style-name="T2"><text:s text:c="10"/></text:span><text:span text:style-name="T2">1-4-4. </text:span><text:span text:style-name="T2">수술 </text:span><text:span text:style-name="T2">: </text:span><text:span text:style-name="T2">메모장에 수술 상담 필요하다는 특이사항을 기록한다</text:span><text:span text:style-name="T2">. <text:s text:c="11"/></text:span></text:p>
            <text:p text:style-name="P7"><text:span text:style-name="T2"><text:s text:c="8"/></text:span><text:span text:style-name="T2">A-02. </text:span><text:span text:style-name="T2">필요한 약물이 목록이 없는 경우</text:span></text:p>
            <text:p text:style-name="P7"><text:span text:style-name="T2"><text:s text:c="8"/></text:span><text:span text:style-name="T2">1-4. </text:span><text:span text:style-name="T2">화면 상단의 환자의 위치 및 상태 를 변경한다</text:span><text:span text:style-name="T2">.</text:span></text:p>
            <text:p text:style-name="P7"><text:span text:style-name="T2"><text:s text:c="13"/></text:span><text:span text:style-name="T2">(</text:span><text:span text:style-name="T2">진료실</text:span><text:span text:style-name="T2">-&gt;</text:span><text:span text:style-name="T2">수납실</text:span><text:span text:style-name="T2">, </text:span><text:span text:style-name="T2">치료실 등 </text:span><text:span text:style-name="T2">/ </text:span><text:span text:style-name="T2">진료중 </text:span><text:span text:style-name="T2">-&gt; </text:span><text:span text:style-name="T2">진료완료</text:span><text:span text:style-name="T2">)</text:span></text:p>
            <text:p text:style-name="P7"><text:span text:style-name="T2"><text:s text:c="8"/></text:span><text:span text:style-name="T2">1-5. </text:span><text:span text:style-name="T2">작성완료를 선택하여 진료기록을 저장한다</text:span><text:span text:style-name="T2">.</text:span></text:p>
            <text:p text:style-name="P7"><text:span text:style-name="T2"><text:s text:c="7"/></text:span><text:span text:style-name="T2">* </text:span><text:span text:style-name="T2">그룹오더 목록을 선택하여 자주사용하는 처방 및 오더를 자동으로 입력되게 한다</text:span><text:span text:style-name="T2">.</text:span></text:p>
            <text:p text:style-name="P7"><text:span text:style-name="T2"><text:s text:c="7"/></text:span><text:span text:style-name="T2">* </text:span><text:span text:style-name="T2">대안흐름 </text:span><text:span text:style-name="T2">A-01. </text:span><text:span text:style-name="T2">상병코드가 없는 경우</text:span></text:p>
            <text:p text:style-name="P7"><text:span text:style-name="T2">A-01. </text:span><text:span text:style-name="T2">유사한 질병의 상병코드를 선택</text:span><text:span text:style-name="T2">, </text:span><text:span text:style-name="T2">메모장에 특이사항에 해당 사항을 기록한다</text:span><text:span text:style-name="T2">.</text:span></text:p>
            <text:p text:style-name="P7"><text:span text:style-name="T2"><text:s text:c="7"/></text:span><text:span text:style-name="T2">* </text:span><text:span text:style-name="T2">대안흐름 </text:span><text:span text:style-name="T2">A-02. </text:span><text:span text:style-name="T2">필요한 약물이 목록이 없는 경우</text:span></text:p>
            <text:p text:style-name="P7"><text:span text:style-name="T2">A-02. </text:span><text:span text:style-name="T2">유사한 효과의 처방 코드를 선택</text:span><text:span text:style-name="T2">, </text:span><text:span text:style-name="T2">메모장에 특이사항에 해당 사항을 기록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 table:style-name="표17.1">
          <table:table-cell table:style-name="표17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7.2">
          <table:table-cell table:style-name="표17.A2" office:value-type="string">
            <text:p text:style-name="P12">시스템명</text:p>
          </table:table-cell>
          <table:table-cell table:style-name="표17.B2" office:value-type="string">
            <text:p text:style-name="P16">병원 통합관리 시스템</text:p>
          </table:table-cell>
          <table:table-cell table:style-name="표17.A2" office:value-type="string">
            <text:p text:style-name="P12">작 성 자</text:p>
          </table:table-cell>
          <table:table-cell table:style-name="표17.B2" office:value-type="string">
            <text:p text:style-name="P13">이혜연</text:p>
          </table:table-cell>
        </table:table-row>
        <table:table-row table:style-name="표17.2">
          <table:table-cell table:style-name="표17.A2" office:value-type="string">
            <text:p text:style-name="P12">업 무 명</text:p>
          </table:table-cell>
          <table:table-cell table:style-name="표17.B2" office:value-type="string">
            <text:p text:style-name="P4"><text:span text:style-name="T2">진료차트 작성</text:span><text:span text:style-name="T2">(</text:span><text:span text:style-name="T2">오더</text:span><text:span text:style-name="T2">)-</text:span><text:span text:style-name="T2">촬영</text:span></text:p>
          </table:table-cell>
          <table:table-cell table:style-name="표17.A2" office:value-type="string">
            <text:p text:style-name="P12">작 성 일</text:p>
          </table:table-cell>
          <table:table-cell table:style-name="표17.B2" office:value-type="string">
            <text:p text:style-name="P13">2023-04-20</text:p>
          </table:table-cell>
        </table:table-row>
        <table:table-row table:style-name="표17.2">
          <table:table-cell table:style-name="표17.A2" office:value-type="string">
            <text:p text:style-name="P5"><text:span text:style-name="T1">요구사항 </text:span><text:span text:style-name="T1">ID</text:span></text:p>
          </table:table-cell>
          <table:table-cell table:style-name="표17.B2" office:value-type="string">
            <text:p text:style-name="P13">SC-A100-010</text:p>
          </table:table-cell>
          <table:table-cell table:style-name="표17.A2" office:value-type="string">
            <text:p text:style-name="P5"><text:span text:style-name="T1">유스케이스 </text:span><text:span text:style-name="T1">ID</text:span></text:p>
          </table:table-cell>
          <table:table-cell table:style-name="표17.B2" office:value-type="string">
            <text:p text:style-name="P13">UC-A-U010</text:p>
          </table:table-cell>
        </table:table-row>
        <table:table-row table:style-name="표17.2">
          <table:table-cell table:style-name="표17.A2" office:value-type="string">
            <text:p text:style-name="P12">유스케이스 명</text:p>
          </table:table-cell>
          <table:table-cell table:style-name="표17.B2" table:number-columns-spanned="3" office:value-type="string">
            <text:p text:style-name="P16">진료차트</text:p>
          </table:table-cell>
          <table:covered-table-cell/>
          <table:covered-table-cell/>
        </table:table-row>
        <table:table-row table:style-name="표17.6">
          <table:table-cell table:style-name="표17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 진료차트를 작성한다</text:span><text:span text:style-name="T2">. </text:span><text:span text:style-name="T2">환자의 증상을 입력하고</text:span><text:span text:style-name="T2">, </text:span><text:span text:style-name="T2">영상촬영 필요시 영상촬영 오더를 </text:span></text:p>
            <text:p text:style-name="P7"><text:span text:style-name="T2"><text:s/>선택</text:span><text:span text:style-name="T2">, </text:span><text:span text:style-name="T2">상병코드 입력</text:span><text:span text:style-name="T2">, </text:span><text:span text:style-name="T2">처방</text:span><text:span text:style-name="T2">, </text:span><text:span text:style-name="T2">오더를 작성하여 진료차트를 작성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환자관리 </text:span><text:span text:style-name="T2">- </text:span><text:span text:style-name="T2">환자 정보 조회 및 과거 차트내역 조회</text:span></text:p>
            <text:p text:style-name="P7"><text:span text:style-name="T2"><text:s text:c="8"/></text:span><text:span text:style-name="T2">1-1. </text:span><text:span text:style-name="T2">환자의 증상을 입력한다</text:span><text:span text:style-name="T2">. </text:span></text:p>
            <text:p text:style-name="P7"><text:span text:style-name="T2"><text:s text:c="8"/></text:span><text:span text:style-name="T2">1-2. </text:span><text:span text:style-name="T2">오더 목록에서 영상촬영을 선택하고 촬영코드</text:span><text:span text:style-name="T2">(x-Ray) </text:span><text:span text:style-name="T2">및 신체부위를 선택한다</text:span><text:span text:style-name="T2">.</text:span></text:p>
            <text:p text:style-name="P7"><text:span text:style-name="T2"><text:s text:c="8"/></text:span><text:span text:style-name="T2">1-3. </text:span><text:span text:style-name="T2">화면 상단의 환자의 위치 및 상태를 변경한다</text:span><text:span text:style-name="T2">.</text:span></text:p>
            <text:p text:style-name="P7"><text:span text:style-name="T2"><text:s text:c="13"/></text:span><text:span text:style-name="T2">(</text:span><text:span text:style-name="T2">진료실</text:span><text:span text:style-name="T2">-&gt;</text:span><text:span text:style-name="T2">영상촬영실 </text:span><text:span text:style-name="T2">/ </text:span><text:span text:style-name="T2">진료중 </text:span><text:span text:style-name="T2">-&gt; </text:span><text:span text:style-name="T2">검사대기</text:span><text:span text:style-name="T2">)</text:span></text:p>
            <text:p text:style-name="P7"><text:span text:style-name="T2"><text:s text:c="8"/></text:span><text:span text:style-name="T2">1-4. </text:span><text:span text:style-name="T2">화면 하단의 재진료 필요 체크박스를 선택하고 진료완료 버튼을 클릭한다</text:span><text:span text:style-name="T2">.</text:span></text:p>
            <text:p text:style-name="P7"><text:span text:style-name="T2"><text:s text:c="8"/></text:span><text:span text:style-name="T2">1-5. </text:span><text:span text:style-name="T2">촬영이 완료되면 검사대기 환자의 호출버튼을 클릭한다</text:span><text:span text:style-name="T2">.</text:span></text:p>
            <text:p text:style-name="P7"><text:span text:style-name="T2"><text:s text:c="8"/></text:span><text:span text:style-name="T2">1-6. </text:span><text:span text:style-name="T2">진료차트의 환자 영상촬영 자료보기를 클릭하여 모달창 화면에 띄운다</text:span><text:span text:style-name="T2">.</text:span></text:p>
            <text:p text:style-name="P7"><text:span text:style-name="T2"><text:s text:c="8"/></text:span><text:span text:style-name="T2">1-7. </text:span><text:span text:style-name="T2">환자의 상병코드창에서 진단명을 검색하고 선택한다</text:span><text:span text:style-name="T2">.</text:span></text:p>
            <text:p text:style-name="P7"><text:span text:style-name="T2"><text:s text:c="8"/></text:span><text:span text:style-name="T2">A-01. </text:span><text:span text:style-name="T2">상병코드가 없는 경우</text:span></text:p>
            <text:p text:style-name="P7"><text:span text:style-name="T2"><text:s text:c="8"/></text:span><text:span text:style-name="T2">1-8. </text:span><text:span text:style-name="T2">처방 목록에서 약물의 종류를 검색하여 약물코드를 선택한다</text:span><text:span text:style-name="T2">.</text:span></text:p>
            <text:p text:style-name="P7"><text:span text:style-name="T2"><text:s text:c="8"/></text:span><text:span text:style-name="T2">1-9. </text:span><text:span text:style-name="T2">오더목록에서 오더의 종류를 선택한다</text:span><text:span text:style-name="T2">.(</text:span><text:span text:style-name="T2">물리치료</text:span><text:span text:style-name="T2">/</text:span><text:span text:style-name="T2">도수치료</text:span><text:span text:style-name="T2">/</text:span><text:span text:style-name="T2">주사</text:span><text:span text:style-name="T2">/</text:span><text:span text:style-name="T2">수술</text:span><text:span text:style-name="T2">)</text:span></text:p>
            <text:p text:style-name="P7"><text:span text:style-name="T2"><text:s text:c="10"/></text:span><text:span text:style-name="T2">1-9-1. </text:span><text:span text:style-name="T2">물리치료 </text:span><text:span text:style-name="T2">: </text:span><text:span text:style-name="T2">사용할 기구</text:span><text:span text:style-name="T2">, </text:span><text:span text:style-name="T2">치료시간</text:span><text:span text:style-name="T2">, </text:span><text:span text:style-name="T2">부위를 입력한다</text:span><text:span text:style-name="T2">.</text:span></text:p>
            <text:p text:style-name="P7"><text:span text:style-name="T2"><text:s text:c="10"/></text:span><text:span text:style-name="T2">1-9-2. </text:span><text:span text:style-name="T2">도수치료 </text:span><text:span text:style-name="T2">: </text:span><text:span text:style-name="T2">치료시간</text:span><text:span text:style-name="T2">, </text:span><text:span text:style-name="T2">부위를 입력한다</text:span><text:span text:style-name="T2">.</text:span></text:p>
            <text:p text:style-name="P7"><text:span text:style-name="T2"><text:s text:c="10"/></text:span><text:span text:style-name="T2">1-9-3. </text:span><text:span text:style-name="T2">주사 </text:span><text:span text:style-name="T2">: </text:span><text:span text:style-name="T2">의약품코드와 용량을 입력한다</text:span><text:span text:style-name="T2">.</text:span></text:p>
            <text:p text:style-name="P7"><text:span text:style-name="T2"><text:s text:c="10"/></text:span><text:span text:style-name="T2">1-9-4. </text:span><text:span text:style-name="T2">수술 </text:span><text:span text:style-name="T2">: </text:span><text:span text:style-name="T2">메모장에 수술 상담 필요하다는 특이사항을 기록한다</text:span><text:span text:style-name="T2">. </text:span></text:p>
            <text:p text:style-name="P7"><text:span text:style-name="T2"><text:s text:c="8"/></text:span><text:span text:style-name="T2">A-02. </text:span><text:span text:style-name="T2">필요한 약물이 목록이 없는 경우</text:span></text:p>
            <text:p text:style-name="P7"><text:span text:style-name="T2"><text:s text:c="8"/></text:span><text:span text:style-name="T2">1-10. </text:span><text:span text:style-name="T2">화면 상단의 환자의 위치 및 상태 를 변경한다</text:span><text:span text:style-name="T2">.</text:span></text:p>
            <text:p text:style-name="P7"><text:span text:style-name="T2"><text:s text:c="13"/></text:span><text:span text:style-name="T2">(</text:span><text:span text:style-name="T2">진료실</text:span><text:span text:style-name="T2">-&gt;</text:span><text:span text:style-name="T2">수납실</text:span><text:span text:style-name="T2">, </text:span><text:span text:style-name="T2">치료실 등 </text:span><text:span text:style-name="T2">/ </text:span><text:span text:style-name="T2">진료중 </text:span><text:span text:style-name="T2">-&gt; </text:span><text:span text:style-name="T2">진료완료</text:span><text:span text:style-name="T2">)</text:span></text:p>
            <text:p text:style-name="P7"><text:span text:style-name="T2"><text:s text:c="8"/></text:span><text:span text:style-name="T2">1-11. </text:span><text:span text:style-name="T2">작성완료를 선택하여 진료기록을 저장한다</text:span><text:span text:style-name="T2">.</text:span></text:p>
            <text:p text:style-name="P7"><text:span text:style-name="T2"><text:s text:c="7"/></text:span><text:span text:style-name="T2">* </text:span><text:span text:style-name="T2">그룹오더 목록을 선택하여 자주사용하는 처방 및 오더를 자동으로 입력되게 한다</text:span><text:span text:style-name="T2">.</text:span></text:p>
            <text:p text:style-name="P7"><text:span text:style-name="T2"><text:s text:c="7"/></text:span><text:span text:style-name="T2">* </text:span><text:span text:style-name="T2">대안흐름 </text:span><text:span text:style-name="T2">A-01. </text:span><text:span text:style-name="T2">상병코드가 없는 경우</text:span></text:p>
            <text:p text:style-name="P7"><text:span text:style-name="T2">A-01. </text:span><text:span text:style-name="T2">유사한 질병의 상병코드를 선택</text:span><text:span text:style-name="T2">, </text:span><text:span text:style-name="T2">메모장에 특이사항에 해당 사항을 기록한다</text:span><text:span text:style-name="T2">.</text:span></text:p>
            <text:p text:style-name="P7"><text:span text:style-name="T2"><text:s text:c="7"/></text:span><text:span text:style-name="T2">* </text:span><text:span text:style-name="T2">대안흐름 </text:span><text:span text:style-name="T2">A-02. </text:span><text:span text:style-name="T2">필요한 약물이 목록이 없는 경우</text:span></text:p>
            <text:p text:style-name="P7"><text:span text:style-name="T2">A-02. </text:span><text:span text:style-name="T2">유사한 효과의 처방 코드를 선택</text:span><text:span text:style-name="T2">, </text:span><text:span text:style-name="T2">메모장에 특이사항에 해당 사항을 기록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  <table:table-row table:style-name="표17.7">
          <table:table-cell table:style-name="표17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 table:style-name="표18.1">
          <table:table-cell table:style-name="표1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8.2">
          <table:table-cell table:style-name="표18.A2" office:value-type="string">
            <text:p text:style-name="P12">시스템명</text:p>
          </table:table-cell>
          <table:table-cell table:style-name="표18.B2" office:value-type="string">
            <text:p text:style-name="P16">병원 통합관리 시스템</text:p>
          </table:table-cell>
          <table:table-cell table:style-name="표18.A2" office:value-type="string">
            <text:p text:style-name="P12">작 성 자</text:p>
          </table:table-cell>
          <table:table-cell table:style-name="표18.B2" office:value-type="string">
            <text:p text:style-name="P13">이혜연</text:p>
          </table:table-cell>
        </table:table-row>
        <table:table-row table:style-name="표18.2">
          <table:table-cell table:style-name="표18.A2" office:value-type="string">
            <text:p text:style-name="P12">업 무 명</text:p>
          </table:table-cell>
          <table:table-cell table:style-name="표18.B2" office:value-type="string">
            <text:p text:style-name="P4"><text:span text:style-name="T2">서류작성</text:span><text:span text:style-name="T2">-</text:span><text:span text:style-name="T2">진단서</text:span><text:span text:style-name="T2">, </text:span><text:span text:style-name="T2">소견서 작성</text:span></text:p>
          </table:table-cell>
          <table:table-cell table:style-name="표18.A2" office:value-type="string">
            <text:p text:style-name="P12">작 성 일</text:p>
          </table:table-cell>
          <table:table-cell table:style-name="표18.B2" office:value-type="string">
            <text:p text:style-name="P13">2023-04-20</text:p>
          </table:table-cell>
        </table:table-row>
        <table:table-row table:style-name="표18.2">
          <table:table-cell table:style-name="표18.A2" office:value-type="string">
            <text:p text:style-name="P5"><text:span text:style-name="T1">요구사항 </text:span><text:span text:style-name="T1">ID</text:span></text:p>
          </table:table-cell>
          <table:table-cell table:style-name="표18.B2" office:value-type="string">
            <text:p text:style-name="P13">SC-A100-011</text:p>
          </table:table-cell>
          <table:table-cell table:style-name="표18.A2" office:value-type="string">
            <text:p text:style-name="P5"><text:span text:style-name="T1">유스케이스 </text:span><text:span text:style-name="T1">ID</text:span></text:p>
          </table:table-cell>
          <table:table-cell table:style-name="표18.B2" office:value-type="string">
            <text:p text:style-name="P13">UC-A-U011</text:p>
          </table:table-cell>
        </table:table-row>
        <table:table-row table:style-name="표18.2">
          <table:table-cell table:style-name="표18.A2" office:value-type="string">
            <text:p text:style-name="P12">유스케이스 명</text:p>
          </table:table-cell>
          <table:table-cell table:style-name="표18.B2" table:number-columns-spanned="3" office:value-type="string">
            <text:p text:style-name="P16">서류작성</text:p>
          </table:table-cell>
          <table:covered-table-cell/>
          <table:covered-table-cell/>
        </table:table-row>
        <table:table-row table:style-name="표18.6">
          <table:table-cell table:style-name="표18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의 요청시 의사는 진단서 및 소견서 작성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환자의 진단서 및 소견서 등의 요청을 받으면 알림창에 출력한다</text:span><text:span text:style-name="T2">.</text:span></text:p>
            <text:p text:style-name="P7"><text:span text:style-name="T2"><text:s text:c="8"/></text:span><text:span text:style-name="T2">1-2. </text:span><text:span text:style-name="T2">서류작성 탭을 클릭하면 진단서 및 소견서 입력 폼을 출력한다</text:span><text:span text:style-name="T2">.</text:span></text:p>
            <text:p text:style-name="P7"><text:span text:style-name="T2"><text:s text:c="8"/></text:span><text:span text:style-name="T2">1-3. </text:span><text:span text:style-name="T2">진단서 및 소견서를 작성하고 작성완료를 클릭한다</text:span><text:span text:style-name="T2">.</text:span></text:p>
            <text:p text:style-name="P13"><text:s text:c="13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13"><text:s text:c="3"/>N/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</table:table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ext:soft-page-break/>
        <table:table-row table:style-name="표19.1">
          <table:table-cell table:style-name="표1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19.2">
          <table:table-cell table:style-name="표19.A2" office:value-type="string">
            <text:p text:style-name="P12">시스템명</text:p>
          </table:table-cell>
          <table:table-cell table:style-name="표19.B2" office:value-type="string">
            <text:p text:style-name="P16">병원 통합관리 시스템</text:p>
          </table:table-cell>
          <table:table-cell table:style-name="표19.A2" office:value-type="string">
            <text:p text:style-name="P12">작 성 자</text:p>
          </table:table-cell>
          <table:table-cell table:style-name="표19.B2" office:value-type="string">
            <text:p text:style-name="P13">이혜연</text:p>
          </table:table-cell>
        </table:table-row>
        <table:table-row table:style-name="표19.2">
          <table:table-cell table:style-name="표19.A2" office:value-type="string">
            <text:p text:style-name="P12">업 무 명</text:p>
          </table:table-cell>
          <table:table-cell table:style-name="표19.B2" office:value-type="string">
            <text:p text:style-name="P4"><text:span text:style-name="T2">서류작성</text:span><text:span text:style-name="T2">-</text:span><text:span text:style-name="T2">진단서</text:span><text:span text:style-name="T2">, </text:span><text:span text:style-name="T2">소견서 수정</text:span></text:p>
          </table:table-cell>
          <table:table-cell table:style-name="표19.A2" office:value-type="string">
            <text:p text:style-name="P12">작 성 일</text:p>
          </table:table-cell>
          <table:table-cell table:style-name="표19.B2" office:value-type="string">
            <text:p text:style-name="P13">2023-04-20</text:p>
          </table:table-cell>
        </table:table-row>
        <table:table-row table:style-name="표19.2">
          <table:table-cell table:style-name="표19.A2" office:value-type="string">
            <text:p text:style-name="P5"><text:span text:style-name="T1">요구사항 </text:span><text:span text:style-name="T1">ID</text:span></text:p>
          </table:table-cell>
          <table:table-cell table:style-name="표19.B2" office:value-type="string">
            <text:p text:style-name="P13">SC-A100-012</text:p>
          </table:table-cell>
          <table:table-cell table:style-name="표19.A2" office:value-type="string">
            <text:p text:style-name="P5"><text:span text:style-name="T1">유스케이스 </text:span><text:span text:style-name="T1">ID</text:span></text:p>
          </table:table-cell>
          <table:table-cell table:style-name="표19.B2" office:value-type="string">
            <text:p text:style-name="P13">UC-A-U012</text:p>
          </table:table-cell>
        </table:table-row>
        <table:table-row table:style-name="표19.2">
          <table:table-cell table:style-name="표19.A2" office:value-type="string">
            <text:p text:style-name="P12">유스케이스 명</text:p>
          </table:table-cell>
          <table:table-cell table:style-name="표19.B2" table:number-columns-spanned="3" office:value-type="string">
            <text:p text:style-name="P16">서류작성</text:p>
          </table:table-cell>
          <table:covered-table-cell/>
          <table:covered-table-cell/>
        </table:table-row>
        <table:table-row table:style-name="표19.6">
          <table:table-cell table:style-name="표19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의 진단서 수정 요청시 의사는 진단서 및 소견서를 수정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환자의 진단서 및 소견서 등의 수정요청을 받으면 알림창에 출력한다</text:span><text:span text:style-name="T2">.</text:span></text:p>
            <text:p text:style-name="P7"><text:span text:style-name="T2"><text:s text:c="8"/></text:span><text:span text:style-name="T2">1-2. </text:span><text:span text:style-name="T2">진단서 및 소견서 목록창을 출력한다</text:span><text:span text:style-name="T2">.</text:span></text:p>
            <text:p text:style-name="P7"><text:span text:style-name="T2"><text:s text:c="8"/></text:span><text:span text:style-name="T2">1-3. </text:span><text:span text:style-name="T2">환자의 이름을 검색하여 선택하면 환자의 진단서 및 소견서 폼을 출력한다</text:span><text:span text:style-name="T2">.</text:span></text:p>
            <text:p text:style-name="P7"><text:span text:style-name="T2"><text:s text:c="8"/></text:span><text:span text:style-name="T2">1-4. </text:span><text:span text:style-name="T2">폼하단의 수정버튼을 눌러 진단서 및 소견서 내용을 수정한다</text:span><text:span text:style-name="T2">.</text:span></text:p>
            <text:p text:style-name="P13"><text:s text:c="3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N/</text:span><text:span text:style-name="T3">A</text:span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covered-table-cell/>
          <table:covered-table-cell/>
          <table:covered-table-cell/>
        </table:table-row>
      </table:table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ext:soft-page-break/>
        <table:table-row table:style-name="표20.1">
          <table:table-cell table:style-name="표2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0.2">
          <table:table-cell table:style-name="표20.A2" office:value-type="string">
            <text:p text:style-name="P12">시스템명</text:p>
          </table:table-cell>
          <table:table-cell table:style-name="표20.B2" office:value-type="string">
            <text:p text:style-name="P16">병원 통합관리 시스템</text:p>
          </table:table-cell>
          <table:table-cell table:style-name="표20.A2" office:value-type="string">
            <text:p text:style-name="P12">작 성 자</text:p>
          </table:table-cell>
          <table:table-cell table:style-name="표20.B2" office:value-type="string">
            <text:p text:style-name="P13">이혜연</text:p>
          </table:table-cell>
        </table:table-row>
        <table:table-row table:style-name="표20.2">
          <table:table-cell table:style-name="표20.A2" office:value-type="string">
            <text:p text:style-name="P12">업 무 명</text:p>
          </table:table-cell>
          <table:table-cell table:style-name="표20.B2" office:value-type="string">
            <text:p text:style-name="P16">화상회의 등록</text:p>
          </table:table-cell>
          <table:table-cell table:style-name="표20.A2" office:value-type="string">
            <text:p text:style-name="P12">작 성 일</text:p>
          </table:table-cell>
          <table:table-cell table:style-name="표20.B2" office:value-type="string">
            <text:p text:style-name="P13">2023-04-20</text:p>
          </table:table-cell>
        </table:table-row>
        <table:table-row table:style-name="표20.2">
          <table:table-cell table:style-name="표20.A2" office:value-type="string">
            <text:p text:style-name="P5"><text:span text:style-name="T1">요구사항 </text:span><text:span text:style-name="T1">ID</text:span></text:p>
          </table:table-cell>
          <table:table-cell table:style-name="표20.B2" office:value-type="string">
            <text:p text:style-name="P13">SC-A100-013</text:p>
          </table:table-cell>
          <table:table-cell table:style-name="표20.A2" office:value-type="string">
            <text:p text:style-name="P5"><text:span text:style-name="T1">유스케이스 </text:span><text:span text:style-name="T1">ID</text:span></text:p>
          </table:table-cell>
          <table:table-cell table:style-name="표20.B2" office:value-type="string">
            <text:p text:style-name="P13">UC-A-U013</text:p>
          </table:table-cell>
        </table:table-row>
        <table:table-row table:style-name="표20.2">
          <table:table-cell table:style-name="표20.A2" office:value-type="string">
            <text:p text:style-name="P12">유스케이스 명</text:p>
          </table:table-cell>
          <table:table-cell table:style-name="표20.B2" table:number-columns-spanned="3" office:value-type="string">
            <text:p text:style-name="P16">화상회의</text:p>
          </table:table-cell>
          <table:covered-table-cell/>
          <table:covered-table-cell/>
        </table:table-row>
        <table:table-row table:style-name="표20.6">
          <table:table-cell table:style-name="표20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의사와 의사간의 화상회의시 화상회의를 등록하고</text:span><text:span text:style-name="T2">, </text:span><text:span text:style-name="T2">해당 </text:span><text:span text:style-name="T2">url</text:span><text:span text:style-name="T2">을 상대 의사의 쪽지로 전송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의사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화상회의 버튼을 클릭한다</text:span><text:span text:style-name="T2">.</text:span></text:p>
            <text:p text:style-name="P7"><text:span text:style-name="T2"><text:s text:c="8"/></text:span><text:span text:style-name="T2">1-2. </text:span><text:span text:style-name="T2">회의 날짜</text:span><text:span text:style-name="T2">, </text:span><text:span text:style-name="T2">회의시간</text:span><text:span text:style-name="T2">, </text:span><text:span text:style-name="T2">상대 의사를 입력하고 등록하기 버튼을 클릭한다</text:span><text:span text:style-name="T2">.</text:span></text:p>
            <text:p text:style-name="P7"><text:span text:style-name="T2"><text:s text:c="8"/></text:span><text:span text:style-name="T2">1-3. </text:span><text:span text:style-name="T2">생성된 </text:span><text:span text:style-name="T2">url </text:span><text:span text:style-name="T2">정보를 상대 의사에게 쪽지 전송하기를 클릭한다</text:span><text:span text:style-name="T2">.</text:span></text:p>
            <text:p text:style-name="P7"><text:span text:style-name="T2"><text:s text:c="8"/></text:span><text:span text:style-name="T2">1-4. </text:span><text:span text:style-name="T2">화상회의 </text:span><text:span text:style-name="T2">url</text:span><text:span text:style-name="T2">을 클릭하여 화상회의에 연결한다</text:span><text:span text:style-name="T2">.</text:span></text:p>
            <text:p text:style-name="P7"><text:span text:style-name="T2"><text:s text:c="8"/></text:span><text:span text:style-name="T2">1-5. </text:span><text:span text:style-name="T2">화상회의가 종료되면 화상회의 종료버튼을 클릭한다</text:span><text:span text:style-name="T2">.</text:span></text:p>
            <text:p text:style-name="P7"><text:span text:style-name="T2"><text:s text:c="8"/></text:span><text:span text:style-name="T2">1-6. </text:span><text:span text:style-name="T2">화상회의 시작시간</text:span><text:span text:style-name="T2">, </text:span><text:span text:style-name="T2">종료시간이 출력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row table:style-name="표21.1">
          <table:table-cell table:style-name="표2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ext:soft-page-break/>
        <table:table-row table:style-name="표21.2">
          <table:table-cell table:style-name="표21.A2" office:value-type="string">
            <text:p text:style-name="P12">시스템명</text:p>
          </table:table-cell>
          <table:table-cell table:style-name="표21.B2" office:value-type="string">
            <text:p text:style-name="P16">병원 통합관리 시스템</text:p>
          </table:table-cell>
          <table:table-cell table:style-name="표21.A2" office:value-type="string">
            <text:p text:style-name="P12">작 성 자</text:p>
          </table:table-cell>
          <table:table-cell table:style-name="표21.B2" office:value-type="string">
            <text:p text:style-name="P13">이혜연</text:p>
          </table:table-cell>
        </table:table-row>
        <table:table-row table:style-name="표21.2">
          <table:table-cell table:style-name="표21.A2" office:value-type="string">
            <text:p text:style-name="P12">업 무 명</text:p>
          </table:table-cell>
          <table:table-cell table:style-name="표21.B2" office:value-type="string">
            <text:p text:style-name="P4"><text:span text:style-name="T2">x-Ray </text:span><text:span text:style-name="T2">대기환자 목록 조회 </text:span></text:p>
            <text:p text:style-name="P16">및 상세조회</text:p>
          </table:table-cell>
          <table:table-cell table:style-name="표21.A2" office:value-type="string">
            <text:p text:style-name="P12">작 성 일</text:p>
          </table:table-cell>
          <table:table-cell table:style-name="표21.B2" office:value-type="string">
            <text:p text:style-name="P13">2023-04-21</text:p>
          </table:table-cell>
        </table:table-row>
        <table:table-row table:style-name="표21.2">
          <table:table-cell table:style-name="표21.A2" office:value-type="string">
            <text:p text:style-name="P5"><text:span text:style-name="T1">요구사항 </text:span><text:span text:style-name="T1">ID</text:span></text:p>
          </table:table-cell>
          <table:table-cell table:style-name="표21.B2" office:value-type="string">
            <text:p text:style-name="P13">SC-A300-001</text:p>
          </table:table-cell>
          <table:table-cell table:style-name="표21.A2" office:value-type="string">
            <text:p text:style-name="P5"><text:span text:style-name="T1">유스케이스 </text:span><text:span text:style-name="T1">ID</text:span></text:p>
          </table:table-cell>
          <table:table-cell table:style-name="표21.B2" office:value-type="string">
            <text:p text:style-name="P13">UC-A-U014</text:p>
          </table:table-cell>
        </table:table-row>
        <table:table-row table:style-name="표21.2">
          <table:table-cell table:style-name="표21.A2" office:value-type="string">
            <text:p text:style-name="P12">유스케이스 명</text:p>
          </table:table-cell>
          <table:table-cell table:style-name="표21.B2" table:number-columns-spanned="3" office:value-type="string">
            <text:p text:style-name="P16">영상촬영업무</text:p>
          </table:table-cell>
          <table:covered-table-cell/>
          <table:covered-table-cell/>
        </table:table-row>
        <table:table-row table:style-name="표21.6">
          <table:table-cell table:style-name="표21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학과 의료진은 의사로부터 촬영 오더를 받은 대기환자 목록을 조회할 수 있고 환자의 진료차트를 조회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대기환자 목록을 선택하면 해당 </text:span><text:span text:style-name="T2">x-Ray </text:span><text:span text:style-name="T2">촬영 대기환자 목록을 출력한다</text:span><text:span text:style-name="T2">.</text:span></text:p>
            <text:p text:style-name="P7"><text:span text:style-name="T2"><text:s text:c="8"/></text:span><text:span text:style-name="T2">1-2. </text:span><text:span text:style-name="T2">환자 호출을 클릭하면 해당 환자의 의사가 작성한 진료차트를 </text:span></text:p>
            <text:p text:style-name="P7"><text:span text:style-name="T2"><text:s text:c="13"/>확인 할수 있다</text:span><text:span text:style-name="T2">.</text:span></text:p>
            <text:p text:style-name="P7"><text:span text:style-name="T2"><text:s text:c="9"/></text:span><text:span text:style-name="T2">1-2-1. </text:span><text:span text:style-name="T2">해당환자의 기본정보</text:span></text:p>
            <text:p text:style-name="P7"><text:span text:style-name="T2"><text:s text:c="9"/></text:span><text:span text:style-name="T2">1-2-2. </text:span><text:span text:style-name="T2">의사의 진료차트 </text:span><text:span text:style-name="T2">– </text:span><text:span text:style-name="T2">환자의 증상 및 촬영 종류</text:span><text:span text:style-name="T2">(x-Ray) </text:span><text:span text:style-name="T2">및 촬영 부위</text:span></text:p>
            <text:p text:style-name="P7"><text:span text:style-name="T2"><text:s text:c="9"/></text:span><text:span text:style-name="T2">1-2-3. </text:span><text:span text:style-name="T2">의사의 소견 등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2.2">
          <table:table-cell table:style-name="표22.A2" office:value-type="string">
            <text:p text:style-name="P12">시스템명</text:p>
          </table:table-cell>
          <table:table-cell table:style-name="표22.B2" office:value-type="string">
            <text:p text:style-name="P16">병원 통합관리 시스템</text:p>
          </table:table-cell>
          <table:table-cell table:style-name="표22.A2" office:value-type="string">
            <text:p text:style-name="P12">작 성 자</text:p>
          </table:table-cell>
          <table:table-cell table:style-name="표22.B2" office:value-type="string">
            <text:p text:style-name="P13">이혜연</text:p>
          </table:table-cell>
        </table:table-row>
        <table:table-row table:style-name="표22.2">
          <table:table-cell table:style-name="표22.A2" office:value-type="string">
            <text:p text:style-name="P12">업 무 명</text:p>
          </table:table-cell>
          <table:table-cell table:style-name="표22.B2" office:value-type="string">
            <text:p text:style-name="P4"><text:span text:style-name="T2">x-Ray </text:span><text:span text:style-name="T2">사진 업로드</text:span></text:p>
          </table:table-cell>
          <table:table-cell table:style-name="표22.A2" office:value-type="string">
            <text:p text:style-name="P12">작 성 일</text:p>
          </table:table-cell>
          <table:table-cell table:style-name="표22.B2" office:value-type="string">
            <text:p text:style-name="P13">2023-04-21</text:p>
          </table:table-cell>
        </table:table-row>
        <text:soft-page-break/>
        <table:table-row table:style-name="표22.2">
          <table:table-cell table:style-name="표22.A2" office:value-type="string">
            <text:p text:style-name="P5"><text:span text:style-name="T1">요구사항 </text:span><text:span text:style-name="T1">ID</text:span></text:p>
          </table:table-cell>
          <table:table-cell table:style-name="표22.B2" office:value-type="string">
            <text:p text:style-name="P13">SC-A300-002</text:p>
          </table:table-cell>
          <table:table-cell table:style-name="표22.A2" office:value-type="string">
            <text:p text:style-name="P5"><text:span text:style-name="T1">유스케이스 </text:span><text:span text:style-name="T1">ID</text:span></text:p>
          </table:table-cell>
          <table:table-cell table:style-name="표22.B2" office:value-type="string">
            <text:p text:style-name="P13">UC-A-U015</text:p>
          </table:table-cell>
        </table:table-row>
        <table:table-row table:style-name="표22.2">
          <table:table-cell table:style-name="표22.A2" office:value-type="string">
            <text:p text:style-name="P12">유스케이스 명</text:p>
          </table:table-cell>
          <table:table-cell table:style-name="표22.B2" table:number-columns-spanned="3" office:value-type="string">
            <text:p text:style-name="P16">영상촬영업무</text:p>
          </table:table-cell>
          <table:covered-table-cell/>
          <table:covered-table-cell/>
        </table:table-row>
        <table:table-row table:style-name="표22.6">
          <table:table-cell table:style-name="표22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학과 의료진은 촬영 후 환자의 </text:span><text:span text:style-name="T2">x-Ray </text:span><text:span text:style-name="T2">촬영 자료를 별도의 폴더에 보관하며 환자의 진료차트에 사진을 업로드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5"/></text:span><text:span text:style-name="T2">* </text:span><text:span text:style-name="T2">기본흐름 </text:span><text:span text:style-name="T2">① </text:span><text:span text:style-name="T2">영상촬영업무 </text:span><text:span text:style-name="T2">– </text:span><text:span text:style-name="T2">환자 조회</text:span></text:p>
            <text:p text:style-name="P7"><text:span text:style-name="T2"><text:s text:c="8"/></text:span><text:span text:style-name="T2">1-1. </text:span><text:span text:style-name="T2">촬영 후 사진을 날짜별로 보관하는 폴더에 저장한다</text:span><text:span text:style-name="T2">.</text:span></text:p>
            <text:p text:style-name="P7"><text:span text:style-name="T2"><text:s text:c="8"/></text:span><text:span text:style-name="T2">1-2. </text:span><text:span text:style-name="T2">사진을 환자 진료차트에 업로드한다</text:span><text:span text:style-name="T2">.</text:span></text:p>
            <text:p text:style-name="P7"><text:span text:style-name="T2"><text:s text:c="8"/></text:span><text:span text:style-name="T2">1-3. </text:span><text:span text:style-name="T2">필요시 환자의 상태에 코멘트를 작성할 수 있다</text:span><text:span text:style-name="T2">.</text:span><text:span text:style-name="T8"><text:line-break/></text:span><text:span text:style-name="T2"> <text:s text:c="7"/></text:span><text:span text:style-name="T2">1-4. </text:span><text:span text:style-name="T2">작성완료를 클릭하며 환자의 대기상태가 </text:span><text:span text:style-name="T2">‘</text:span><text:span text:style-name="T2">검사대기</text:span><text:span text:style-name="T2">’</text:span><text:span text:style-name="T2">로 변경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3.2">
          <table:table-cell table:style-name="표23.A2" office:value-type="string">
            <text:p text:style-name="P12">시스템명</text:p>
          </table:table-cell>
          <table:table-cell table:style-name="표23.B2" office:value-type="string">
            <text:p text:style-name="P16">병원 통합관리 시스템</text:p>
          </table:table-cell>
          <table:table-cell table:style-name="표23.A2" office:value-type="string">
            <text:p text:style-name="P12">작 성 자</text:p>
          </table:table-cell>
          <table:table-cell table:style-name="표23.B2" office:value-type="string">
            <text:p text:style-name="P13">이혜연</text:p>
          </table:table-cell>
        </table:table-row>
        <table:table-row table:style-name="표23.2">
          <table:table-cell table:style-name="표23.A2" office:value-type="string">
            <text:p text:style-name="P12">업 무 명</text:p>
          </table:table-cell>
          <table:table-cell table:style-name="표23.B2" office:value-type="string">
            <text:p text:style-name="P4"><text:span text:style-name="T2">MRI </text:span><text:span text:style-name="T2">예약스케줄 조회</text:span><text:span text:style-name="T2">(</text:span><text:span text:style-name="T2">캘린더</text:span><text:span text:style-name="T2">)</text:span></text:p>
          </table:table-cell>
          <table:table-cell table:style-name="표23.A2" office:value-type="string">
            <text:p text:style-name="P12">작 성 일</text:p>
          </table:table-cell>
          <table:table-cell table:style-name="표23.B2" office:value-type="string">
            <text:p text:style-name="P13">2023-04-21</text:p>
          </table:table-cell>
        </table:table-row>
        <table:table-row table:style-name="표23.2">
          <table:table-cell table:style-name="표23.A2" office:value-type="string">
            <text:p text:style-name="P5"><text:span text:style-name="T1">요구사항 </text:span><text:span text:style-name="T1">ID</text:span></text:p>
          </table:table-cell>
          <table:table-cell table:style-name="표23.B2" office:value-type="string">
            <text:p text:style-name="P13">SC-A300-003</text:p>
          </table:table-cell>
          <table:table-cell table:style-name="표23.A2" office:value-type="string">
            <text:p text:style-name="P5"><text:span text:style-name="T1">유스케이스 </text:span><text:span text:style-name="T1">ID</text:span></text:p>
          </table:table-cell>
          <table:table-cell table:style-name="표23.B2" office:value-type="string">
            <text:p text:style-name="P13">UC-A-U016</text:p>
          </table:table-cell>
        </table:table-row>
        <table:table-row table:style-name="표23.2">
          <table:table-cell table:style-name="표23.A2" office:value-type="string">
            <text:p text:style-name="P12">유스케이스 명</text:p>
          </table:table-cell>
          <table:table-cell table:style-name="표23.B2" table:number-columns-spanned="3" office:value-type="string">
            <text:p text:style-name="P16">영상촬영업무</text:p>
          </table:table-cell>
          <table:covered-table-cell/>
          <table:covered-table-cell/>
        </table:table-row>
        <text:soft-page-break/>
        <table:table-row table:style-name="표23.6">
          <table:table-cell table:style-name="표23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</text:span><text:span text:style-name="T2">MRI </text:span><text:span text:style-name="T2">촬영 전체 스케줄을 캘린더에서 월 단위</text:span><text:span text:style-name="T2">, </text:span><text:span text:style-name="T2">주 단위로 조회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MRI </text:span><text:span text:style-name="T2">스케줄 조회를 클릭한다</text:span><text:span text:style-name="T2">.</text:span></text:p>
            <text:p text:style-name="P7"><text:span text:style-name="T2"><text:s text:c="8"/></text:span><text:span text:style-name="T2">1-2. </text:span><text:span text:style-name="T2">캘린더에 금월의 전체 </text:span><text:span text:style-name="T2">MRI </text:span><text:span text:style-name="T2">예약 스케줄을 출력한다</text:span><text:span text:style-name="T2">.</text:span></text:p>
            <text:p text:style-name="P7"><text:span text:style-name="T2"><text:s text:c="8"/></text:span><text:span text:style-name="T2">1-3. </text:span><text:span text:style-name="T2">캘린더 상단에 월</text:span><text:span text:style-name="T2">(Month),</text:span><text:span text:style-name="T2">주</text:span><text:span text:style-name="T2">(Week)</text:span><text:span text:style-name="T2">를 선택하여 월단위</text:span><text:span text:style-name="T2">, </text:span><text:span text:style-name="T2">주단위 예약 스케줄을</text:span></text:p>
            <text:p text:style-name="P7"><text:span text:style-name="T2"><text:s text:c="13"/>출력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4.2">
          <table:table-cell table:style-name="표24.A2" office:value-type="string">
            <text:p text:style-name="P12">시스템명</text:p>
          </table:table-cell>
          <table:table-cell table:style-name="표24.B2" office:value-type="string">
            <text:p text:style-name="P16">병원 통합관리 시스템</text:p>
          </table:table-cell>
          <table:table-cell table:style-name="표24.A2" office:value-type="string">
            <text:p text:style-name="P12">작 성 자</text:p>
          </table:table-cell>
          <table:table-cell table:style-name="표24.B2" office:value-type="string">
            <text:p text:style-name="P13">이혜연</text:p>
          </table:table-cell>
        </table:table-row>
        <table:table-row table:style-name="표24.2">
          <table:table-cell table:style-name="표24.A2" office:value-type="string">
            <text:p text:style-name="P12">업 무 명</text:p>
          </table:table-cell>
          <table:table-cell table:style-name="표24.B2" office:value-type="string">
            <text:p text:style-name="P4"><text:span text:style-name="T2">MRI </text:span><text:span text:style-name="T2">예약환자 목록 조회 </text:span></text:p>
            <text:p text:style-name="P16">및 상세조회</text:p>
          </table:table-cell>
          <table:table-cell table:style-name="표24.A2" office:value-type="string">
            <text:p text:style-name="P12">작 성 일</text:p>
          </table:table-cell>
          <table:table-cell table:style-name="표24.B2" office:value-type="string">
            <text:p text:style-name="P13">2023-04-21</text:p>
          </table:table-cell>
        </table:table-row>
        <table:table-row table:style-name="표24.2">
          <table:table-cell table:style-name="표24.A2" office:value-type="string">
            <text:p text:style-name="P5"><text:span text:style-name="T1">요구사항 </text:span><text:span text:style-name="T1">ID</text:span></text:p>
          </table:table-cell>
          <table:table-cell table:style-name="표24.B2" office:value-type="string">
            <text:p text:style-name="P13">SC-A300-004</text:p>
          </table:table-cell>
          <table:table-cell table:style-name="표24.A2" office:value-type="string">
            <text:p text:style-name="P5"><text:span text:style-name="T1">유스케이스 </text:span><text:span text:style-name="T1">ID</text:span></text:p>
          </table:table-cell>
          <table:table-cell table:style-name="표24.B2" office:value-type="string">
            <text:p text:style-name="P13">UC-A-U017</text:p>
          </table:table-cell>
        </table:table-row>
        <table:table-row table:style-name="표24.2">
          <table:table-cell table:style-name="표24.A2" office:value-type="string">
            <text:p text:style-name="P12">유스케이스 명</text:p>
          </table:table-cell>
          <table:table-cell table:style-name="표24.B2" table:number-columns-spanned="3" office:value-type="string">
            <text:p text:style-name="P16">영상촬영업무</text:p>
          </table:table-cell>
          <table:covered-table-cell/>
          <table:covered-table-cell/>
        </table:table-row>
        <text:soft-page-break/>
        <table:table-row table:style-name="표24.6">
          <table:table-cell table:style-name="표24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당일의 </text:span><text:span text:style-name="T2">MRI </text:span><text:span text:style-name="T2">촬영 환자 목록 및 환자의 진료차트를 조회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당일 예약환자 조회 버튼을 클릭한다</text:span><text:span text:style-name="T2">.</text:span></text:p>
            <text:p text:style-name="P7"><text:span text:style-name="T2"><text:s text:c="8"/></text:span><text:span text:style-name="T2">1-2. </text:span><text:span text:style-name="T2">당일의 예약환자 목록이 출력된다</text:span><text:span text:style-name="T2">.</text:span></text:p>
            <text:p text:style-name="P7"><text:span text:style-name="T2"><text:s text:c="8"/></text:span><text:span text:style-name="T2">1-3. </text:span><text:span text:style-name="T2">환자를 선택하면 환자의 진료차트를 조회한다</text:span><text:span text:style-name="T2">.</text:span></text:p>
            <text:p text:style-name="P7"><text:span text:style-name="T2"><text:s text:c="9"/></text:span><text:span text:style-name="T2">1-3-1. </text:span><text:span text:style-name="T2">해당환자의 기본정보</text:span></text:p>
            <text:p text:style-name="P7"><text:span text:style-name="T2"><text:s text:c="9"/></text:span><text:span text:style-name="T2">1-3-2. </text:span><text:span text:style-name="T2">의사의 진료차트 </text:span><text:span text:style-name="T2">– </text:span><text:span text:style-name="T2">환자의 증상 및 촬영 종류</text:span><text:span text:style-name="T2">(x-Ray) </text:span><text:span text:style-name="T2">및 촬영 부위</text:span></text:p>
            <text:p text:style-name="P7"><text:span text:style-name="T2"><text:s text:c="9"/></text:span><text:span text:style-name="T2">1-3-3. </text:span><text:span text:style-name="T2">의사의 소견 등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 table:style-name="표25.1">
          <table:table-cell table:style-name="표25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5.2">
          <table:table-cell table:style-name="표25.A2" office:value-type="string">
            <text:p text:style-name="P12">시스템명</text:p>
          </table:table-cell>
          <table:table-cell table:style-name="표25.B2" office:value-type="string">
            <text:p text:style-name="P16">병원 통합관리 시스템</text:p>
          </table:table-cell>
          <table:table-cell table:style-name="표25.A2" office:value-type="string">
            <text:p text:style-name="P12">작 성 자</text:p>
          </table:table-cell>
          <table:table-cell table:style-name="표25.B2" office:value-type="string">
            <text:p text:style-name="P13">이혜연</text:p>
          </table:table-cell>
        </table:table-row>
        <table:table-row table:style-name="표25.2">
          <table:table-cell table:style-name="표25.A2" office:value-type="string">
            <text:p text:style-name="P12">업 무 명</text:p>
          </table:table-cell>
          <table:table-cell table:style-name="표25.B2" office:value-type="string">
            <text:p text:style-name="P4"><text:span text:style-name="T2">MRI </text:span><text:span text:style-name="T2">영상 업로드</text:span></text:p>
          </table:table-cell>
          <table:table-cell table:style-name="표25.A2" office:value-type="string">
            <text:p text:style-name="P12">작 성 일</text:p>
          </table:table-cell>
          <table:table-cell table:style-name="표25.B2" office:value-type="string">
            <text:p text:style-name="P13">2023-04-21</text:p>
          </table:table-cell>
        </table:table-row>
        <table:table-row table:style-name="표25.2">
          <table:table-cell table:style-name="표25.A2" office:value-type="string">
            <text:p text:style-name="P5"><text:span text:style-name="T1">요구사항 </text:span><text:span text:style-name="T1">ID</text:span></text:p>
          </table:table-cell>
          <table:table-cell table:style-name="표25.B2" office:value-type="string">
            <text:p text:style-name="P13">SC-A300-005</text:p>
          </table:table-cell>
          <table:table-cell table:style-name="표25.A2" office:value-type="string">
            <text:p text:style-name="P5"><text:span text:style-name="T1">유스케이스 </text:span><text:span text:style-name="T1">ID</text:span></text:p>
          </table:table-cell>
          <table:table-cell table:style-name="표25.B2" office:value-type="string">
            <text:p text:style-name="P13">UC-A-U018</text:p>
          </table:table-cell>
        </table:table-row>
        <table:table-row table:style-name="표25.2">
          <table:table-cell table:style-name="표25.A2" office:value-type="string">
            <text:p text:style-name="P12">유스케이스 명</text:p>
          </table:table-cell>
          <table:table-cell table:style-name="표25.B2" table:number-columns-spanned="3" office:value-type="string">
            <text:p text:style-name="P16">영상촬영업무</text:p>
          </table:table-cell>
          <table:covered-table-cell/>
          <table:covered-table-cell/>
        </table:table-row>
        <text:soft-page-break/>
        <table:table-row table:style-name="표25.6">
          <table:table-cell table:style-name="표25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</text:span><text:span text:style-name="T2">MRI </text:span><text:span text:style-name="T2">촬영 영상을 별도의 폴더에 보관하고</text:span><text:span text:style-name="T2">, MRI </text:span><text:span text:style-name="T2">영상 및 영상의학과 검사 결과서류를 </text:span></text:p>
            <text:p text:style-name="P7"><text:span text:style-name="T2"><text:s text:c="4"/>환자 진료차트에 업로드 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6"/></text:span><text:span text:style-name="T2">* </text:span><text:span text:style-name="T2">기본흐름 </text:span><text:span text:style-name="T2">① </text:span><text:span text:style-name="T2">영상촬영업무 </text:span><text:span text:style-name="T2">– </text:span><text:span text:style-name="T2">환자 조회</text:span><text:span text:style-name="T2">(MRI)</text:span></text:p>
            <text:p text:style-name="P7"><text:span text:style-name="T2"><text:s text:c="8"/></text:span><text:span text:style-name="T2">1-1. </text:span><text:span text:style-name="T2">촬영후 영상을 날짜별로 별도의 폴더에 저장한다</text:span><text:span text:style-name="T2">.</text:span></text:p>
            <text:p text:style-name="P7"><text:span text:style-name="T2"><text:s text:c="8"/></text:span><text:span text:style-name="T2">1-2. </text:span><text:span text:style-name="T2">환자 진료차트에서 영상 및 기록지 업로드를 클릭한다</text:span><text:span text:style-name="T2">.</text:span></text:p>
            <text:p text:style-name="P7"><text:span text:style-name="T2"><text:s text:c="8"/></text:span><text:span text:style-name="T2">1-3. </text:span><text:span text:style-name="T2">영상 및 기록를 업로드한다</text:span><text:span text:style-name="T2">.</text:span></text:p>
            <text:p text:style-name="P7"><text:span text:style-name="T2"><text:s text:c="8"/></text:span><text:span text:style-name="T2">1-4. </text:span><text:span text:style-name="T2">필요시 환자의 상태에 코멘트를 작성할 수 있다</text:span><text:span text:style-name="T2">.</text:span></text:p>
            <text:p text:style-name="P7"><text:span text:style-name="T2"><text:s text:c="8"/></text:span><text:span text:style-name="T2">1-5. </text:span><text:span text:style-name="T2">작성완료를 클릭한다</text:span><text:span text:style-name="T2">.</text:span></text:p>
            <text:p text:style-name="P13"><text:s text:c="9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6.2">
          <table:table-cell table:style-name="표26.A2" office:value-type="string">
            <text:p text:style-name="P12">시스템명</text:p>
          </table:table-cell>
          <table:table-cell table:style-name="표26.B2" office:value-type="string">
            <text:p text:style-name="P16">병원 통합관리 시스템</text:p>
          </table:table-cell>
          <table:table-cell table:style-name="표26.A2" office:value-type="string">
            <text:p text:style-name="P12">작 성 자</text:p>
          </table:table-cell>
          <table:table-cell table:style-name="표26.B2" office:value-type="string">
            <text:p text:style-name="P13">이혜연</text:p>
          </table:table-cell>
        </table:table-row>
        <table:table-row table:style-name="표26.2">
          <table:table-cell table:style-name="표26.A2" office:value-type="string">
            <text:p text:style-name="P12">업 무 명</text:p>
          </table:table-cell>
          <table:table-cell table:style-name="표26.B2" office:value-type="string">
            <text:p text:style-name="P16">의료소모품 목록 및 상세 조회</text:p>
          </table:table-cell>
          <table:table-cell table:style-name="표26.A2" office:value-type="string">
            <text:p text:style-name="P12">작 성 일</text:p>
          </table:table-cell>
          <table:table-cell table:style-name="표26.B2" office:value-type="string">
            <text:p text:style-name="P13">2023-04-21</text:p>
          </table:table-cell>
        </table:table-row>
        <table:table-row table:style-name="표26.2">
          <table:table-cell table:style-name="표26.A2" office:value-type="string">
            <text:p text:style-name="P5"><text:span text:style-name="T1">요구사항 </text:span><text:span text:style-name="T1">ID</text:span></text:p>
          </table:table-cell>
          <table:table-cell table:style-name="표26.B2" office:value-type="string">
            <text:p text:style-name="P13">SC-A300-006</text:p>
          </table:table-cell>
          <table:table-cell table:style-name="표26.A2" office:value-type="string">
            <text:p text:style-name="P5"><text:span text:style-name="T1">유스케이스 </text:span><text:span text:style-name="T1">ID</text:span></text:p>
          </table:table-cell>
          <table:table-cell table:style-name="표26.B2" office:value-type="string">
            <text:p text:style-name="P13">UC-A-U019</text:p>
          </table:table-cell>
        </table:table-row>
        <table:table-row table:style-name="표26.2">
          <table:table-cell table:style-name="표26.A2" office:value-type="string">
            <text:p text:style-name="P12">유스케이스 명</text:p>
          </table:table-cell>
          <table:table-cell table:style-name="표26.B2" table:number-columns-spanned="3" office:value-type="string">
            <text:p text:style-name="P4"><text:span text:style-name="T2">의료품소모관리</text:span><text:span text:style-name="T2">(</text:span><text:span text:style-name="T2">영상학과</text:span><text:span text:style-name="T2">)</text:span></text:p>
          </table:table-cell>
          <table:covered-table-cell/>
          <table:covered-table-cell/>
        </table:table-row>
        <text:soft-page-break/>
        <table:table-row table:style-name="표26.6">
          <table:table-cell table:style-name="표26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촬영학과의 의료소모품 목록 및 상세정보를 확인할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8"/></text:span><text:span text:style-name="T2">1-1. </text:span><text:span text:style-name="T2">비품관리를 선택하면 첫 화면에 영상학과의 전체 비품 목록을 출력한다</text:span><text:span text:style-name="T2">. <text:s text:c="4"/></text:span></text:p>
            <text:p text:style-name="P7"><text:span text:style-name="T2"><text:s text:c="8"/></text:span><text:span text:style-name="T2">1-2. </text:span><text:span text:style-name="T2">비품 하나를 클릭하면 해당 비품의 상세 정보가 출력된다</text:span><text:span text:style-name="T2">.</text:span></text:p>
            <text:p text:style-name="P7"><text:span text:style-name="T2"><text:s text:c="13"/></text:span><text:span text:style-name="T2">(</text:span><text:span text:style-name="T2">품목명</text:span><text:span text:style-name="T2">, </text:span><text:span text:style-name="T2">납품업체명</text:span><text:span text:style-name="T2">, </text:span><text:span text:style-name="T2">규격</text:span><text:span text:style-name="T2">, </text:span><text:span text:style-name="T2">단위</text:span><text:span text:style-name="T2">, </text:span><text:span text:style-name="T2">단가</text:span><text:span text:style-name="T2">, </text:span><text:span text:style-name="T2">비고</text:span><text:span text:style-name="T2">)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7.2">
          <table:table-cell table:style-name="표27.A2" office:value-type="string">
            <text:p text:style-name="P12">시스템명</text:p>
          </table:table-cell>
          <table:table-cell table:style-name="표27.B2" office:value-type="string">
            <text:p text:style-name="P16">병원 통합관리 시스템</text:p>
          </table:table-cell>
          <table:table-cell table:style-name="표27.A2" office:value-type="string">
            <text:p text:style-name="P12">작 성 자</text:p>
          </table:table-cell>
          <table:table-cell table:style-name="표27.B2" office:value-type="string">
            <text:p text:style-name="P13">이혜연</text:p>
          </table:table-cell>
        </table:table-row>
        <table:table-row table:style-name="표27.2">
          <table:table-cell table:style-name="표27.A2" office:value-type="string">
            <text:p text:style-name="P12">업 무 명</text:p>
          </table:table-cell>
          <table:table-cell table:style-name="표27.B2" office:value-type="string">
            <text:p text:style-name="P16">의료소모품 신청</text:p>
          </table:table-cell>
          <table:table-cell table:style-name="표27.A2" office:value-type="string">
            <text:p text:style-name="P12">작 성 일</text:p>
          </table:table-cell>
          <table:table-cell table:style-name="표27.B2" office:value-type="string">
            <text:p text:style-name="P13">2023-04-21</text:p>
          </table:table-cell>
        </table:table-row>
        <table:table-row table:style-name="표27.2">
          <table:table-cell table:style-name="표27.A2" office:value-type="string">
            <text:p text:style-name="P5"><text:span text:style-name="T1">요구사항 </text:span><text:span text:style-name="T1">ID</text:span></text:p>
          </table:table-cell>
          <table:table-cell table:style-name="표27.B2" office:value-type="string">
            <text:p text:style-name="P13">SC-A300-007</text:p>
          </table:table-cell>
          <table:table-cell table:style-name="표27.A2" office:value-type="string">
            <text:p text:style-name="P5"><text:span text:style-name="T1">유스케이스 </text:span><text:span text:style-name="T1">ID</text:span></text:p>
          </table:table-cell>
          <table:table-cell table:style-name="표27.B2" office:value-type="string">
            <text:p text:style-name="P13">UC-A-U020</text:p>
          </table:table-cell>
        </table:table-row>
        <table:table-row table:style-name="표27.2">
          <table:table-cell table:style-name="표27.A2" office:value-type="string">
            <text:p text:style-name="P12">유스케이스 명</text:p>
          </table:table-cell>
          <table:table-cell table:style-name="표27.B2" table:number-columns-spanned="3" office:value-type="string">
            <text:p text:style-name="P4"><text:span text:style-name="T2">의료품소모관리</text:span><text:span text:style-name="T2">(</text:span><text:span text:style-name="T2">영상학과</text:span><text:span text:style-name="T2">)</text:span></text:p>
          </table:table-cell>
          <table:covered-table-cell/>
          <table:covered-table-cell/>
        </table:table-row>
        <text:soft-page-break/>
        <table:table-row table:style-name="표27.6">
          <table:table-cell table:style-name="표27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촬영학과의 의료소모품을 신청하여 원무과에 전달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5"/></text:span><text:span text:style-name="T2">* </text:span><text:span text:style-name="T2">기본흐름 </text:span><text:span text:style-name="T2">① </text:span><text:span text:style-name="T2">의료품소모관리</text:span><text:span text:style-name="T2">(</text:span><text:span text:style-name="T2">영상학과</text:span><text:span text:style-name="T2">) </text:span><text:span text:style-name="T2">– </text:span><text:span text:style-name="T2">비품 목록 상세조회</text:span></text:p>
            <text:p text:style-name="P7"><text:span text:style-name="T2"><text:s text:c="8"/></text:span><text:span text:style-name="T2">1-1. </text:span><text:span text:style-name="T2">비품의 상세정보창 하단의 비품 신청하기를 클릭한다</text:span><text:span text:style-name="T2">.</text:span></text:p>
            <text:p text:style-name="P7"><text:span text:style-name="T2"><text:s text:c="8"/></text:span><text:span text:style-name="T2">1-2. </text:span><text:span text:style-name="T2">비품 신청서 창이 출력된다</text:span><text:span text:style-name="T2">.</text:span></text:p>
            <text:p text:style-name="P7"><text:span text:style-name="T2"><text:s text:c="8"/></text:span><text:span text:style-name="T2">1-3. </text:span><text:span text:style-name="T2">해당 비품의 신청 수량과 신청자 이름을 선택하고 확인 버튼을 클릭한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 table:style-name="표28.1">
          <table:table-cell table:style-name="표2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8.2">
          <table:table-cell table:style-name="표28.A2" office:value-type="string">
            <text:p text:style-name="P12">시스템명</text:p>
          </table:table-cell>
          <table:table-cell table:style-name="표28.B2" office:value-type="string">
            <text:p text:style-name="P16">병원 통합관리 시스템</text:p>
          </table:table-cell>
          <table:table-cell table:style-name="표28.A2" office:value-type="string">
            <text:p text:style-name="P12">작 성 자</text:p>
          </table:table-cell>
          <table:table-cell table:style-name="표28.B2" office:value-type="string">
            <text:p text:style-name="P13">이혜연</text:p>
          </table:table-cell>
        </table:table-row>
        <table:table-row table:style-name="표28.2">
          <table:table-cell table:style-name="표28.A2" office:value-type="string">
            <text:p text:style-name="P12">업 무 명</text:p>
          </table:table-cell>
          <table:table-cell table:style-name="표28.B2" office:value-type="string">
            <text:p text:style-name="P16">영상촬영장비 목록 및 상세조회</text:p>
          </table:table-cell>
          <table:table-cell table:style-name="표28.A2" office:value-type="string">
            <text:p text:style-name="P12">작 성 일</text:p>
          </table:table-cell>
          <table:table-cell table:style-name="표28.B2" office:value-type="string">
            <text:p text:style-name="P13">2023-04-21</text:p>
          </table:table-cell>
        </table:table-row>
        <table:table-row table:style-name="표28.2">
          <table:table-cell table:style-name="표28.A2" office:value-type="string">
            <text:p text:style-name="P5"><text:span text:style-name="T1">요구사항 </text:span><text:span text:style-name="T1">ID</text:span></text:p>
          </table:table-cell>
          <table:table-cell table:style-name="표28.B2" office:value-type="string">
            <text:p text:style-name="P13">SC-A300-008</text:p>
          </table:table-cell>
          <table:table-cell table:style-name="표28.A2" office:value-type="string">
            <text:p text:style-name="P5"><text:span text:style-name="T1">유스케이스 </text:span><text:span text:style-name="T1">ID</text:span></text:p>
          </table:table-cell>
          <table:table-cell table:style-name="표28.B2" office:value-type="string">
            <text:p text:style-name="P13">UC-A-U021</text:p>
          </table:table-cell>
        </table:table-row>
        <table:table-row table:style-name="표28.2">
          <table:table-cell table:style-name="표28.A2" office:value-type="string">
            <text:p text:style-name="P12">유스케이스 명</text:p>
          </table:table-cell>
          <table:table-cell table:style-name="표28.B2" table:number-columns-spanned="3" office:value-type="string">
            <text:p text:style-name="P16">영상학과장비 관리</text:p>
          </table:table-cell>
          <table:covered-table-cell/>
          <table:covered-table-cell/>
        </table:table-row>
        <text:soft-page-break/>
        <table:table-row table:style-name="표28.6">
          <table:table-cell table:style-name="표28.A6" table:number-columns-spanned="4" office:value-type="string">
            <text:p text:style-name="P7"><text:span text:style-name="T2">1. </text:span><text:span text:style-name="T2">개요</text:span></text:p>
            <text:p text:style-name="P13"><text:s text:c="4"/>영상학과의 장비의 전체 목록 및 상세조회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6"/></text:span><text:span text:style-name="T2">1-1. </text:span><text:span text:style-name="T2">영상학과 장비 관리를 선택하면 첫 화면에 영상학과의 전체 장비목록이 출력된다</text:span><text:span text:style-name="T2">.</text:span></text:p>
            <text:p text:style-name="P7"><text:span text:style-name="T2"><text:s text:c="6"/></text:span><text:span text:style-name="T2">1-2. </text:span><text:span text:style-name="T2">장비 하나를 클릭하면 해당 장비의 상세정보 및 장비의 상태정보를 출력한다</text:span><text:span text:style-name="T2">.</text:span></text:p>
            <text:p text:style-name="P7"><text:span text:style-name="T2"><text:s text:c="8"/></text:span><text:span text:style-name="T2">1-2-1. </text:span><text:span text:style-name="T2">장비코드</text:span><text:span text:style-name="T2">, </text:span><text:span text:style-name="T2">품명</text:span><text:span text:style-name="T2">(</text:span><text:span text:style-name="T2">모델</text:span><text:span text:style-name="T2">), </text:span><text:span text:style-name="T2">거래처</text:span><text:span text:style-name="T2">, </text:span><text:span text:style-name="T2">수량</text:span><text:span text:style-name="T2">, </text:span><text:span text:style-name="T2">관리 담당자 </text:span></text:p>
            <text:p text:style-name="P7"><text:span text:style-name="T2"><text:s text:c="8"/></text:span><text:span text:style-name="T2">1-2-2. </text:span><text:span text:style-name="T2">장비상태</text:span><text:span text:style-name="T2">(</text:span><text:span text:style-name="T2">상</text:span><text:span text:style-name="T2">,</text:span><text:span text:style-name="T2">중</text:span><text:span text:style-name="T2">,</text:span><text:span text:style-name="T2">하</text:span><text:span text:style-name="T2">)</text:span></text:p>
            <text:p text:style-name="P7"><text:span text:style-name="T2"><text:s text:c="6"/></text:span><text:span text:style-name="T2">1-3. </text:span><text:span text:style-name="T2">장비 상세페이지 하단의 관리현황 기록을 클릭하면 장비상태의 변경이 가능하다</text:span><text:span text:style-name="T2">.</text:span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29.2">
          <table:table-cell table:style-name="표29.A2" office:value-type="string">
            <text:p text:style-name="P12">시스템명</text:p>
          </table:table-cell>
          <table:table-cell table:style-name="표29.B2" office:value-type="string">
            <text:p text:style-name="P16">병원 통합관리 시스템</text:p>
          </table:table-cell>
          <table:table-cell table:style-name="표29.A2" office:value-type="string">
            <text:p text:style-name="P12">작 성 자</text:p>
          </table:table-cell>
          <table:table-cell table:style-name="표29.B2" office:value-type="string">
            <text:p text:style-name="P13">이혜연</text:p>
          </table:table-cell>
        </table:table-row>
        <table:table-row table:style-name="표29.2">
          <table:table-cell table:style-name="표29.A2" office:value-type="string">
            <text:p text:style-name="P12">업 무 명</text:p>
          </table:table-cell>
          <table:table-cell table:style-name="표29.B2" office:value-type="string">
            <text:p text:style-name="P16">영상촬영장비 상태 변경</text:p>
          </table:table-cell>
          <table:table-cell table:style-name="표29.A2" office:value-type="string">
            <text:p text:style-name="P12">작 성 일</text:p>
          </table:table-cell>
          <table:table-cell table:style-name="표29.B2" office:value-type="string">
            <text:p text:style-name="P13">2023-04-21</text:p>
          </table:table-cell>
        </table:table-row>
        <table:table-row table:style-name="표29.2">
          <table:table-cell table:style-name="표29.A2" office:value-type="string">
            <text:p text:style-name="P5"><text:span text:style-name="T1">요구사항 </text:span><text:span text:style-name="T1">ID</text:span></text:p>
          </table:table-cell>
          <table:table-cell table:style-name="표29.B2" office:value-type="string">
            <text:p text:style-name="P13">SC-A300-009</text:p>
          </table:table-cell>
          <table:table-cell table:style-name="표29.A2" office:value-type="string">
            <text:p text:style-name="P5"><text:span text:style-name="T1">유스케이스 </text:span><text:span text:style-name="T1">ID</text:span></text:p>
          </table:table-cell>
          <table:table-cell table:style-name="표29.B2" office:value-type="string">
            <text:p text:style-name="P13">UC-A-U022</text:p>
          </table:table-cell>
        </table:table-row>
        <table:table-row table:style-name="표29.2">
          <table:table-cell table:style-name="표29.A2" office:value-type="string">
            <text:p text:style-name="P12">유스케이스 명</text:p>
          </table:table-cell>
          <table:table-cell table:style-name="표29.B2" table:number-columns-spanned="3" office:value-type="string">
            <text:p text:style-name="P16">영상학과장비 관리</text:p>
          </table:table-cell>
          <table:covered-table-cell/>
          <table:covered-table-cell/>
        </table:table-row>
        <text:soft-page-break/>
        <table:table-row table:style-name="표29.6">
          <table:table-cell table:style-name="표29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학과의 장비의 담당자는 장비의 상태 정보를 변경시킬 수 있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영상학과장비 관리 </text:span><text:span text:style-name="T2">– </text:span><text:span text:style-name="T2">영상촬영장비 상세조회</text:span></text:p>
            <text:p text:style-name="P7"><text:span text:style-name="T2"><text:s text:c="6"/></text:span><text:span text:style-name="T2">1-1. </text:span><text:span text:style-name="T2">장비 상세페이지 하단의 관리현황 기록을 클릭한다</text:span><text:span text:style-name="T2">.</text:span></text:p>
            <text:p text:style-name="P7"><text:span text:style-name="T2"><text:s text:c="6"/></text:span><text:span text:style-name="T2">1-2. </text:span><text:span text:style-name="T2">장비 상태정보 기록창이 출력된다</text:span><text:span text:style-name="T2">.</text:span></text:p>
            <text:p text:style-name="P7"><text:span text:style-name="T2"><text:s text:c="6"/></text:span><text:span text:style-name="T2">1-3. </text:span><text:span text:style-name="T2">점검일시</text:span><text:span text:style-name="T2">, </text:span><text:span text:style-name="T2">담당자 이름</text:span><text:span text:style-name="T2">, </text:span><text:span text:style-name="T2">상태</text:span><text:span text:style-name="T2">(</text:span><text:span text:style-name="T2">상중하</text:span><text:span text:style-name="T2">), </text:span><text:span text:style-name="T2">비고</text:span><text:span text:style-name="T2">(</text:span><text:span text:style-name="T2">특이사항</text:span><text:span text:style-name="T2">) </text:span><text:span text:style-name="T2">등을 기록한다</text:span><text:span text:style-name="T2">.</text:span></text:p>
            <text:p text:style-name="P7"><text:span text:style-name="T2"><text:s text:c="6"/></text:span><text:span text:style-name="T2">1-4. </text:span><text:span text:style-name="T2">저장하기를 선택하여 장비 상태를 기록한다</text:span><text:span text:style-name="T2">.</text:span></text:p>
            <text:p text:style-name="P13"><text:s text:c="6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0.2">
          <table:table-cell table:style-name="표30.A2" office:value-type="string">
            <text:p text:style-name="P12">시스템명</text:p>
          </table:table-cell>
          <table:table-cell table:style-name="표30.B2" office:value-type="string">
            <text:p text:style-name="P16">병원 통합관리 시스템</text:p>
          </table:table-cell>
          <table:table-cell table:style-name="표30.A2" office:value-type="string">
            <text:p text:style-name="P12">작 성 자</text:p>
          </table:table-cell>
          <table:table-cell table:style-name="표30.B2" office:value-type="string">
            <text:p text:style-name="P13">이혜연</text:p>
          </table:table-cell>
        </table:table-row>
        <table:table-row table:style-name="표30.2">
          <table:table-cell table:style-name="표30.A2" office:value-type="string">
            <text:p text:style-name="P12">업 무 명</text:p>
          </table:table-cell>
          <table:table-cell table:style-name="표30.B2" office:value-type="string">
            <text:p text:style-name="P16">영상촬영장비 수리 요청</text:p>
          </table:table-cell>
          <table:table-cell table:style-name="표30.A2" office:value-type="string">
            <text:p text:style-name="P12">작 성 일</text:p>
          </table:table-cell>
          <table:table-cell table:style-name="표30.B2" office:value-type="string">
            <text:p text:style-name="P13">2023-04-21</text:p>
          </table:table-cell>
        </table:table-row>
        <table:table-row table:style-name="표30.2">
          <table:table-cell table:style-name="표30.A2" office:value-type="string">
            <text:p text:style-name="P5"><text:span text:style-name="T1">요구사항 </text:span><text:span text:style-name="T1">ID</text:span></text:p>
          </table:table-cell>
          <table:table-cell table:style-name="표30.B2" office:value-type="string">
            <text:p text:style-name="P13">SC-A300-010</text:p>
          </table:table-cell>
          <table:table-cell table:style-name="표30.A2" office:value-type="string">
            <text:p text:style-name="P5"><text:span text:style-name="T1">유스케이스 </text:span><text:span text:style-name="T1">ID</text:span></text:p>
          </table:table-cell>
          <table:table-cell table:style-name="표30.B2" office:value-type="string">
            <text:p text:style-name="P13">UC-A-U023</text:p>
          </table:table-cell>
        </table:table-row>
        <table:table-row table:style-name="표30.2">
          <table:table-cell table:style-name="표30.A2" office:value-type="string">
            <text:p text:style-name="P12">유스케이스 명</text:p>
          </table:table-cell>
          <table:table-cell table:style-name="표30.B2" table:number-columns-spanned="3" office:value-type="string">
            <text:p text:style-name="P16">영상학과장비 관리</text:p>
          </table:table-cell>
          <table:covered-table-cell/>
          <table:covered-table-cell/>
        </table:table-row>
        <text:soft-page-break/>
        <table:table-row table:style-name="표30.6">
          <table:table-cell table:style-name="표30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 text:c="4"/>영상학과의 장비의 담당자는 장비 수리 요청서를 작성하여 원무과에 전달한다</text:span><text:span text:style-name="T2">.</text:span></text:p>
            <text:p text:style-name="P7"><text:span text:style-name="T2">2. </text:span><text:span text:style-name="T2">관계</text:span></text:p>
            <text:p text:style-name="P24"><text:span text:style-name="T2"><text:s text:c="4"/></text:span><text:span text:style-name="T2">* </text:span><text:span text:style-name="T2">주액터 </text:span><text:span text:style-name="T2">: </text:span><text:span text:style-name="T2">영상학과</text:span></text:p>
            <text:p text:style-name="P7"><text:span text:style-name="T2">3. </text:span><text:span text:style-name="T2">처리 흐름 </text:span><text:span text:style-name="T2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영상학과장비 관리 </text:span><text:span text:style-name="T2">– </text:span><text:span text:style-name="T2">영상촬영장비 상세조회</text:span></text:p>
            <text:p text:style-name="P7"><text:span text:style-name="T2"><text:s text:c="6"/></text:span><text:span text:style-name="T2">1-1. </text:span><text:span text:style-name="T2">장비 상세페이지 하단의 수리요청을 클릭한다</text:span><text:span text:style-name="T2">.</text:span></text:p>
            <text:p text:style-name="P7"><text:span text:style-name="T2"><text:s text:c="6"/></text:span><text:span text:style-name="T2">1-2. </text:span><text:span text:style-name="T2">수리 요청서 창을 출력한다</text:span><text:span text:style-name="T2">.</text:span></text:p>
            <text:p text:style-name="P7"><text:span text:style-name="T2"><text:s text:c="6"/></text:span><text:span text:style-name="T2">1-3. </text:span><text:span text:style-name="T2">요청서 창에는 장비코드</text:span><text:span text:style-name="T2">(</text:span><text:span text:style-name="T2">모델명</text:span><text:span text:style-name="T2">), </text:span><text:span text:style-name="T2">업체명</text:span><text:span text:style-name="T2">, </text:span><text:span text:style-name="T2">업체 담당자 연락처가 출력된다</text:span><text:span text:style-name="T2">.</text:span></text:p>
            <text:p text:style-name="P7"><text:span text:style-name="T2"><text:s text:c="6"/></text:span><text:span text:style-name="T2">1-4. </text:span><text:span text:style-name="T2">장비신청인의 이름을 선택한다</text:span><text:span text:style-name="T2">.</text:span></text:p>
            <text:p text:style-name="P7"><text:span text:style-name="T2"><text:s text:c="6"/></text:span><text:span text:style-name="T2">1-5. </text:span><text:span text:style-name="T2">요청 사유에 장비의 상태 및 상세내용을 작성하고 신청하기 버튼을 클릭한다</text:span><text:span text:style-name="T2">. </text:span></text:p>
            <text:p text:style-name="P13"><text:s text:c="6"/></text:p>
            <text:p text:style-name="P7"><text:span text:style-name="T2">4. </text:span><text:span text:style-name="T2">비즈니스 규칙 </text:span></text:p>
            <text:p text:style-name="P7"><text:span text:style-name="T2"><text:s text:c="3"/></text:span><text:span text:style-name="T2">N/A</text:span></text:p>
            <text:p text:style-name="P7"><text:span text:style-name="T2">5. </text:span><text:span text:style-name="T2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1.2">
          <table:table-cell table:style-name="표31.A2" office:value-type="string">
            <text:p text:style-name="P21">시스템명</text:p>
          </table:table-cell>
          <table:table-cell table:style-name="표31.B2" office:value-type="string">
            <text:p text:style-name="P19">병원 통합 관리 시스템</text:p>
          </table:table-cell>
          <table:table-cell table:style-name="표31.A2" office:value-type="string">
            <text:p text:style-name="P21">작 성 자</text:p>
          </table:table-cell>
          <table:table-cell table:style-name="표31.B2" office:value-type="string">
            <text:p text:style-name="P20">김지연</text:p>
          </table:table-cell>
        </table:table-row>
        <table:table-row table:style-name="표31.2">
          <table:table-cell table:style-name="표31.A2" office:value-type="string">
            <text:p text:style-name="P21">업 무 명</text:p>
          </table:table-cell>
          <table:table-cell table:style-name="표31.B2" office:value-type="string">
            <text:p text:style-name="P16">물리치료사 공통</text:p>
          </table:table-cell>
          <table:table-cell table:style-name="표31.A2" office:value-type="string">
            <text:p text:style-name="P21">작 성 일</text:p>
          </table:table-cell>
          <table:table-cell table:style-name="표31.B2" office:value-type="string">
            <text:p text:style-name="P20">2023-04-21</text:p>
          </table:table-cell>
        </table:table-row>
        <table:table-row table:style-name="표31.2">
          <table:table-cell table:style-name="표31.A2" office:value-type="string">
            <text:p text:style-name="P5"><text:span text:style-name="T1">요구사항 </text:span><text:span text:style-name="T1">ID</text:span></text:p>
          </table:table-cell>
          <table:table-cell table:style-name="표31.B2" office:value-type="string">
            <text:p text:style-name="P13">SC-A400-001</text:p>
          </table:table-cell>
          <table:table-cell table:style-name="표31.A2" office:value-type="string">
            <text:p text:style-name="P5"><text:span text:style-name="T1">유스케이스 </text:span><text:span text:style-name="T1">ID</text:span></text:p>
          </table:table-cell>
          <table:table-cell table:style-name="표31.B2" office:value-type="string">
            <text:p text:style-name="P13">UC-A-U024</text:p>
          </table:table-cell>
        </table:table-row>
        <table:table-row table:style-name="표31.2">
          <table:table-cell table:style-name="표31.A2" office:value-type="string">
            <text:p text:style-name="P12">유스케이스 명</text:p>
          </table:table-cell>
          <table:table-cell table:style-name="표31.B2" table:number-columns-spanned="3" office:value-type="string">
            <text:p text:style-name="P13">치료 대기환자 목록 조회</text:p>
          </table:table-cell>
          <table:covered-table-cell/>
          <table:covered-table-cell/>
        </table:table-row>
        <text:soft-page-break/>
        <table:table-row table:style-name="표31.6">
          <table:table-cell table:style-name="표31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의사가 오더내린 환자들이 대기환자 목록으로 나타난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9"><text:s text:c="4"/></text:span><text:span text:style-name="T2">* </text:span><text:span text:style-name="T2">기본흐름 </text:span><text:span text:style-name="T2">① </text:span><text:span text:style-name="T2">치료 오더 목록 조회</text:span></text:p>
            <text:p text:style-name="P7"><text:span text:style-name="T2"><text:s text:c="7"/></text:span><text:span text:style-name="T2">1-1. </text:span><text:span text:style-name="T2">의사가 물리치료 처방을 내리면 치료 대기환자 목록에 환자가 추가된다</text:span><text:span text:style-name="T2">.</text:span></text:p>
            <text:p text:style-name="P8"><text:span text:style-name="T2"><text:s text:c="7"/></text:span><text:span text:style-name="T2">1-2. </text:span><text:span text:style-name="T2">치료 대기환자 목록에는 </text:span><text:span text:style-name="T2">환자코드</text:span><text:span text:style-name="T2">, </text:span><text:span text:style-name="T2">환자명</text:span><text:span text:style-name="T2">, </text:span><text:span text:style-name="T2">처방코드를 출력한다</text:span><text:span text:style-name="T2">.</text:span></text:p>
            <text:p text:style-name="P8"><text:span text:style-name="T2"><text:s text:c="7"/></text:span><text:span text:style-name="T2">1-3. </text:span><text:span text:style-name="T2">대기 환자 목록은 처방받은 시간 순으로 출력한다</text:span><text:span text:style-name="T2">. </text:span></text:p>
            <text:p text:style-name="P8"><text:span text:style-name="T2"><text:s text:c="7"/></text:span><text:span text:style-name="T2">A-01. </text:span><text:span text:style-name="T2">대기 환자가 없는 경우</text:span></text:p>
            <text:p text:style-name="P15"><text:s text:c="7"/></text:p>
            <text:p text:style-name="P8"><text:span text:style-name="T2"><text:s text:c="7"/></text:span><text:span text:style-name="T2">*</text:span><text:span text:style-name="T2">대안흐름 </text:span><text:span text:style-name="T2">A-01. </text:span><text:span text:style-name="T2">현재 대기중인 환자가 없는 경우 <text:s text:c="5"/></text:span></text:p>
            <text:p text:style-name="P8"><text:span text:style-name="T2"><text:s text:c="7"/></text:span><text:span text:style-name="T2">A-01-1. </text:span><text:span text:style-name="T2">“</text:span><text:span text:style-name="T2">현재 대기중인 환자가 없습니다</text:span><text:span text:style-name="T2">.</text:span><text:span text:style-name="T2">”</text:span><text:span text:style-name="T2">를 출력한다</text:span><text:span text:style-name="T2">.</text:span></text:p>
            <text:p text:style-name="P13"><text:s text:c="8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31.6">
          <table:table-cell table:style-name="표31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2.2">
          <table:table-cell table:style-name="표32.A2" office:value-type="string">
            <text:p text:style-name="P21">시스템명</text:p>
          </table:table-cell>
          <table:table-cell table:style-name="표32.B2" office:value-type="string">
            <text:p text:style-name="P19">병원 통합 관리 시스템</text:p>
          </table:table-cell>
          <table:table-cell table:style-name="표32.A2" office:value-type="string">
            <text:p text:style-name="P21">작 성 자</text:p>
          </table:table-cell>
          <table:table-cell table:style-name="표32.B2" office:value-type="string">
            <text:p text:style-name="P20">김지연</text:p>
          </table:table-cell>
        </table:table-row>
        <table:table-row table:style-name="표32.2">
          <table:table-cell table:style-name="표32.A2" office:value-type="string">
            <text:p text:style-name="P21">업 무 명</text:p>
          </table:table-cell>
          <table:table-cell table:style-name="표32.B2" office:value-type="string">
            <text:p text:style-name="P19">치료 스케줄 관리</text:p>
          </table:table-cell>
          <table:table-cell table:style-name="표32.A2" office:value-type="string">
            <text:p text:style-name="P21">작 성 일</text:p>
          </table:table-cell>
          <table:table-cell table:style-name="표32.B2" office:value-type="string">
            <text:p text:style-name="P20">2023-04-21</text:p>
          </table:table-cell>
        </table:table-row>
        <table:table-row table:style-name="표32.2">
          <table:table-cell table:style-name="표32.A2" office:value-type="string">
            <text:p text:style-name="P5"><text:span text:style-name="T1">요구사항 </text:span><text:span text:style-name="T1">ID</text:span></text:p>
          </table:table-cell>
          <table:table-cell table:style-name="표32.B2" office:value-type="string">
            <text:p text:style-name="P13">SC-A400-002</text:p>
          </table:table-cell>
          <table:table-cell table:style-name="표32.A2" office:value-type="string">
            <text:p text:style-name="P5"><text:span text:style-name="T1">유스케이스 </text:span><text:span text:style-name="T1">ID</text:span></text:p>
          </table:table-cell>
          <table:table-cell table:style-name="표32.B2" office:value-type="string">
            <text:p text:style-name="P13">UC-A-U025</text:p>
          </table:table-cell>
        </table:table-row>
        <table:table-row table:style-name="표32.2">
          <table:table-cell table:style-name="표32.A2" office:value-type="string">
            <text:p text:style-name="P12">유스케이스 명</text:p>
          </table:table-cell>
          <table:table-cell table:style-name="표32.B2" table:number-columns-spanned="3" office:value-type="string">
            <text:p text:style-name="P13">치료 스케줄 변경</text:p>
          </table:table-cell>
          <table:covered-table-cell/>
          <table:covered-table-cell/>
        </table:table-row>
        <text:soft-page-break/>
        <table:table-row table:style-name="표32.6">
          <table:table-cell table:style-name="표32.A6" table:number-columns-spanned="4" office:value-type="string">
            <text:p text:style-name="P7"><text:span text:style-name="T2">1. </text:span><text:span text:style-name="T2">개요</text:span></text:p>
            <text:p text:style-name="P13"><text:s/>개인 일정 변경이 있을 경우 당직 스케줄 변경 내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마이페이지</text:span><text:span text:style-name="T2">-</text:span><text:span text:style-name="T2">내가 쓴 글</text:span></text:p>
            <text:p text:style-name="P7"><text:span text:style-name="T2">①</text:span><text:span text:style-name="T2">-1. </text:span><text:span text:style-name="T2">사용자는 로그인한 아이디로 마이페이지를 클릭한다</text:span><text:span text:style-name="T2">.</text:span></text:p>
            <text:p text:style-name="P7"><text:span text:style-name="T2"><text:s text:c="8"/></text:span><text:span text:style-name="T2">1-2. </text:span><text:span text:style-name="T2">마이페이지 안에 있는 내가 쓴 글 메뉴로 들어간다</text:span><text:span text:style-name="T2">.</text:span></text:p>
            <text:p text:style-name="P7"><text:span text:style-name="T2"><text:s text:c="8"/></text:span><text:span text:style-name="T2">1-3. </text:span><text:span text:style-name="T2">커뮤니티에서 내가 작성한 글의 리스트를 확인 할 수 있다</text:span><text:span text:style-name="T2">.</text:span></text:p>
            <text:p text:style-name="P7"><text:span text:style-name="T2"><text:s text:c="8"/></text:span><text:span text:style-name="T2">1-4 </text:span><text:span text:style-name="T2">리스트에서 옆에 삭제 버튼이 생겨 삭제할 수 있다</text:span><text:span text:style-name="T2">.</text:span></text:p>
            <text:p text:style-name="P7"><text:span text:style-name="T2"><text:s text:c="8"/></text:span><text:span text:style-name="T2">* </text:span><text:span text:style-name="T2">대안흐름 </text:span><text:span text:style-name="T2">A-01. </text:span><text:span text:style-name="T2">정상적으로 등록이 되지 않는 경우</text:span></text:p>
            <text:p text:style-name="P7"><text:span text:style-name="T2">A-01-1. </text:span><text:span text:style-name="T2">파일크기를 다시 조정해 올린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3.2">
          <table:table-cell table:style-name="표33.A2" office:value-type="string">
            <text:p text:style-name="P21">시스템명</text:p>
          </table:table-cell>
          <table:table-cell table:style-name="표33.B2" office:value-type="string">
            <text:p text:style-name="P19">병원 통합 관리 시스템</text:p>
          </table:table-cell>
          <table:table-cell table:style-name="표33.A2" office:value-type="string">
            <text:p text:style-name="P21">작 성 자</text:p>
          </table:table-cell>
          <table:table-cell table:style-name="표33.B2" office:value-type="string">
            <text:p text:style-name="P20">김지연</text:p>
          </table:table-cell>
        </table:table-row>
        <table:table-row table:style-name="표33.2">
          <table:table-cell table:style-name="표33.A2" office:value-type="string">
            <text:p text:style-name="P21">업 무 명</text:p>
          </table:table-cell>
          <table:table-cell table:style-name="표33.B2" office:value-type="string">
            <text:p text:style-name="P19">의료소모품 관리</text:p>
          </table:table-cell>
          <table:table-cell table:style-name="표33.A2" office:value-type="string">
            <text:p text:style-name="P21">작 성 일</text:p>
          </table:table-cell>
          <table:table-cell table:style-name="표33.B2" office:value-type="string">
            <text:p text:style-name="P20">2023-04-21</text:p>
          </table:table-cell>
        </table:table-row>
        <table:table-row table:style-name="표33.2">
          <table:table-cell table:style-name="표33.A2" office:value-type="string">
            <text:p text:style-name="P5"><text:span text:style-name="T1">요구사항 </text:span><text:span text:style-name="T1">ID</text:span></text:p>
          </table:table-cell>
          <table:table-cell table:style-name="표33.B2" office:value-type="string">
            <text:p text:style-name="P13">SC-A400-003</text:p>
          </table:table-cell>
          <table:table-cell table:style-name="표33.A2" office:value-type="string">
            <text:p text:style-name="P5"><text:span text:style-name="T1">유스케이스 </text:span><text:span text:style-name="T1">ID</text:span></text:p>
          </table:table-cell>
          <table:table-cell table:style-name="표33.B2" office:value-type="string">
            <text:p text:style-name="P13">UC-A-U026</text:p>
          </table:table-cell>
        </table:table-row>
        <table:table-row table:style-name="표33.2">
          <table:table-cell table:style-name="표33.A2" office:value-type="string">
            <text:p text:style-name="P12">유스케이스 명</text:p>
          </table:table-cell>
          <table:table-cell table:style-name="표33.B2" table:number-columns-spanned="3" office:value-type="string">
            <text:p text:style-name="P13">의료소모품 목록 조회</text:p>
          </table:table-cell>
          <table:covered-table-cell/>
          <table:covered-table-cell/>
        </table:table-row>
        <text:soft-page-break/>
        <table:table-row table:style-name="표33.6">
          <table:table-cell table:style-name="표33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물리치료실</text:span><text:span text:style-name="T2">, </text:span><text:span text:style-name="T2">도수치료실에서 사용하는 의료소모품의 재고를 확인하고 신청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의료소모품 관리</text:span></text:p>
            <text:p text:style-name="P7"><text:span text:style-name="T2">1-1. </text:span><text:span text:style-name="T2">치료실 내에서 사용하는 의료소모품 목록들의 정보를 출력한다</text:span><text:span text:style-name="T2">.</text:span></text:p>
            <text:p text:style-name="P7"><text:span text:style-name="T2"><text:s text:c="8"/></text:span><text:span text:style-name="T2">1-2. </text:span><text:span text:style-name="T2">목록에는 </text:span><text:span text:style-name="T2">품목명</text:span><text:span text:style-name="T2">, </text:span><text:span text:style-name="T2">납품 업체명</text:span><text:span text:style-name="T2">, </text:span><text:span text:style-name="T2">규격</text:span><text:span text:style-name="T2">, </text:span><text:span text:style-name="T2">단위</text:span><text:span text:style-name="T2">, </text:span><text:span text:style-name="T2">단가</text:span><text:span text:style-name="T2">, </text:span><text:span text:style-name="T2">비고를 출력한다</text:span><text:span text:style-name="T2">.</text:span></text:p>
            <text:p text:style-name="P7"><text:span text:style-name="T2"><text:s text:c="8"/></text:span><text:span text:style-name="T2">1-3. </text:span><text:span text:style-name="T2">목록에서 특정 품목 선택 시 해당 소모품에 대한 상세 내용 화면을 출력한다</text:span><text:span text:style-name="T2">.</text:span></text:p>
            <text:p text:style-name="P7"><text:span text:style-name="T2"><text:s text:c="8"/></text:span><text:span text:style-name="T2">1-4. </text:span><text:span text:style-name="T2">비품 상세 내용 화면에는 비품 신청 버튼이 나타난다</text:span><text:span text:style-name="T2">. 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4.2">
          <table:table-cell table:style-name="표34.A2" office:value-type="string">
            <text:p text:style-name="P21">시스템명</text:p>
          </table:table-cell>
          <table:table-cell table:style-name="표34.B2" office:value-type="string">
            <text:p text:style-name="P19">병원 통합 관리 시스템</text:p>
          </table:table-cell>
          <table:table-cell table:style-name="표34.A2" office:value-type="string">
            <text:p text:style-name="P21">작 성 자</text:p>
          </table:table-cell>
          <table:table-cell table:style-name="표34.B2" office:value-type="string">
            <text:p text:style-name="P20">김지연</text:p>
          </table:table-cell>
        </table:table-row>
        <table:table-row table:style-name="표34.2">
          <table:table-cell table:style-name="표34.A2" office:value-type="string">
            <text:p text:style-name="P21">업 무 명</text:p>
          </table:table-cell>
          <table:table-cell table:style-name="표34.B2" office:value-type="string">
            <text:p text:style-name="P19">의료소모품 신청</text:p>
          </table:table-cell>
          <table:table-cell table:style-name="표34.A2" office:value-type="string">
            <text:p text:style-name="P21">작 성 일</text:p>
          </table:table-cell>
          <table:table-cell table:style-name="표34.B2" office:value-type="string">
            <text:p text:style-name="P20">2023-04-21</text:p>
          </table:table-cell>
        </table:table-row>
        <table:table-row table:style-name="표34.2">
          <table:table-cell table:style-name="표34.A2" office:value-type="string">
            <text:p text:style-name="P5"><text:span text:style-name="T1">요구사항 </text:span><text:span text:style-name="T1">ID</text:span></text:p>
          </table:table-cell>
          <table:table-cell table:style-name="표34.B2" office:value-type="string">
            <text:p text:style-name="P13">SC-A400-004</text:p>
          </table:table-cell>
          <table:table-cell table:style-name="표34.A2" office:value-type="string">
            <text:p text:style-name="P5"><text:span text:style-name="T1">유스케이스 </text:span><text:span text:style-name="T1">ID</text:span></text:p>
          </table:table-cell>
          <table:table-cell table:style-name="표34.B2" office:value-type="string">
            <text:p text:style-name="P13">UC-A-U027</text:p>
          </table:table-cell>
        </table:table-row>
        <table:table-row table:style-name="표34.2">
          <table:table-cell table:style-name="표34.A2" office:value-type="string">
            <text:p text:style-name="P12">유스케이스 명</text:p>
          </table:table-cell>
          <table:table-cell table:style-name="표34.B2" table:number-columns-spanned="3" office:value-type="string">
            <text:p text:style-name="P13">의료소모품 목록 조회</text:p>
          </table:table-cell>
          <table:covered-table-cell/>
          <table:covered-table-cell/>
        </table:table-row>
        <text:soft-page-break/>
        <table:table-row table:style-name="표34.6">
          <table:table-cell table:style-name="표34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물리치료실</text:span><text:span text:style-name="T2">, </text:span><text:span text:style-name="T2">도수치료실에서 사용하는 의료소모품의 재고를 확인하고 신청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의료소모품 신청</text:span></text:p>
            <text:p text:style-name="P7"><text:span text:style-name="T2">1-1. </text:span><text:span text:style-name="T2">비품 상세 내용 화면에는 비품 신청 버튼이 클릭한다</text:span><text:span text:style-name="T2">.</text:span></text:p>
            <text:p text:style-name="P7"><text:span text:style-name="T2"><text:s text:c="8"/></text:span><text:span text:style-name="T2">1-2. </text:span><text:span text:style-name="T2">해당 소모품의 품목명</text:span><text:span text:style-name="T2">, </text:span><text:span text:style-name="T2">규격</text:span><text:span text:style-name="T2">, </text:span><text:span text:style-name="T2">단위</text:span><text:span text:style-name="T2">, </text:span><text:span text:style-name="T2">단가 데이터를 출력한다</text:span><text:span text:style-name="T2">.</text:span></text:p>
            <text:p text:style-name="P7"><text:span text:style-name="T2"><text:s text:c="8"/></text:span><text:span text:style-name="T2">1-3. </text:span><text:span text:style-name="T2">신청 수량과 신청 치료사명을 입력하고 확인 버튼을 클릭한다</text:span><text:span text:style-name="T2">.</text:span></text:p>
            <text:p text:style-name="P7"><text:span text:style-name="T2"><text:s text:c="8"/></text:span><text:span text:style-name="T2">1-4. </text:span><text:span text:style-name="T2">확인 버튼 클릭 시 원무과로 데이터가 이동한다</text:span><text:span text:style-name="T2">.</text:span></text:p>
            <text:p text:style-name="P13"><text:s text:c="9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5.2">
          <table:table-cell table:style-name="표35.A2" office:value-type="string">
            <text:p text:style-name="P21">시스템명</text:p>
          </table:table-cell>
          <table:table-cell table:style-name="표35.B2" office:value-type="string">
            <text:p text:style-name="P19">병원 통합 관리 시스템</text:p>
          </table:table-cell>
          <table:table-cell table:style-name="표35.A2" office:value-type="string">
            <text:p text:style-name="P21">작 성 자</text:p>
          </table:table-cell>
          <table:table-cell table:style-name="표35.B2" office:value-type="string">
            <text:p text:style-name="P20">김지연</text:p>
          </table:table-cell>
        </table:table-row>
        <table:table-row table:style-name="표35.2">
          <table:table-cell table:style-name="표35.A2" office:value-type="string">
            <text:p text:style-name="P21">업 무 명</text:p>
          </table:table-cell>
          <table:table-cell table:style-name="표35.B2" office:value-type="string">
            <text:p text:style-name="P16">치료 액팅</text:p>
          </table:table-cell>
          <table:table-cell table:style-name="표35.A2" office:value-type="string">
            <text:p text:style-name="P21">작 성 일</text:p>
          </table:table-cell>
          <table:table-cell table:style-name="표35.B2" office:value-type="string">
            <text:p text:style-name="P20">2023-04-21</text:p>
          </table:table-cell>
        </table:table-row>
        <table:table-row table:style-name="표35.2">
          <table:table-cell table:style-name="표35.A2" office:value-type="string">
            <text:p text:style-name="P5"><text:span text:style-name="T1">요구사항 </text:span><text:span text:style-name="T1">ID</text:span></text:p>
          </table:table-cell>
          <table:table-cell table:style-name="표35.B2" office:value-type="string">
            <text:p text:style-name="P13">SC-A400-005</text:p>
          </table:table-cell>
          <table:table-cell table:style-name="표35.A2" office:value-type="string">
            <text:p text:style-name="P5"><text:span text:style-name="T1">유스케이스 </text:span><text:span text:style-name="T1">ID</text:span></text:p>
          </table:table-cell>
          <table:table-cell table:style-name="표35.B2" office:value-type="string">
            <text:p text:style-name="P13">UC-A-U028</text:p>
          </table:table-cell>
        </table:table-row>
        <table:table-row table:style-name="표35.2">
          <table:table-cell table:style-name="표35.A2" office:value-type="string">
            <text:p text:style-name="P12">유스케이스 명</text:p>
          </table:table-cell>
          <table:table-cell table:style-name="표35.B2" table:number-columns-spanned="3" office:value-type="string">
            <text:p text:style-name="P13">치료 액팅</text:p>
          </table:table-cell>
          <table:covered-table-cell/>
          <table:covered-table-cell/>
        </table:table-row>
        <text:soft-page-break/>
        <table:table-row table:style-name="표35.6">
          <table:table-cell table:style-name="표35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치료 진행 후 치료 진행 내용을 작성하고 기록한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text:span text:style-name="T2">① </text:span><text:span text:style-name="T2">치료 액팅</text:span></text:p>
            <text:p text:style-name="P7"><text:span text:style-name="T2">1-1 </text:span><text:span text:style-name="T2">치료 액팅 목록에서 액팅을 실시할 환자를 선택한다</text:span><text:span text:style-name="T2">.</text:span></text:p>
            <text:p text:style-name="P7"><text:span text:style-name="T2"><text:s text:c="8"/></text:span><text:span text:style-name="T2">1-2 </text:span><text:span text:style-name="T2">액팅 실행 화면에서 치료 상세 내용을 작성한다</text:span><text:span text:style-name="T2">.</text:span></text:p>
            <text:p text:style-name="P7"><text:span text:style-name="T2"><text:s text:c="8"/></text:span><text:span text:style-name="T2">1-3 </text:span><text:span text:style-name="T2">상세 내용 작성 후 액팅하기 버튼을 클릭한다</text:span><text:span text:style-name="T2">.</text:span></text:p>
            <text:p text:style-name="P13"><text:s text:c="8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6.2">
          <table:table-cell table:style-name="표36.A2" office:value-type="string">
            <text:p text:style-name="P21">시스템명</text:p>
          </table:table-cell>
          <table:table-cell table:style-name="표36.B2" office:value-type="string">
            <text:p text:style-name="P19">병원 통합 관리 시스템</text:p>
          </table:table-cell>
          <table:table-cell table:style-name="표36.A2" office:value-type="string">
            <text:p text:style-name="P21">작 성 자</text:p>
          </table:table-cell>
          <table:table-cell table:style-name="표36.B2" office:value-type="string">
            <text:p text:style-name="P20">김지연</text:p>
          </table:table-cell>
        </table:table-row>
        <table:table-row table:style-name="표36.2">
          <table:table-cell table:style-name="표36.A2" office:value-type="string">
            <text:p text:style-name="P21">업 무 명</text:p>
          </table:table-cell>
          <table:table-cell table:style-name="표36.B2" office:value-type="string">
            <text:p text:style-name="P19">치료기구 관리</text:p>
          </table:table-cell>
          <table:table-cell table:style-name="표36.A2" office:value-type="string">
            <text:p text:style-name="P21">작 성 일</text:p>
          </table:table-cell>
          <table:table-cell table:style-name="표36.B2" office:value-type="string">
            <text:p text:style-name="P20">2023-04-21</text:p>
          </table:table-cell>
        </table:table-row>
        <table:table-row table:style-name="표36.2">
          <table:table-cell table:style-name="표36.A2" office:value-type="string">
            <text:p text:style-name="P5"><text:span text:style-name="T1">요구사항 </text:span><text:span text:style-name="T1">ID</text:span></text:p>
          </table:table-cell>
          <table:table-cell table:style-name="표36.B2" office:value-type="string">
            <text:p text:style-name="P13">SC-A400-006</text:p>
          </table:table-cell>
          <table:table-cell table:style-name="표36.A2" office:value-type="string">
            <text:p text:style-name="P5"><text:span text:style-name="T1">유스케이스 </text:span><text:span text:style-name="T1">ID</text:span></text:p>
          </table:table-cell>
          <table:table-cell table:style-name="표36.B2" office:value-type="string">
            <text:p text:style-name="P13">UC-A-U029</text:p>
          </table:table-cell>
        </table:table-row>
        <table:table-row table:style-name="표36.2">
          <table:table-cell table:style-name="표36.A2" office:value-type="string">
            <text:p text:style-name="P12">유스케이스 명</text:p>
          </table:table-cell>
          <table:table-cell table:style-name="표36.B2" table:number-columns-spanned="3" office:value-type="string">
            <text:p text:style-name="P13">치료기구 상태관리</text:p>
          </table:table-cell>
          <table:covered-table-cell/>
          <table:covered-table-cell/>
        </table:table-row>
        <text:soft-page-break/>
        <table:table-row table:style-name="표36.6">
          <table:table-cell table:style-name="표36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치료실에서 사용하는 기구의 상태를 관리하고 고장 시 원무과에 수리 요청을 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치료 기구 관리 현황 화면을 출력한다</text:span><text:span text:style-name="T2">.</text:span></text:p>
            <text:p text:style-name="P7"><text:span text:style-name="T2"><text:s text:c="4"/></text:span><text:span text:style-name="T2">1-2. </text:span><text:span text:style-name="T2">관리 현황에는 </text:span><text:span text:style-name="T2">치료기구 코드</text:span><text:span text:style-name="T2">, </text:span><text:span text:style-name="T2">품명</text:span><text:span text:style-name="T2">, </text:span><text:span text:style-name="T2">관리 담당자</text:span><text:span text:style-name="T2">, </text:span><text:span text:style-name="T2">모델</text:span><text:span text:style-name="T2">, </text:span><text:span text:style-name="T2">규격</text:span><text:span text:style-name="T2">, </text:span><text:span text:style-name="T2">납품처</text:span><text:span text:style-name="T2">, </text:span><text:span text:style-name="T2">수량</text:span><text:span text:style-name="T2">, </text:span></text:p>
            <text:p text:style-name="P7"><text:span text:style-name="T2"><text:s text:c="9"/>비고를 출력한다</text:span><text:span text:style-name="T2">.</text:span></text:p>
            <text:p text:style-name="P7"><text:span text:style-name="T2"><text:s text:c="4"/></text:span><text:span text:style-name="T2">1-3. </text:span><text:span text:style-name="T2">특정 치료 기구 클릭 시 관리 현황 상세 화면을 출력한다</text:span><text:span text:style-name="T2">.</text:span></text:p>
            <text:p text:style-name="P7"><text:span text:style-name="T2"><text:s text:c="4"/></text:span><text:span text:style-name="T2">1-4. </text:span><text:span text:style-name="T2">관리 현황 기록 화면에서는 확인일자</text:span><text:span text:style-name="T2">, </text:span><text:span text:style-name="T2">담당 관리자</text:span><text:span text:style-name="T2">, </text:span><text:span text:style-name="T2">상태</text:span><text:span text:style-name="T2">(</text:span><text:span text:style-name="T2">상</text:span><text:span text:style-name="T2">,</text:span><text:span text:style-name="T2">중</text:span><text:span text:style-name="T2">,</text:span><text:span text:style-name="T2">하</text:span><text:span text:style-name="T2">), </text:span><text:span text:style-name="T2">비고를 </text:span></text:p>
            <text:p text:style-name="P7"><text:span text:style-name="T2"><text:s text:c="9"/>입력한다</text:span><text:span text:style-name="T2">. </text:span></text:p>
            <text:p text:style-name="P22"><text:s text:c="6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7.2">
          <table:table-cell table:style-name="표37.A2" office:value-type="string">
            <text:p text:style-name="P21">시스템명</text:p>
          </table:table-cell>
          <table:table-cell table:style-name="표37.B2" office:value-type="string">
            <text:p text:style-name="P19">병원 통합 관리 시스템</text:p>
          </table:table-cell>
          <table:table-cell table:style-name="표37.A2" office:value-type="string">
            <text:p text:style-name="P21">작 성 자</text:p>
          </table:table-cell>
          <table:table-cell table:style-name="표37.B2" office:value-type="string">
            <text:p text:style-name="P20">김지연</text:p>
          </table:table-cell>
        </table:table-row>
        <table:table-row table:style-name="표37.2">
          <table:table-cell table:style-name="표37.A2" office:value-type="string">
            <text:p text:style-name="P21">업 무 명</text:p>
          </table:table-cell>
          <table:table-cell table:style-name="표37.B2" office:value-type="string">
            <text:p text:style-name="P19">치료기구 관리</text:p>
          </table:table-cell>
          <table:table-cell table:style-name="표37.A2" office:value-type="string">
            <text:p text:style-name="P21">작 성 일</text:p>
          </table:table-cell>
          <table:table-cell table:style-name="표37.B2" office:value-type="string">
            <text:p text:style-name="P20">2023-04-21</text:p>
          </table:table-cell>
        </table:table-row>
        <table:table-row table:style-name="표37.2">
          <table:table-cell table:style-name="표37.A2" office:value-type="string">
            <text:p text:style-name="P5"><text:span text:style-name="T1">요구사항 </text:span><text:span text:style-name="T1">ID</text:span></text:p>
          </table:table-cell>
          <table:table-cell table:style-name="표37.B2" office:value-type="string">
            <text:p text:style-name="P13">SC-A400-007</text:p>
          </table:table-cell>
          <table:table-cell table:style-name="표37.A2" office:value-type="string">
            <text:p text:style-name="P5"><text:span text:style-name="T1">유스케이스 </text:span><text:span text:style-name="T1">ID</text:span></text:p>
          </table:table-cell>
          <table:table-cell table:style-name="표37.B2" office:value-type="string">
            <text:p text:style-name="P13">UC-A-U030</text:p>
          </table:table-cell>
        </table:table-row>
        <table:table-row table:style-name="표37.2">
          <table:table-cell table:style-name="표37.A2" office:value-type="string">
            <text:p text:style-name="P12">유스케이스 명</text:p>
          </table:table-cell>
          <table:table-cell table:style-name="표37.B2" table:number-columns-spanned="3" office:value-type="string">
            <text:p text:style-name="P13">수리 요청</text:p>
          </table:table-cell>
          <table:covered-table-cell/>
          <table:covered-table-cell/>
        </table:table-row>
        <text:soft-page-break/>
        <table:table-row table:style-name="표37.6">
          <table:table-cell table:style-name="표37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치료실에서 사용하는 기구의 상태를 관리하고 고장 시 원무과에 수리 요청을 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치료 기구 관리 현황 화면에서 수리 요청 버튼을 클릭하면 수리 요청 화면로 </text:span></text:p>
            <text:p text:style-name="P7"><text:span text:style-name="T2"><text:s text:c="9"/>넘어간다</text:span><text:span text:style-name="T2">. </text:span></text:p>
            <text:p text:style-name="P7"><text:span text:style-name="T2"><text:s text:c="4"/></text:span><text:span text:style-name="T2">1-2. </text:span><text:span text:style-name="T2">수리 요청 화면에서는 요청할 치료기구 코드와 요청 내용을 입력한다</text:span><text:span text:style-name="T2">.</text:span></text:p>
            <text:p text:style-name="P7"><text:span text:style-name="T2"><text:s text:c="4"/></text:span><text:span text:style-name="T2">1-3. </text:span><text:span text:style-name="T2">확인 버튼을 클릭 시 원무과로 데이터가 이동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37.6">
          <table:table-cell table:style-name="표37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ext:soft-page-break/>
        <table:table-row table:style-name="표37.6">
          <table:table-cell table:style-name="표37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8.2">
          <table:table-cell table:style-name="표38.A2" office:value-type="string">
            <text:p text:style-name="P21">시스템명</text:p>
          </table:table-cell>
          <table:table-cell table:style-name="표38.B2" office:value-type="string">
            <text:p text:style-name="P19">병원 통합 관리 시스템</text:p>
          </table:table-cell>
          <table:table-cell table:style-name="표38.A2" office:value-type="string">
            <text:p text:style-name="P21">작 성 자</text:p>
          </table:table-cell>
          <table:table-cell table:style-name="표38.B2" office:value-type="string">
            <text:p text:style-name="P20">김지연</text:p>
          </table:table-cell>
        </table:table-row>
        <table:table-row table:style-name="표38.2">
          <table:table-cell table:style-name="표38.A2" office:value-type="string">
            <text:p text:style-name="P21">업 무 명</text:p>
          </table:table-cell>
          <table:table-cell table:style-name="표38.B2" office:value-type="string">
            <text:p text:style-name="P16">물리치료사 공통</text:p>
          </table:table-cell>
          <table:table-cell table:style-name="표38.A2" office:value-type="string">
            <text:p text:style-name="P21">작 성 일</text:p>
          </table:table-cell>
          <table:table-cell table:style-name="표38.B2" office:value-type="string">
            <text:p text:style-name="P20">2023-04-21</text:p>
          </table:table-cell>
        </table:table-row>
        <table:table-row table:style-name="표38.2">
          <table:table-cell table:style-name="표38.A2" office:value-type="string">
            <text:p text:style-name="P5"><text:span text:style-name="T1">요구사항 </text:span><text:span text:style-name="T1">ID</text:span></text:p>
          </table:table-cell>
          <table:table-cell table:style-name="표38.B2" office:value-type="string">
            <text:p text:style-name="P13">SC-A400-008</text:p>
          </table:table-cell>
          <table:table-cell table:style-name="표38.A2" office:value-type="string">
            <text:p text:style-name="P5"><text:span text:style-name="T1">유스케이스 </text:span><text:span text:style-name="T1">ID</text:span></text:p>
          </table:table-cell>
          <table:table-cell table:style-name="표38.B2" office:value-type="string">
            <text:p text:style-name="P13">UC-A-U031</text:p>
          </table:table-cell>
        </table:table-row>
        <table:table-row table:style-name="표38.2">
          <table:table-cell table:style-name="표38.A2" office:value-type="string">
            <text:p text:style-name="P12">유스케이스 명</text:p>
          </table:table-cell>
          <table:table-cell table:style-name="표38.B2" table:number-columns-spanned="3" office:value-type="string">
            <text:p text:style-name="P13">치료 대기환자 목록 조회</text:p>
          </table:table-cell>
          <table:covered-table-cell/>
          <table:covered-table-cell/>
        </table:table-row>
        <text:soft-page-break/>
        <table:table-row table:style-name="표38.6">
          <table:table-cell table:style-name="표38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의사가 오더내린 환자들이 대기환자 목록으로 나타난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9"><text:s text:c="4"/></text:span><text:span text:style-name="T2">* </text:span><text:span text:style-name="T2">기본흐름 </text:span><text:span text:style-name="T2">① </text:span><text:span text:style-name="T2">치료 오더 목록 조회</text:span></text:p>
            <text:p text:style-name="P7"><text:span text:style-name="T2"><text:s text:c="7"/></text:span><text:span text:style-name="T2">1-1. </text:span><text:span text:style-name="T2">의사가 물리치료 처방을 내리면 치료 대기환자 목록에 환자가 추가된다</text:span><text:span text:style-name="T2">.</text:span></text:p>
            <text:p text:style-name="P8"><text:span text:style-name="T2"><text:s text:c="7"/></text:span><text:span text:style-name="T2">1-2. </text:span><text:span text:style-name="T2">치료 대기환자 목록에는 </text:span><text:span text:style-name="T2">환자코드</text:span><text:span text:style-name="T2">, </text:span><text:span text:style-name="T2">환자명</text:span><text:span text:style-name="T2">, </text:span><text:span text:style-name="T2">처방코드를 출력한다</text:span><text:span text:style-name="T2">.</text:span></text:p>
            <text:p text:style-name="P8"><text:span text:style-name="T2"><text:s text:c="7"/></text:span><text:span text:style-name="T2">1-3. </text:span><text:span text:style-name="T2">대기 환자 목록은 처방받은 시간 순으로 출력한다</text:span><text:span text:style-name="T2">. </text:span></text:p>
            <text:p text:style-name="P8"><text:span text:style-name="T2"><text:s text:c="7"/></text:span><text:span text:style-name="T2">A-01. </text:span><text:span text:style-name="T2">대기 환자가 없는 경우</text:span></text:p>
            <text:p text:style-name="P15"><text:s text:c="7"/></text:p>
            <text:p text:style-name="P8"><text:span text:style-name="T2"><text:s text:c="7"/></text:span><text:span text:style-name="T2">*</text:span><text:span text:style-name="T2">대안흐름 </text:span><text:span text:style-name="T2">A-01. </text:span><text:span text:style-name="T2">현재 대기중인 환자가 없는 경우 <text:s text:c="5"/></text:span></text:p>
            <text:p text:style-name="P8"><text:span text:style-name="T2"><text:s text:c="7"/></text:span><text:span text:style-name="T2">A-01-1. </text:span><text:span text:style-name="T2">“</text:span><text:span text:style-name="T2">현재 대기중인 환자가 없습니다</text:span><text:span text:style-name="T2">.</text:span><text:span text:style-name="T2">”</text:span><text:span text:style-name="T2">를 출력한다</text:span><text:span text:style-name="T2">.</text:span></text:p>
            <text:p text:style-name="P13"><text:s text:c="8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38.6">
          <table:table-cell table:style-name="표38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39.2">
          <table:table-cell table:style-name="표39.A2" office:value-type="string">
            <text:p text:style-name="P21">시스템명</text:p>
          </table:table-cell>
          <table:table-cell table:style-name="표39.B2" office:value-type="string">
            <text:p text:style-name="P19">병원 통합 관리 시스템</text:p>
          </table:table-cell>
          <table:table-cell table:style-name="표39.A2" office:value-type="string">
            <text:p text:style-name="P21">작 성 자</text:p>
          </table:table-cell>
          <table:table-cell table:style-name="표39.B2" office:value-type="string">
            <text:p text:style-name="P20">김지연</text:p>
          </table:table-cell>
        </table:table-row>
        <table:table-row table:style-name="표39.2">
          <table:table-cell table:style-name="표39.A2" office:value-type="string">
            <text:p text:style-name="P21">업 무 명</text:p>
          </table:table-cell>
          <table:table-cell table:style-name="표39.B2" office:value-type="string">
            <text:p text:style-name="P19">물리치료실 업무</text:p>
          </table:table-cell>
          <table:table-cell table:style-name="표39.A2" office:value-type="string">
            <text:p text:style-name="P21">작 성 일</text:p>
          </table:table-cell>
          <table:table-cell table:style-name="표39.B2" office:value-type="string">
            <text:p text:style-name="P20">2023-04-21</text:p>
          </table:table-cell>
        </table:table-row>
        <table:table-row table:style-name="표39.2">
          <table:table-cell table:style-name="표39.A2" office:value-type="string">
            <text:p text:style-name="P5"><text:span text:style-name="T1">요구사항 </text:span><text:span text:style-name="T1">ID</text:span></text:p>
          </table:table-cell>
          <table:table-cell table:style-name="표39.B2" office:value-type="string">
            <text:p text:style-name="P13">SC-A400-009</text:p>
          </table:table-cell>
          <table:table-cell table:style-name="표39.A2" office:value-type="string">
            <text:p text:style-name="P5"><text:span text:style-name="T1">유스케이스 </text:span><text:span text:style-name="T1">ID</text:span></text:p>
          </table:table-cell>
          <table:table-cell table:style-name="표39.B2" office:value-type="string">
            <text:p text:style-name="P13">UC-A-U032</text:p>
          </table:table-cell>
        </table:table-row>
        <table:table-row table:style-name="표39.2">
          <table:table-cell table:style-name="표39.A2" office:value-type="string">
            <text:p text:style-name="P12">유스케이스 명</text:p>
          </table:table-cell>
          <table:table-cell table:style-name="표39.B2" table:number-columns-spanned="3" office:value-type="string">
            <text:p text:style-name="P13">치료 침상 상태 조회</text:p>
          </table:table-cell>
          <table:covered-table-cell/>
          <table:covered-table-cell/>
        </table:table-row>
        <text:soft-page-break/>
        <table:table-row table:style-name="표39.6">
          <table:table-cell table:style-name="표39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물리치료실 내 침상 사용 가능 유무를 조회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물리치료실 내 침상들을 출력한다</text:span><text:span text:style-name="T2">.</text:span></text:p>
            <text:p text:style-name="P7"><text:span text:style-name="T2"><text:s text:c="4"/></text:span><text:span text:style-name="T2">1-2. </text:span><text:span text:style-name="T2">사용 중인 침상에는 </text:span><text:span text:style-name="T2">환자명</text:span><text:span text:style-name="T2">, </text:span><text:span text:style-name="T2">나이</text:span><text:span text:style-name="T2">, </text:span><text:span text:style-name="T2">성별</text:span><text:span text:style-name="T2">, </text:span><text:span text:style-name="T2">처방코드</text:span><text:span text:style-name="T2">, </text:span><text:span text:style-name="T2">치료 시작 시간을 출력한다</text:span><text:span text:style-name="T2">.</text:span></text:p>
            <text:p text:style-name="P7"><text:span text:style-name="T2"><text:s text:c="4"/></text:span><text:span text:style-name="T2">1-3. </text:span></text:p>
            <text:p text:style-name="P7"><text:span text:style-name="T2"><text:s text:c="4"/></text:span><text:span text:style-name="T2">* </text:span><text:span text:style-name="T2">대안흐름 </text:span><text:span text:style-name="T2">A-01. </text:span><text:span text:style-name="T2">수정이 불가능한 경우</text:span></text:p>
            <text:p text:style-name="P7"><text:span text:style-name="T2">A-01-1. </text:span><text:span text:style-name="T2">아이디가 맞지 않으니 작성글과 아이디를 확인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0.2">
          <table:table-cell table:style-name="표40.A2" office:value-type="string">
            <text:p text:style-name="P21">시스템명</text:p>
          </table:table-cell>
          <table:table-cell table:style-name="표40.B2" office:value-type="string">
            <text:p text:style-name="P19">병원 통합 관리 시스템</text:p>
          </table:table-cell>
          <table:table-cell table:style-name="표40.A2" office:value-type="string">
            <text:p text:style-name="P21">작 성 자</text:p>
          </table:table-cell>
          <table:table-cell table:style-name="표40.B2" office:value-type="string">
            <text:p text:style-name="P20">김지연</text:p>
          </table:table-cell>
        </table:table-row>
        <table:table-row table:style-name="표40.2">
          <table:table-cell table:style-name="표40.A2" office:value-type="string">
            <text:p text:style-name="P21">업 무 명</text:p>
          </table:table-cell>
          <table:table-cell table:style-name="표40.B2" office:value-type="string">
            <text:p text:style-name="P19">물리치료 진행</text:p>
          </table:table-cell>
          <table:table-cell table:style-name="표40.A2" office:value-type="string">
            <text:p text:style-name="P21">작 성 일</text:p>
          </table:table-cell>
          <table:table-cell table:style-name="표40.B2" office:value-type="string">
            <text:p text:style-name="P20">2023-04-21</text:p>
          </table:table-cell>
        </table:table-row>
        <table:table-row table:style-name="표40.2">
          <table:table-cell table:style-name="표40.A2" office:value-type="string">
            <text:p text:style-name="P5"><text:span text:style-name="T1">요구사항 </text:span><text:span text:style-name="T1">ID</text:span></text:p>
          </table:table-cell>
          <table:table-cell table:style-name="표40.B2" office:value-type="string">
            <text:p text:style-name="P13">SC-A400-010</text:p>
          </table:table-cell>
          <table:table-cell table:style-name="표40.A2" office:value-type="string">
            <text:p text:style-name="P5"><text:span text:style-name="T1">유스케이스 </text:span><text:span text:style-name="T1">ID</text:span></text:p>
          </table:table-cell>
          <table:table-cell table:style-name="표40.B2" office:value-type="string">
            <text:p text:style-name="P13">UC-A-U033</text:p>
          </table:table-cell>
        </table:table-row>
        <table:table-row table:style-name="표40.2">
          <table:table-cell table:style-name="표40.A2" office:value-type="string">
            <text:p text:style-name="P12">유스케이스 명</text:p>
          </table:table-cell>
          <table:table-cell table:style-name="표40.B2" table:number-columns-spanned="3" office:value-type="string">
            <text:p text:style-name="P19">물리치료 진행</text:p>
          </table:table-cell>
          <table:covered-table-cell/>
          <table:covered-table-cell/>
        </table:table-row>
        <text:soft-page-break/>
        <table:table-row table:style-name="표40.6">
          <table:table-cell table:style-name="표40.A6" table:number-columns-spanned="4" office:value-type="string">
            <text:p text:style-name="P7"><text:span text:style-name="T2">1. </text:span><text:span text:style-name="T2">개요</text:span></text:p>
            <text:p text:style-name="P13"><text:s/>비어있는 침상을 선택해서 물리치료를 진행할 수 있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사용 가능한 침상을 선택한다</text:span><text:span text:style-name="T2">.</text:span></text:p>
            <text:p text:style-name="P7"><text:span text:style-name="T2"><text:s text:c="4"/></text:span><text:span text:style-name="T2">1-2. </text:span><text:span text:style-name="T2">치료 대기 환자 목록에 있는 치료를 진행할 환자명을 선택한다</text:span><text:span text:style-name="T2">.</text:span></text:p>
            <text:p text:style-name="P7"><text:span text:style-name="T2"><text:s text:c="4"/></text:span><text:span text:style-name="T2">1-3. </text:span><text:span text:style-name="T2">처방코드에 맞는 치료도구를 출력하고</text:span><text:span text:style-name="T2">, </text:span><text:span text:style-name="T2">현재 사용 가능한 치료도구를 배정한다</text:span><text:span text:style-name="T2">.</text:span></text:p>
            <text:p text:style-name="P7"><text:span text:style-name="T2"><text:s text:c="4"/></text:span><text:span text:style-name="T2">1-4. </text:span><text:span text:style-name="T2">치료 진행하기 버튼을 클릭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1.2">
          <table:table-cell table:style-name="표41.A2" office:value-type="string">
            <text:p text:style-name="P21">시스템명</text:p>
          </table:table-cell>
          <table:table-cell table:style-name="표41.B2" office:value-type="string">
            <text:p text:style-name="P19">병원 통합 관리 시스템</text:p>
          </table:table-cell>
          <table:table-cell table:style-name="표41.A2" office:value-type="string">
            <text:p text:style-name="P21">작 성 자</text:p>
          </table:table-cell>
          <table:table-cell table:style-name="표41.B2" office:value-type="string">
            <text:p text:style-name="P20">김지연</text:p>
          </table:table-cell>
        </table:table-row>
        <table:table-row table:style-name="표41.2">
          <table:table-cell table:style-name="표41.A2" office:value-type="string">
            <text:p text:style-name="P21">업 무 명</text:p>
          </table:table-cell>
          <table:table-cell table:style-name="표41.B2" office:value-type="string">
            <text:p text:style-name="P19">도수치료실 업무</text:p>
          </table:table-cell>
          <table:table-cell table:style-name="표41.A2" office:value-type="string">
            <text:p text:style-name="P21">작 성 일</text:p>
          </table:table-cell>
          <table:table-cell table:style-name="표41.B2" office:value-type="string">
            <text:p text:style-name="P20">2023-04-21</text:p>
          </table:table-cell>
        </table:table-row>
        <table:table-row table:style-name="표41.2">
          <table:table-cell table:style-name="표41.A2" office:value-type="string">
            <text:p text:style-name="P5"><text:span text:style-name="T1">요구사항 </text:span><text:span text:style-name="T1">ID</text:span></text:p>
          </table:table-cell>
          <table:table-cell table:style-name="표41.B2" office:value-type="string">
            <text:p text:style-name="P13">SC-A400-011</text:p>
          </table:table-cell>
          <table:table-cell table:style-name="표41.A2" office:value-type="string">
            <text:p text:style-name="P5"><text:span text:style-name="T1">유스케이스 </text:span><text:span text:style-name="T1">ID</text:span></text:p>
          </table:table-cell>
          <table:table-cell table:style-name="표41.B2" office:value-type="string">
            <text:p text:style-name="P13">UC-A-U034</text:p>
          </table:table-cell>
        </table:table-row>
        <table:table-row table:style-name="표41.2">
          <table:table-cell table:style-name="표41.A2" office:value-type="string">
            <text:p text:style-name="P12">유스케이스 명</text:p>
          </table:table-cell>
          <table:table-cell table:style-name="표41.B2" table:number-columns-spanned="3" office:value-type="string">
            <text:p text:style-name="P13">환자 평가</text:p>
          </table:table-cell>
          <table:covered-table-cell/>
          <table:covered-table-cell/>
        </table:table-row>
        <text:soft-page-break/>
        <table:table-row table:style-name="표41.6">
          <table:table-cell table:style-name="표41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도수치료 초기</text:span><text:span text:style-name="T2">, </text:span><text:span text:style-name="T2">종료 평가서를 작성할 수 있다</text:span><text:span text:style-name="T2">. 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7"/></text:span><text:span text:style-name="T2">1-1. </text:span><text:span text:style-name="T2">환자가 첫 회 치료 진행 시 초기 평가서를 작성할 수 있다</text:span><text:span text:style-name="T2">.</text:span></text:p>
            <text:p text:style-name="P7"><text:span text:style-name="T2"><text:s text:c="7"/></text:span><text:span text:style-name="T2">1-2. </text:span><text:span text:style-name="T2">환자가 마지막 회 치료 진행 시 종료 평가서를 작성할 수 있다</text:span><text:span text:style-name="T2">.</text:span></text:p>
            <text:p text:style-name="P7"><text:span text:style-name="T2"><text:s text:c="7"/></text:span><text:span text:style-name="T2">1-3. </text:span><text:span text:style-name="T2">초기</text:span><text:span text:style-name="T2">, </text:span><text:span text:style-name="T2">종료 평가서의 데이터로 기능 향상 정도를 그래프로 출력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2.2">
          <table:table-cell table:style-name="표42.A2" office:value-type="string">
            <text:p text:style-name="P21">시스템명</text:p>
          </table:table-cell>
          <table:table-cell table:style-name="표42.B2" office:value-type="string">
            <text:p text:style-name="P19">병원 통합 관리 시스템</text:p>
          </table:table-cell>
          <table:table-cell table:style-name="표42.A2" office:value-type="string">
            <text:p text:style-name="P21">작 성 자</text:p>
          </table:table-cell>
          <table:table-cell table:style-name="표42.B2" office:value-type="string">
            <text:p text:style-name="P20">김지연</text:p>
          </table:table-cell>
        </table:table-row>
        <table:table-row table:style-name="표42.2">
          <table:table-cell table:style-name="표42.A2" office:value-type="string">
            <text:p text:style-name="P21">업 무 명</text:p>
          </table:table-cell>
          <table:table-cell table:style-name="표42.B2" office:value-type="string">
            <text:p text:style-name="P19">도수치료실 업무</text:p>
          </table:table-cell>
          <table:table-cell table:style-name="표42.A2" office:value-type="string">
            <text:p text:style-name="P21">작 성 일</text:p>
          </table:table-cell>
          <table:table-cell table:style-name="표42.B2" office:value-type="string">
            <text:p text:style-name="P20">2023-04-21</text:p>
          </table:table-cell>
        </table:table-row>
        <table:table-row table:style-name="표42.2">
          <table:table-cell table:style-name="표42.A2" office:value-type="string">
            <text:p text:style-name="P5"><text:span text:style-name="T1">요구사항 </text:span><text:span text:style-name="T1">ID</text:span></text:p>
          </table:table-cell>
          <table:table-cell table:style-name="표42.B2" office:value-type="string">
            <text:p text:style-name="P13">SC-A400-012</text:p>
          </table:table-cell>
          <table:table-cell table:style-name="표42.A2" office:value-type="string">
            <text:p text:style-name="P5"><text:span text:style-name="T1">유스케이스 </text:span><text:span text:style-name="T1">ID</text:span></text:p>
          </table:table-cell>
          <table:table-cell table:style-name="표42.B2" office:value-type="string">
            <text:p text:style-name="P13">UC-A-U035</text:p>
          </table:table-cell>
        </table:table-row>
        <table:table-row table:style-name="표42.2">
          <table:table-cell table:style-name="표42.A2" office:value-type="string">
            <text:p text:style-name="P12">유스케이스 명</text:p>
          </table:table-cell>
          <table:table-cell table:style-name="표42.B2" table:number-columns-spanned="3" office:value-type="string">
            <text:p text:style-name="P13">도수치료 진행</text:p>
          </table:table-cell>
          <table:covered-table-cell/>
          <table:covered-table-cell/>
        </table:table-row>
        <text:soft-page-break/>
        <table:table-row table:style-name="표42.6">
          <table:table-cell table:style-name="표42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스케줄에 맞춰 도수치료를 진행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환자 대기 목록에서 치료를 진행할 환자를 선택한다</text:span><text:span text:style-name="T2">.</text:span></text:p>
            <text:p text:style-name="P7"><text:span text:style-name="T2"><text:s text:c="4"/></text:span><text:span text:style-name="T2">1-2. </text:span><text:span text:style-name="T2">환자 선택 시 치료 진행하기 화면을 출력한다</text:span><text:span text:style-name="T2">.</text:span></text:p>
            <text:p text:style-name="P7"><text:span text:style-name="T2"><text:s text:c="4"/></text:span><text:span text:style-name="T2">1-3. </text:span><text:span text:style-name="T2">치료 진행하기 화면에는 환자코드</text:span><text:span text:style-name="T2">, </text:span><text:span text:style-name="T2">환자명</text:span><text:span text:style-name="T2">, </text:span><text:span text:style-name="T2">나이</text:span><text:span text:style-name="T2">, </text:span><text:span text:style-name="T2">성별</text:span><text:span text:style-name="T2">, </text:span><text:span text:style-name="T2">처방코드를 출력한다</text:span><text:span text:style-name="T2">.</text:span></text:p>
            <text:p text:style-name="P7"><text:span text:style-name="T2"><text:s text:c="4"/></text:span><text:span text:style-name="T2">1-4. </text:span><text:span text:style-name="T2">하단의 치료 진행하기 버튼을 눌러서 치료 진행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3.2">
          <table:table-cell table:style-name="표43.A2" office:value-type="string">
            <text:p text:style-name="P21">시스템명</text:p>
          </table:table-cell>
          <table:table-cell table:style-name="표43.B2" office:value-type="string">
            <text:p text:style-name="P19">병원 통합 관리 시스템</text:p>
          </table:table-cell>
          <table:table-cell table:style-name="표43.A2" office:value-type="string">
            <text:p text:style-name="P21">작 성 자</text:p>
          </table:table-cell>
          <table:table-cell table:style-name="표43.B2" office:value-type="string">
            <text:p text:style-name="P20">김지연</text:p>
          </table:table-cell>
        </table:table-row>
        <table:table-row table:style-name="표43.2">
          <table:table-cell table:style-name="표43.A2" office:value-type="string">
            <text:p text:style-name="P21">업 무 명</text:p>
          </table:table-cell>
          <table:table-cell table:style-name="표43.B2" office:value-type="string">
            <text:p text:style-name="P19">도수치료실 업무</text:p>
          </table:table-cell>
          <table:table-cell table:style-name="표43.A2" office:value-type="string">
            <text:p text:style-name="P21">작 성 일</text:p>
          </table:table-cell>
          <table:table-cell table:style-name="표43.B2" office:value-type="string">
            <text:p text:style-name="P20">2023-04-21</text:p>
          </table:table-cell>
        </table:table-row>
        <table:table-row table:style-name="표43.2">
          <table:table-cell table:style-name="표43.A2" office:value-type="string">
            <text:p text:style-name="P5"><text:span text:style-name="T1">요구사항 </text:span><text:span text:style-name="T1">ID</text:span></text:p>
          </table:table-cell>
          <table:table-cell table:style-name="표43.B2" office:value-type="string">
            <text:p text:style-name="P13">SC-A400-013</text:p>
          </table:table-cell>
          <table:table-cell table:style-name="표43.A2" office:value-type="string">
            <text:p text:style-name="P5"><text:span text:style-name="T1">유스케이스 </text:span><text:span text:style-name="T1">ID</text:span></text:p>
          </table:table-cell>
          <table:table-cell table:style-name="표43.B2" office:value-type="string">
            <text:p text:style-name="P13">UC-A-U036</text:p>
          </table:table-cell>
        </table:table-row>
        <table:table-row table:style-name="표43.2">
          <table:table-cell table:style-name="표43.A2" office:value-type="string">
            <text:p text:style-name="P12">유스케이스 명</text:p>
          </table:table-cell>
          <table:table-cell table:style-name="표43.B2" table:number-columns-spanned="3" office:value-type="string">
            <text:p text:style-name="P13">치료 스케줄 조회 <text:s/></text:p>
          </table:table-cell>
          <table:covered-table-cell/>
          <table:covered-table-cell/>
        </table:table-row>
        <text:soft-page-break/>
        <table:table-row table:style-name="표43.6">
          <table:table-cell table:style-name="표43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원무과에서 배정한 치료 스케줄을 조회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-1. </text:span><text:span text:style-name="T2">스케줄표에서 조회할 날짜를 클릭한다</text:span><text:span text:style-name="T2">.</text:span></text:p>
            <text:p text:style-name="P7"><text:span text:style-name="T2"><text:s text:c="4"/></text:span><text:span text:style-name="T2">1-2. </text:span><text:span text:style-name="T2">선택한 날짜에 저장된 치료 스케줄을 출력한다</text:span><text:span text:style-name="T2">.</text:span></text:p>
            <text:p text:style-name="P7"><text:span text:style-name="T2"><text:s text:c="4"/></text:span><text:span text:style-name="T2">1-3. </text:span><text:span text:style-name="T2">스케줄표에는 환자명</text:span><text:span text:style-name="T2">, </text:span><text:span text:style-name="T2">담당치료사명</text:span><text:span text:style-name="T2">, </text:span><text:span text:style-name="T2">처방코드</text:span><text:span text:style-name="T2">, </text:span><text:span text:style-name="T2">성별</text:span><text:span text:style-name="T2">, </text:span><text:span text:style-name="T2">나이를 출력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ext:p text:style-name="P23"/>
      <text:p text:style-name="Standard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4.2">
          <table:table-cell table:style-name="표44.A2" office:value-type="string">
            <text:p text:style-name="P21">시스템명</text:p>
          </table:table-cell>
          <table:table-cell table:style-name="표44.B2" office:value-type="string">
            <text:p text:style-name="P19">병원관리시스템</text:p>
          </table:table-cell>
          <table:table-cell table:style-name="표44.A2" office:value-type="string">
            <text:p text:style-name="P21">작 성 자</text:p>
          </table:table-cell>
          <table:table-cell table:style-name="표44.B2" office:value-type="string">
            <text:p text:style-name="P20">안정민</text:p>
          </table:table-cell>
        </table:table-row>
        <table:table-row table:style-name="표44.2">
          <table:table-cell table:style-name="표44.A2" office:value-type="string">
            <text:p text:style-name="P21">업 무 명</text:p>
          </table:table-cell>
          <table:table-cell table:style-name="표44.B2" office:value-type="string">
            <text:p text:style-name="P16">환자목록 조회</text:p>
          </table:table-cell>
          <table:table-cell table:style-name="표44.A2" office:value-type="string">
            <text:p text:style-name="P21">작 성 일</text:p>
          </table:table-cell>
          <table:table-cell table:style-name="표44.B2" office:value-type="string">
            <text:p text:style-name="P20">2023-04-20</text:p>
          </table:table-cell>
        </table:table-row>
        <table:table-row table:style-name="표44.2">
          <table:table-cell table:style-name="표44.A2" office:value-type="string">
            <text:p text:style-name="P5"><text:span text:style-name="T1">요구사항 </text:span><text:span text:style-name="T1">ID</text:span></text:p>
          </table:table-cell>
          <table:table-cell table:style-name="표44.B2" office:value-type="string">
            <text:p text:style-name="P13">SC-A200-001</text:p>
          </table:table-cell>
          <table:table-cell table:style-name="표44.A2" office:value-type="string">
            <text:p text:style-name="P5"><text:span text:style-name="T1">유스케이스 </text:span><text:span text:style-name="T1">ID</text:span></text:p>
          </table:table-cell>
          <table:table-cell table:style-name="표44.B2" office:value-type="string">
            <text:p text:style-name="P13">UC-A-U037</text:p>
          </table:table-cell>
        </table:table-row>
        <table:table-row table:style-name="표44.2">
          <table:table-cell table:style-name="표44.A2" office:value-type="string">
            <text:p text:style-name="P12">유스케이스 명</text:p>
          </table:table-cell>
          <table:table-cell table:style-name="표44.B2" table:number-columns-spanned="3" office:value-type="string">
            <text:p text:style-name="P13">환자목록</text:p>
          </table:table-cell>
          <table:covered-table-cell/>
          <table:covered-table-cell/>
        </table:table-row>
        <table:table-row table:style-name="표44.6">
          <table:table-cell table:style-name="표44.A6" table:number-columns-spanned="4" office:value-type="string">
            <text:p text:style-name="P7"><text:span text:style-name="T2">1. </text:span><text:span text:style-name="T2">개요</text:span></text:p>
            <text:p text:style-name="P13"><text:s/>환자 목록을 조회하고 관리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text:span text:style-name="T9">, </text:span><text:span text:style-name="T9">의사</text:span><text:span text:style-name="T9">, </text:span><text:span text:style-name="T9">물리치료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- 1 </text:span><text:span text:style-name="T2">화면에 환자목록을 표시한다</text:span></text:p>
            <text:p text:style-name="P7"><text:span text:style-name="T2"><text:s text:c="8"/></text:span><text:span text:style-name="T2">1- 2 </text:span><text:span text:style-name="T2">환자 목록에는 페이징과 검색기능이 들어있다</text:span></text:p>
            <text:p text:style-name="P7"><text:span text:style-name="T2"><text:s text:c="8"/></text:span><text:span text:style-name="T2">1- 3 </text:span><text:span text:style-name="T2">클릭하면 상세정보를 확인할 수 있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상세정보</text:span></text:p>
            <text:p text:style-name="P7"><text:span text:style-name="T2"><text:s text:c="9"/></text:span><text:span text:style-name="T2">2 </text:span><text:span text:style-name="T2">– </text:span><text:span text:style-name="T2">2 </text:span><text:span text:style-name="T2">진료기록</text:span><text:span text:style-name="T2">, </text:span><text:span text:style-name="T2">처방관리</text:span><text:span text:style-name="T2">, </text:span><text:span text:style-name="T2">검사결과</text:span><text:span text:style-name="T2">, </text:span><text:span text:style-name="T2">수술기록</text:span><text:span text:style-name="T2">, </text:span><text:span text:style-name="T2">간호일지를 조회할 수 있다</text:span></text:p>
            <text:p text:style-name="P7"><text:span text:style-name="T2"><text:s text:c="9"/></text:span><text:span text:style-name="T2">2 </text:span><text:span text:style-name="T2">– </text:span><text:span text:style-name="T2">3 </text:span><text:span text:style-name="T2">환자 개인정보 조회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able:table-row table:style-name="표45.1">
          <table:table-cell table:style-name="표45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ext:soft-page-break/>
        <table:table-row table:style-name="표45.2">
          <table:table-cell table:style-name="표45.A2" office:value-type="string">
            <text:p text:style-name="P21">시스템명</text:p>
          </table:table-cell>
          <table:table-cell table:style-name="표45.B2" office:value-type="string">
            <text:p text:style-name="P19">병원관리시스템</text:p>
          </table:table-cell>
          <table:table-cell table:style-name="표45.A2" office:value-type="string">
            <text:p text:style-name="P21">작 성 자</text:p>
          </table:table-cell>
          <table:table-cell table:style-name="표45.B2" office:value-type="string">
            <text:p text:style-name="P20">안정민</text:p>
          </table:table-cell>
        </table:table-row>
        <table:table-row table:style-name="표45.2">
          <table:table-cell table:style-name="표45.A2" office:value-type="string">
            <text:p text:style-name="P21">업 무 명</text:p>
          </table:table-cell>
          <table:table-cell table:style-name="표45.B2" office:value-type="string">
            <text:p text:style-name="P16">휴가신청</text:p>
          </table:table-cell>
          <table:table-cell table:style-name="표45.A2" office:value-type="string">
            <text:p text:style-name="P21">작 성 일</text:p>
          </table:table-cell>
          <table:table-cell table:style-name="표45.B2" office:value-type="string">
            <text:p text:style-name="P20">2023-04-20</text:p>
          </table:table-cell>
        </table:table-row>
        <table:table-row table:style-name="표45.2">
          <table:table-cell table:style-name="표45.A2" office:value-type="string">
            <text:p text:style-name="P5"><text:span text:style-name="T1">요구사항 </text:span><text:span text:style-name="T1">ID</text:span></text:p>
          </table:table-cell>
          <table:table-cell table:style-name="표45.B2" office:value-type="string">
            <text:p text:style-name="P13">SC-A200-002</text:p>
          </table:table-cell>
          <table:table-cell table:style-name="표45.A2" office:value-type="string">
            <text:p text:style-name="P5"><text:span text:style-name="T1">유스케이스 </text:span><text:span text:style-name="T1">ID</text:span></text:p>
          </table:table-cell>
          <table:table-cell table:style-name="표45.B2" office:value-type="string">
            <text:p text:style-name="P13">UC-A-U038</text:p>
          </table:table-cell>
        </table:table-row>
        <table:table-row table:style-name="표45.2">
          <table:table-cell table:style-name="표45.A2" office:value-type="string">
            <text:p text:style-name="P12">유스케이스 명</text:p>
          </table:table-cell>
          <table:table-cell table:style-name="표45.B2" table:number-columns-spanned="3" office:value-type="string">
            <text:p text:style-name="P13">휴가신청</text:p>
          </table:table-cell>
          <table:covered-table-cell/>
          <table:covered-table-cell/>
        </table:table-row>
        <table:table-row table:style-name="표45.6">
          <table:table-cell table:style-name="표45.A6" table:number-columns-spanned="4" office:value-type="string">
            <text:p text:style-name="P7"><text:span text:style-name="T2">1. </text:span><text:span text:style-name="T2">개요</text:span></text:p>
            <text:p text:style-name="P13"><text:s/>원하는 날짜에 휴가를 신청할 수 있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- 1 </text:span><text:span text:style-name="T2">휴가 신청 화면을 화면에 띄운다</text:span></text:p>
            <text:p text:style-name="P7"><text:span text:style-name="T2"><text:s text:c="8"/></text:span><text:span text:style-name="T2">1- 2 </text:span><text:span text:style-name="T2">원하는 날짜를 선택한다</text:span></text:p>
            <text:p text:style-name="P7"><text:span text:style-name="T2"><text:s text:c="8"/></text:span><text:span text:style-name="T2">1- 3 </text:span><text:span text:style-name="T2">이름과 부서명과 신청사유를 입력한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일정조회</text:span></text:p>
            <text:p text:style-name="P7"><text:span text:style-name="T2"><text:s text:c="9"/></text:span><text:span text:style-name="T2">2 </text:span><text:span text:style-name="T2">– </text:span><text:span text:style-name="T2">2 </text:span><text:span text:style-name="T2">휴가 신청한 날짜를 캘린더로 조회할 수 있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6.2">
          <table:table-cell table:style-name="표46.A2" office:value-type="string">
            <text:p text:style-name="P21">시스템명</text:p>
          </table:table-cell>
          <table:table-cell table:style-name="표46.B2" office:value-type="string">
            <text:p text:style-name="P19">병원관리시스템</text:p>
          </table:table-cell>
          <table:table-cell table:style-name="표46.A2" office:value-type="string">
            <text:p text:style-name="P21">작 성 자</text:p>
          </table:table-cell>
          <table:table-cell table:style-name="표46.B2" office:value-type="string">
            <text:p text:style-name="P20">안정민</text:p>
          </table:table-cell>
        </table:table-row>
        <table:table-row table:style-name="표46.2">
          <table:table-cell table:style-name="표46.A2" office:value-type="string">
            <text:p text:style-name="P21">업 무 명</text:p>
          </table:table-cell>
          <table:table-cell table:style-name="표46.B2" office:value-type="string">
            <text:p text:style-name="P16">인수인계</text:p>
          </table:table-cell>
          <table:table-cell table:style-name="표46.A2" office:value-type="string">
            <text:p text:style-name="P21">작 성 일</text:p>
          </table:table-cell>
          <table:table-cell table:style-name="표46.B2" office:value-type="string">
            <text:p text:style-name="P20">2023-04-20</text:p>
          </table:table-cell>
        </table:table-row>
        <text:soft-page-break/>
        <table:table-row table:style-name="표46.2">
          <table:table-cell table:style-name="표46.A2" office:value-type="string">
            <text:p text:style-name="P5"><text:span text:style-name="T1">요구사항 </text:span><text:span text:style-name="T1">ID</text:span></text:p>
          </table:table-cell>
          <table:table-cell table:style-name="표46.B2" office:value-type="string">
            <text:p text:style-name="P13">SC-A200-003</text:p>
          </table:table-cell>
          <table:table-cell table:style-name="표46.A2" office:value-type="string">
            <text:p text:style-name="P5"><text:span text:style-name="T1">유스케이스 </text:span><text:span text:style-name="T1">ID</text:span></text:p>
          </table:table-cell>
          <table:table-cell table:style-name="표46.B2" office:value-type="string">
            <text:p text:style-name="P13">UC-A-U039</text:p>
          </table:table-cell>
        </table:table-row>
        <table:table-row table:style-name="표46.2">
          <table:table-cell table:style-name="표46.A2" office:value-type="string">
            <text:p text:style-name="P12">유스케이스 명</text:p>
          </table:table-cell>
          <table:table-cell table:style-name="표46.B2" table:number-columns-spanned="3" office:value-type="string">
            <text:p text:style-name="P16">인수인계</text:p>
          </table:table-cell>
          <table:covered-table-cell/>
          <table:covered-table-cell/>
        </table:table-row>
        <table:table-row table:style-name="표46.6">
          <table:table-cell table:style-name="표46.A6" table:number-columns-spanned="4" office:value-type="string">
            <text:p text:style-name="P7"><text:span text:style-name="T2">1. </text:span><text:span text:style-name="T2">개요</text:span></text:p>
            <text:p text:style-name="P13"><text:s/>근무 교대할 때 특이사항을 다음 근무자에게 넘길 수 있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text:span text:style-name="T9">, </text:span><text:span text:style-name="T9">교대할 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- 1 </text:span><text:span text:style-name="T2">특이사항을 기록한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다음 근무자에게 알릴 수 있도록 웹소켓을 사용한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7.2">
          <table:table-cell table:style-name="표47.A2" office:value-type="string">
            <text:p text:style-name="P21">시스템명</text:p>
          </table:table-cell>
          <table:table-cell table:style-name="표47.B2" office:value-type="string">
            <text:p text:style-name="P19">병원관리시스템</text:p>
          </table:table-cell>
          <table:table-cell table:style-name="표47.A2" office:value-type="string">
            <text:p text:style-name="P21">작 성 자</text:p>
          </table:table-cell>
          <table:table-cell table:style-name="표47.B2" office:value-type="string">
            <text:p text:style-name="P20">안정민</text:p>
          </table:table-cell>
        </table:table-row>
        <table:table-row table:style-name="표47.2">
          <table:table-cell table:style-name="표47.A2" office:value-type="string">
            <text:p text:style-name="P21">업 무 명</text:p>
          </table:table-cell>
          <table:table-cell table:style-name="표47.B2" office:value-type="string">
            <text:p text:style-name="P16">간호 기록차트 작성</text:p>
          </table:table-cell>
          <table:table-cell table:style-name="표47.A2" office:value-type="string">
            <text:p text:style-name="P21">작 성 일</text:p>
          </table:table-cell>
          <table:table-cell table:style-name="표47.B2" office:value-type="string">
            <text:p text:style-name="P20">2023-04-20</text:p>
          </table:table-cell>
        </table:table-row>
        <table:table-row table:style-name="표47.2">
          <table:table-cell table:style-name="표47.A2" office:value-type="string">
            <text:p text:style-name="P5"><text:span text:style-name="T1">요구사항 </text:span><text:span text:style-name="T1">ID</text:span></text:p>
          </table:table-cell>
          <table:table-cell table:style-name="표47.B2" office:value-type="string">
            <text:p text:style-name="P13">SC-A200-004</text:p>
          </table:table-cell>
          <table:table-cell table:style-name="표47.A2" office:value-type="string">
            <text:p text:style-name="P5"><text:span text:style-name="T1">유스케이스 </text:span><text:span text:style-name="T1">ID</text:span></text:p>
          </table:table-cell>
          <table:table-cell table:style-name="표47.B2" office:value-type="string">
            <text:p text:style-name="P13">UC-A-U040</text:p>
          </table:table-cell>
        </table:table-row>
        <table:table-row table:style-name="표47.2">
          <table:table-cell table:style-name="표47.A2" office:value-type="string">
            <text:p text:style-name="P12">유스케이스 명</text:p>
          </table:table-cell>
          <table:table-cell table:style-name="표47.B2" table:number-columns-spanned="3" office:value-type="string">
            <text:p text:style-name="P16">간호 기록차트 작성</text:p>
          </table:table-cell>
          <table:covered-table-cell/>
          <table:covered-table-cell/>
        </table:table-row>
        <text:soft-page-break/>
        <table:table-row table:style-name="표47.6">
          <table:table-cell table:style-name="표47.A6" table:number-columns-spanned="4" office:value-type="string">
            <text:p text:style-name="P7"><text:span text:style-name="T2">1. </text:span><text:span text:style-name="T2">개요</text:span></text:p>
            <text:p text:style-name="P13"><text:s/>환자에 대한 상세한 일일 정보를 상세하게 기록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- 1 </text:span><text:span text:style-name="T2">화면에 차트 목록을 보여준다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차트에는 환자목록이 보이고 클릭하면 상세정보를 확인할 수 있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글쓰기를 통해 간호차트를 작성할 수 있다</text:span></text:p>
            <text:p text:style-name="P7"><text:span text:style-name="T2"><text:s text:c="7"/></text:span><text:span text:style-name="T2">2 </text:span><text:span text:style-name="T2">– </text:span><text:span text:style-name="T2">2 </text:span><text:span text:style-name="T2">간호차트에는 환자 체중</text:span><text:span text:style-name="T2">, </text:span><text:span text:style-name="T2">식이기록</text:span><text:span text:style-name="T2">, </text:span><text:span text:style-name="T2">바이탈</text:span><text:span text:style-name="T2">, </text:span><text:span text:style-name="T2">처방하는 약물이 들어간다</text:span></text:p>
            <text:p text:style-name="P7"><text:span text:style-name="T2"><text:s text:c="4"/></text:span><text:span text:style-name="T2">3 </text:span><text:span text:style-name="T2">– </text:span><text:span text:style-name="T2">1 </text:span><text:span text:style-name="T2">다른 간호사들도 간호차트를 조회할 수 있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8.2">
          <table:table-cell table:style-name="표48.A2" office:value-type="string">
            <text:p text:style-name="P21">시스템명</text:p>
          </table:table-cell>
          <table:table-cell table:style-name="표48.B2" office:value-type="string">
            <text:p text:style-name="P19">병원관리시스템</text:p>
          </table:table-cell>
          <table:table-cell table:style-name="표48.A2" office:value-type="string">
            <text:p text:style-name="P21">작 성 자</text:p>
          </table:table-cell>
          <table:table-cell table:style-name="표48.B2" office:value-type="string">
            <text:p text:style-name="P20">안정민</text:p>
          </table:table-cell>
        </table:table-row>
        <table:table-row table:style-name="표48.2">
          <table:table-cell table:style-name="표48.A2" office:value-type="string">
            <text:p text:style-name="P21">업 무 명</text:p>
          </table:table-cell>
          <table:table-cell table:style-name="표48.B2" office:value-type="string">
            <text:p text:style-name="P16">간호 액팅</text:p>
          </table:table-cell>
          <table:table-cell table:style-name="표48.A2" office:value-type="string">
            <text:p text:style-name="P21">작 성 일</text:p>
          </table:table-cell>
          <table:table-cell table:style-name="표48.B2" office:value-type="string">
            <text:p text:style-name="P20">2023-04-20</text:p>
          </table:table-cell>
        </table:table-row>
        <table:table-row table:style-name="표48.2">
          <table:table-cell table:style-name="표48.A2" office:value-type="string">
            <text:p text:style-name="P5"><text:span text:style-name="T1">요구사항 </text:span><text:span text:style-name="T1">ID</text:span></text:p>
          </table:table-cell>
          <table:table-cell table:style-name="표48.B2" office:value-type="string">
            <text:p text:style-name="P13">SC-A200-005</text:p>
          </table:table-cell>
          <table:table-cell table:style-name="표48.A2" office:value-type="string">
            <text:p text:style-name="P5"><text:span text:style-name="T1">유스케이스 </text:span><text:span text:style-name="T1">ID</text:span></text:p>
          </table:table-cell>
          <table:table-cell table:style-name="표48.B2" office:value-type="string">
            <text:p text:style-name="P13">UC-A-U041</text:p>
          </table:table-cell>
        </table:table-row>
        <table:table-row table:style-name="표48.2">
          <table:table-cell table:style-name="표48.A2" office:value-type="string">
            <text:p text:style-name="P12">유스케이스 명</text:p>
          </table:table-cell>
          <table:table-cell table:style-name="표48.B2" table:number-columns-spanned="3" office:value-type="string">
            <text:p text:style-name="P16">간호 액팅</text:p>
          </table:table-cell>
          <table:covered-table-cell/>
          <table:covered-table-cell/>
        </table:table-row>
        <text:soft-page-break/>
        <table:table-row table:style-name="표48.6">
          <table:table-cell table:style-name="표48.A6" table:number-columns-spanned="4" office:value-type="string">
            <text:p text:style-name="P7"><text:span text:style-name="T2">1. </text:span><text:span text:style-name="T2">개요</text:span></text:p>
            <text:p text:style-name="P13"><text:s/>환자와의 상호작용을 통해 관리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환자와의 액틱 내용 기록하기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의사의 처방내역 기록하기</text:span></text:p>
            <text:p text:style-name="P7"><text:span text:style-name="T2"><text:s text:c="7"/></text:span><text:span text:style-name="T2">1 </text:span><text:span text:style-name="T2">– </text:span><text:span text:style-name="T2">3 </text:span><text:span text:style-name="T2">약물치료내역 기록하기</text:span></text:p>
            <text:p text:style-name="P7"><text:span text:style-name="T2"><text:s text:c="7"/></text:span><text:span text:style-name="T2">1 </text:span><text:span text:style-name="T2">– </text:span><text:span text:style-name="T2">4 </text:span><text:span text:style-name="T2">주사가 있다면 주사 후 기록하기</text:span></text:p>
            <text:p text:style-name="P7"><text:span text:style-name="T2"><text:s text:c="7"/></text:span><text:span text:style-name="T2">1 </text:span><text:span text:style-name="T2">– </text:span><text:span text:style-name="T2">5 </text:span><text:span text:style-name="T2">의사의 지시사항 전달하고 기록하기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간호 액팅목록</text:span></text:p>
            <text:p text:style-name="P7"><text:span text:style-name="T2"><text:s text:c="7"/></text:span><text:span text:style-name="T2">2 </text:span><text:span text:style-name="T2">– </text:span><text:span text:style-name="T2">2 </text:span><text:span text:style-name="T2">목록을 클릭하면 환자의 상세정보를 확인할 수 있다</text:span></text:p>
            <text:p text:style-name="P7"><text:span text:style-name="T2"><text:s text:c="7"/></text:span><text:span text:style-name="T2">2 </text:span><text:span text:style-name="T2">– </text:span><text:span text:style-name="T2">3 </text:span><text:span text:style-name="T2">목록 상세장보에는 환자명</text:span><text:span text:style-name="T2">, </text:span><text:span text:style-name="T2">처방코드</text:span><text:span text:style-name="T2">, </text:span><text:span text:style-name="T2">치료시간</text:span><text:span text:style-name="T2">, </text:span><text:span text:style-name="T2">담당 치료사가 기록되어있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49.2">
          <table:table-cell table:style-name="표49.A2" office:value-type="string">
            <text:p text:style-name="P21">시스템명</text:p>
          </table:table-cell>
          <table:table-cell table:style-name="표49.B2" office:value-type="string">
            <text:p text:style-name="P19">병원관리시스템</text:p>
          </table:table-cell>
          <table:table-cell table:style-name="표49.A2" office:value-type="string">
            <text:p text:style-name="P21">작 성 자</text:p>
          </table:table-cell>
          <table:table-cell table:style-name="표49.B2" office:value-type="string">
            <text:p text:style-name="P20">안정민</text:p>
          </table:table-cell>
        </table:table-row>
        <table:table-row table:style-name="표49.2">
          <table:table-cell table:style-name="표49.A2" office:value-type="string">
            <text:p text:style-name="P21">업 무 명</text:p>
          </table:table-cell>
          <table:table-cell table:style-name="표49.B2" office:value-type="string">
            <text:p text:style-name="P16">환자 목록</text:p>
          </table:table-cell>
          <table:table-cell table:style-name="표49.A2" office:value-type="string">
            <text:p text:style-name="P21">작 성 일</text:p>
          </table:table-cell>
          <table:table-cell table:style-name="표49.B2" office:value-type="string">
            <text:p text:style-name="P20">2023-04-20</text:p>
          </table:table-cell>
        </table:table-row>
        <table:table-row table:style-name="표49.2">
          <table:table-cell table:style-name="표49.A2" office:value-type="string">
            <text:p text:style-name="P5"><text:span text:style-name="T1">요구사항 </text:span><text:span text:style-name="T1">ID</text:span></text:p>
          </table:table-cell>
          <table:table-cell table:style-name="표49.B2" office:value-type="string">
            <text:p text:style-name="P13">SC-A200-006</text:p>
          </table:table-cell>
          <table:table-cell table:style-name="표49.A2" office:value-type="string">
            <text:p text:style-name="P5"><text:span text:style-name="T1">유스케이스 </text:span><text:span text:style-name="T1">ID</text:span></text:p>
          </table:table-cell>
          <table:table-cell table:style-name="표49.B2" office:value-type="string">
            <text:p text:style-name="P13">UC-A-U042</text:p>
          </table:table-cell>
        </table:table-row>
        <table:table-row table:style-name="표49.2">
          <table:table-cell table:style-name="표49.A2" office:value-type="string">
            <text:p text:style-name="P12">유스케이스 명</text:p>
          </table:table-cell>
          <table:table-cell table:style-name="표49.B2" table:number-columns-spanned="3" office:value-type="string">
            <text:p text:style-name="P16">환자 목록</text:p>
          </table:table-cell>
          <table:covered-table-cell/>
          <table:covered-table-cell/>
        </table:table-row>
        <text:soft-page-break/>
        <table:table-row table:style-name="표49.6">
          <table:table-cell table:style-name="표49.A6" table:number-columns-spanned="4" office:value-type="string">
            <text:p text:style-name="P7"><text:span text:style-name="T2">1. </text:span><text:span text:style-name="T2">개요</text:span></text:p>
            <text:p text:style-name="P13"><text:s/>환자와의 상호작용을 통해 관리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환자와의 액팅 내용 기록하기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의사의 처방내역 기록하기</text:span></text:p>
            <text:p text:style-name="P7"><text:span text:style-name="T2"><text:s text:c="7"/></text:span><text:span text:style-name="T2">1 </text:span><text:span text:style-name="T2">– </text:span><text:span text:style-name="T2">3 </text:span><text:span text:style-name="T2">약물치료내역 기록하기</text:span></text:p>
            <text:p text:style-name="P7"><text:span text:style-name="T2"><text:s text:c="7"/></text:span><text:span text:style-name="T2">1 </text:span><text:span text:style-name="T2">– </text:span><text:span text:style-name="T2">4 </text:span><text:span text:style-name="T2">주사가 있다면 주사 후 기록하기</text:span></text:p>
            <text:p text:style-name="P7"><text:span text:style-name="T2"><text:s text:c="7"/></text:span><text:span text:style-name="T2">1 </text:span><text:span text:style-name="T2">– </text:span><text:span text:style-name="T2">5 </text:span><text:span text:style-name="T2">의사의 지시사항 전달하고 기록하기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간호 액팅목록</text:span></text:p>
            <text:p text:style-name="P7"><text:span text:style-name="T2"><text:s text:c="7"/></text:span><text:span text:style-name="T2">2 </text:span><text:span text:style-name="T2">– </text:span><text:span text:style-name="T2">2 </text:span><text:span text:style-name="T2">목록을 클릭하면 환자의 상세정보를 확인할 수 있다</text:span></text:p>
            <text:p text:style-name="P7"><text:span text:style-name="T2"><text:s text:c="7"/></text:span><text:span text:style-name="T2">2 </text:span><text:span text:style-name="T2">– </text:span><text:span text:style-name="T2">3 </text:span><text:span text:style-name="T2">목록 상세장보에는 환자명</text:span><text:span text:style-name="T2">, </text:span><text:span text:style-name="T2">처방코드</text:span><text:span text:style-name="T2">, </text:span><text:span text:style-name="T2">치료시간</text:span><text:span text:style-name="T2">, </text:span><text:span text:style-name="T2">담당 치료사가 기록되어있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0.2">
          <table:table-cell table:style-name="표50.A2" office:value-type="string">
            <text:p text:style-name="P21">시스템명</text:p>
          </table:table-cell>
          <table:table-cell table:style-name="표50.B2" office:value-type="string">
            <text:p text:style-name="P19">병원관리시스템</text:p>
          </table:table-cell>
          <table:table-cell table:style-name="표50.A2" office:value-type="string">
            <text:p text:style-name="P21">작 성 자</text:p>
          </table:table-cell>
          <table:table-cell table:style-name="표50.B2" office:value-type="string">
            <text:p text:style-name="P20">안정민</text:p>
          </table:table-cell>
        </table:table-row>
        <table:table-row table:style-name="표50.2">
          <table:table-cell table:style-name="표50.A2" office:value-type="string">
            <text:p text:style-name="P21">업 무 명</text:p>
          </table:table-cell>
          <table:table-cell table:style-name="표50.B2" office:value-type="string">
            <text:p text:style-name="P16">의사회진</text:p>
          </table:table-cell>
          <table:table-cell table:style-name="표50.A2" office:value-type="string">
            <text:p text:style-name="P21">작 성 일</text:p>
          </table:table-cell>
          <table:table-cell table:style-name="표50.B2" office:value-type="string">
            <text:p text:style-name="P20">2023-04-20</text:p>
          </table:table-cell>
        </table:table-row>
        <table:table-row table:style-name="표50.2">
          <table:table-cell table:style-name="표50.A2" office:value-type="string">
            <text:p text:style-name="P5"><text:span text:style-name="T1">요구사항 </text:span><text:span text:style-name="T1">ID</text:span></text:p>
          </table:table-cell>
          <table:table-cell table:style-name="표50.B2" office:value-type="string">
            <text:p text:style-name="P13">SC-A200-007</text:p>
          </table:table-cell>
          <table:table-cell table:style-name="표50.A2" office:value-type="string">
            <text:p text:style-name="P5"><text:span text:style-name="T1">유스케이스 </text:span><text:span text:style-name="T1">ID</text:span></text:p>
          </table:table-cell>
          <table:table-cell table:style-name="표50.B2" office:value-type="string">
            <text:p text:style-name="P13">UC-A-U043</text:p>
          </table:table-cell>
        </table:table-row>
        <table:table-row table:style-name="표50.2">
          <table:table-cell table:style-name="표50.A2" office:value-type="string">
            <text:p text:style-name="P12">유스케이스 명</text:p>
          </table:table-cell>
          <table:table-cell table:style-name="표50.B2" table:number-columns-spanned="3" office:value-type="string">
            <text:p text:style-name="P16">의사회진</text:p>
          </table:table-cell>
          <table:covered-table-cell/>
          <table:covered-table-cell/>
        </table:table-row>
        <text:soft-page-break/>
        <table:table-row table:style-name="표50.6">
          <table:table-cell table:style-name="표50.A6" table:number-columns-spanned="4" office:value-type="string">
            <text:p text:style-name="P7"><text:span text:style-name="T2">1. </text:span><text:span text:style-name="T2">개요</text:span></text:p>
            <text:p text:style-name="P13"><text:s/>간호사가 의사와 회진하고 내용을 기록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text:span text:style-name="T9">, </text:span><text:span text:style-name="T9">의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의사와 간호사가 회진을 한다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회진할 환자를 클릭한다</text:span></text:p>
            <text:p text:style-name="P7"><text:span text:style-name="T2"><text:s text:c="7"/></text:span><text:span text:style-name="T2">1 </text:span><text:span text:style-name="T2">– </text:span><text:span text:style-name="T2">3 </text:span><text:span text:style-name="T2">환자의 상태정보를 입력한다</text:span></text:p>
            <text:p text:style-name="P7"><text:span text:style-name="T2"><text:s text:c="7"/></text:span><text:span text:style-name="T2">1 </text:span><text:span text:style-name="T2">– </text:span><text:span text:style-name="T2">4 </text:span><text:span text:style-name="T2">회진 후 의사의 의견을 기록한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1.2">
          <table:table-cell table:style-name="표51.A2" office:value-type="string">
            <text:p text:style-name="P21">시스템명</text:p>
          </table:table-cell>
          <table:table-cell table:style-name="표51.B2" office:value-type="string">
            <text:p text:style-name="P19">병원관리시스템</text:p>
          </table:table-cell>
          <table:table-cell table:style-name="표51.A2" office:value-type="string">
            <text:p text:style-name="P21">작 성 자</text:p>
          </table:table-cell>
          <table:table-cell table:style-name="표51.B2" office:value-type="string">
            <text:p text:style-name="P20">안정민</text:p>
          </table:table-cell>
        </table:table-row>
        <table:table-row table:style-name="표51.2">
          <table:table-cell table:style-name="표51.A2" office:value-type="string">
            <text:p text:style-name="P21">업 무 명</text:p>
          </table:table-cell>
          <table:table-cell table:style-name="표51.B2" office:value-type="string">
            <text:p text:style-name="P16">재고관리</text:p>
          </table:table-cell>
          <table:table-cell table:style-name="표51.A2" office:value-type="string">
            <text:p text:style-name="P21">작 성 일</text:p>
          </table:table-cell>
          <table:table-cell table:style-name="표51.B2" office:value-type="string">
            <text:p text:style-name="P20">2023-04-20</text:p>
          </table:table-cell>
        </table:table-row>
        <table:table-row table:style-name="표51.2">
          <table:table-cell table:style-name="표51.A2" office:value-type="string">
            <text:p text:style-name="P5"><text:span text:style-name="T1">요구사항 </text:span><text:span text:style-name="T1">ID</text:span></text:p>
          </table:table-cell>
          <table:table-cell table:style-name="표51.B2" office:value-type="string">
            <text:p text:style-name="P13">SC-A200-008</text:p>
          </table:table-cell>
          <table:table-cell table:style-name="표51.A2" office:value-type="string">
            <text:p text:style-name="P5"><text:span text:style-name="T1">유스케이스 </text:span><text:span text:style-name="T1">ID</text:span></text:p>
          </table:table-cell>
          <table:table-cell table:style-name="표51.B2" office:value-type="string">
            <text:p text:style-name="P13">UC-A-U044</text:p>
          </table:table-cell>
        </table:table-row>
        <table:table-row table:style-name="표51.2">
          <table:table-cell table:style-name="표51.A2" office:value-type="string">
            <text:p text:style-name="P12">유스케이스 명</text:p>
          </table:table-cell>
          <table:table-cell table:style-name="표51.B2" table:number-columns-spanned="3" office:value-type="string">
            <text:p text:style-name="P16">재고관리</text:p>
          </table:table-cell>
          <table:covered-table-cell/>
          <table:covered-table-cell/>
        </table:table-row>
        <text:soft-page-break/>
        <table:table-row table:style-name="표51.6">
          <table:table-cell table:style-name="표51.A6" table:number-columns-spanned="4" office:value-type="string">
            <text:p text:style-name="P7"><text:span text:style-name="T2">1. </text:span><text:span text:style-name="T2">개요</text:span></text:p>
            <text:p text:style-name="P13"><text:s/>간호를 위한 물품을 조회한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사용 가능한 물품을 조회한다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재고가 얼마 남지 않은 물품들을 상위로 정렬한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재고가 부족한 물품을 선택한다</text:span></text:p>
            <text:p text:style-name="P7"><text:span text:style-name="T2"><text:s text:c="7"/></text:span><text:span text:style-name="T2">2 </text:span><text:span text:style-name="T2">– </text:span><text:span text:style-name="T2">2 </text:span><text:span text:style-name="T2">부족한 수량을 원하는 만큼 원무과에 요청한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51.6">
          <table:table-cell table:style-name="표51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2.2">
          <table:table-cell table:style-name="표52.A2" office:value-type="string">
            <text:p text:style-name="P21">시스템명</text:p>
          </table:table-cell>
          <table:table-cell table:style-name="표52.B2" office:value-type="string">
            <text:p text:style-name="P19">병원관리시스템</text:p>
          </table:table-cell>
          <table:table-cell table:style-name="표52.A2" office:value-type="string">
            <text:p text:style-name="P21">작 성 자</text:p>
          </table:table-cell>
          <table:table-cell table:style-name="표52.B2" office:value-type="string">
            <text:p text:style-name="P20">안정민</text:p>
          </table:table-cell>
        </table:table-row>
        <table:table-row table:style-name="표52.2">
          <table:table-cell table:style-name="표52.A2" office:value-type="string">
            <text:p text:style-name="P21">업 무 명</text:p>
          </table:table-cell>
          <table:table-cell table:style-name="표52.B2" office:value-type="string">
            <text:p text:style-name="P16">입원관리</text:p>
          </table:table-cell>
          <table:table-cell table:style-name="표52.A2" office:value-type="string">
            <text:p text:style-name="P21">작 성 일</text:p>
          </table:table-cell>
          <table:table-cell table:style-name="표52.B2" office:value-type="string">
            <text:p text:style-name="P20">2023-04-20</text:p>
          </table:table-cell>
        </table:table-row>
        <table:table-row table:style-name="표52.2">
          <table:table-cell table:style-name="표52.A2" office:value-type="string">
            <text:p text:style-name="P5"><text:span text:style-name="T1">요구사항 </text:span><text:span text:style-name="T1">ID</text:span></text:p>
          </table:table-cell>
          <table:table-cell table:style-name="표52.B2" office:value-type="string">
            <text:p text:style-name="P13">SC-A200-009</text:p>
          </table:table-cell>
          <table:table-cell table:style-name="표52.A2" office:value-type="string">
            <text:p text:style-name="P5"><text:span text:style-name="T1">유스케이스 </text:span><text:span text:style-name="T1">ID</text:span></text:p>
          </table:table-cell>
          <table:table-cell table:style-name="표52.B2" office:value-type="string">
            <text:p text:style-name="P13">UC-A-U045</text:p>
          </table:table-cell>
        </table:table-row>
        <table:table-row table:style-name="표52.2">
          <table:table-cell table:style-name="표52.A2" office:value-type="string">
            <text:p text:style-name="P12">유스케이스 명</text:p>
          </table:table-cell>
          <table:table-cell table:style-name="표52.B2" table:number-columns-spanned="3" office:value-type="string">
            <text:p text:style-name="P16">입원관리</text:p>
          </table:table-cell>
          <table:covered-table-cell/>
          <table:covered-table-cell/>
        </table:table-row>
        <text:soft-page-break/>
        <table:table-row table:style-name="표52.6">
          <table:table-cell table:style-name="표52.A6" table:number-columns-spanned="4" office:value-type="string">
            <text:p text:style-name="P7"><text:span text:style-name="T2">1. </text:span><text:span text:style-name="T2">개요</text:span></text:p>
            <text:p text:style-name="P13"><text:s/>간호사는 병실 상태를 확인하고 관리할 수 있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병실 조회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병실상태를 확인할 수 있다</text:span><text:span text:style-name="T2">(</text:span><text:span text:style-name="T2">빈병실</text:span><text:span text:style-name="T2">)</text:span></text:p>
            <text:p text:style-name="P7"><text:span text:style-name="T2"><text:s text:c="7"/></text:span><text:span text:style-name="T2">1 </text:span><text:span text:style-name="T2">– </text:span><text:span text:style-name="T2">3 </text:span><text:span text:style-name="T2">사용중인 병실이라면 어떤 환자가 사용중인지 확인할 수 있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환자 등록</text:span></text:p>
            <text:p text:style-name="P7"><text:span text:style-name="T2"><text:s text:c="6"/></text:span><text:span text:style-name="T2">2 </text:span><text:span text:style-name="T2">– </text:span><text:span text:style-name="T2">2 </text:span><text:span text:style-name="T2">빈병실이라면 새로 입원한 환자를 등록할 수 있다</text:span></text:p>
            <text:p text:style-name="P7"><text:span text:style-name="T2"><text:s text:c="6"/></text:span><text:span text:style-name="T2">2 </text:span><text:span text:style-name="T2">– </text:span><text:span text:style-name="T2">3 </text:span><text:span text:style-name="T2">사용중인 병실은 사용중 표시를 통해 관리할 수 있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52.6">
          <table:table-cell table:style-name="표52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3.2">
          <table:table-cell table:style-name="표53.A2" office:value-type="string">
            <text:p text:style-name="P21">시스템명</text:p>
          </table:table-cell>
          <table:table-cell table:style-name="표53.B2" office:value-type="string">
            <text:p text:style-name="P19">병원관리시스템</text:p>
          </table:table-cell>
          <table:table-cell table:style-name="표53.A2" office:value-type="string">
            <text:p text:style-name="P21">작 성 자</text:p>
          </table:table-cell>
          <table:table-cell table:style-name="표53.B2" office:value-type="string">
            <text:p text:style-name="P20">안정민</text:p>
          </table:table-cell>
        </table:table-row>
        <table:table-row table:style-name="표53.2">
          <table:table-cell table:style-name="표53.A2" office:value-type="string">
            <text:p text:style-name="P21">업 무 명</text:p>
          </table:table-cell>
          <table:table-cell table:style-name="표53.B2" office:value-type="string">
            <text:p text:style-name="P16">수술</text:p>
          </table:table-cell>
          <table:table-cell table:style-name="표53.A2" office:value-type="string">
            <text:p text:style-name="P21">작 성 일</text:p>
          </table:table-cell>
          <table:table-cell table:style-name="표53.B2" office:value-type="string">
            <text:p text:style-name="P20">2023-04-20</text:p>
          </table:table-cell>
        </table:table-row>
        <table:table-row table:style-name="표53.2">
          <table:table-cell table:style-name="표53.A2" office:value-type="string">
            <text:p text:style-name="P5"><text:span text:style-name="T1">요구사항 </text:span><text:span text:style-name="T1">ID</text:span></text:p>
          </table:table-cell>
          <table:table-cell table:style-name="표53.B2" office:value-type="string">
            <text:p text:style-name="P13">SC-A200-010</text:p>
          </table:table-cell>
          <table:table-cell table:style-name="표53.A2" office:value-type="string">
            <text:p text:style-name="P5"><text:span text:style-name="T1">유스케이스 </text:span><text:span text:style-name="T1">ID</text:span></text:p>
          </table:table-cell>
          <table:table-cell table:style-name="표53.B2" office:value-type="string">
            <text:p text:style-name="P13">UC-A-U046</text:p>
          </table:table-cell>
        </table:table-row>
        <table:table-row table:style-name="표53.2">
          <table:table-cell table:style-name="표53.A2" office:value-type="string">
            <text:p text:style-name="P12">유스케이스 명</text:p>
          </table:table-cell>
          <table:table-cell table:style-name="표53.B2" table:number-columns-spanned="3" office:value-type="string">
            <text:p text:style-name="P16">수술</text:p>
          </table:table-cell>
          <table:covered-table-cell/>
          <table:covered-table-cell/>
        </table:table-row>
        <text:soft-page-break/>
        <table:table-row table:style-name="표53.6">
          <table:table-cell table:style-name="표53.A6" table:number-columns-spanned="4" office:value-type="string">
            <text:p text:style-name="P7"><text:span text:style-name="T2">1. </text:span><text:span text:style-name="T2">개요</text:span></text:p>
            <text:p text:style-name="P13"><text:s/>환자 수술에 있어서 등록하고 대기환자를 조회할 수 있다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간호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1 </text:span><text:span text:style-name="T2">– </text:span><text:span text:style-name="T2">1 </text:span><text:span text:style-name="T2">수술 대기목록을 조회할 수 있다</text:span></text:p>
            <text:p text:style-name="P7"><text:span text:style-name="T2"><text:s text:c="7"/></text:span><text:span text:style-name="T2">1 </text:span><text:span text:style-name="T2">– </text:span><text:span text:style-name="T2">2 </text:span><text:span text:style-name="T2">환자를 선택해서 해당 환자의 수술일정을 조회할 수 있다</text:span></text:p>
            <text:p text:style-name="P7"><text:span text:style-name="T2"><text:s text:c="7"/></text:span><text:span text:style-name="T2">1 </text:span><text:span text:style-name="T2">– </text:span><text:span text:style-name="T2">3 </text:span><text:span text:style-name="T2">대기중인 환자를 선택해서 수술을 위한 준비내역을 조회할 수 있다</text:span></text:p>
            <text:p text:style-name="P7"><text:span text:style-name="T2"><text:s text:c="4"/></text:span><text:span text:style-name="T2">2 </text:span><text:span text:style-name="T2">– </text:span><text:span text:style-name="T2">1 </text:span><text:span text:style-name="T2">수술전 검사</text:span></text:p>
            <text:p text:style-name="P7"><text:span text:style-name="T2"><text:s text:c="6"/></text:span><text:span text:style-name="T2">2 </text:span><text:span text:style-name="T2">– </text:span><text:span text:style-name="T2">2 </text:span><text:span text:style-name="T2">환자조회를 통해 수술을 위해 사전에 검사해야할 것을 확인할 수 있다</text:span></text:p>
            <text:p text:style-name="P7"><text:span text:style-name="T2"><text:s text:c="6"/></text:span><text:span text:style-name="T2">2 </text:span><text:span text:style-name="T2">– </text:span><text:span text:style-name="T2">3 </text:span><text:span text:style-name="T2">수술 전에 검사할 것이 있다면 검사를 진행한다</text:span></text:p>
            <text:p text:style-name="P7"><text:span text:style-name="T2"><text:s text:c="4"/></text:span><text:span text:style-name="T2">3 </text:span><text:span text:style-name="T2">– </text:span><text:span text:style-name="T2">1 </text:span><text:span text:style-name="T2">수술</text:span></text:p>
            <text:p text:style-name="P7"><text:span text:style-name="T2"><text:s text:c="7"/></text:span><text:span text:style-name="T2">3 - 2 </text:span><text:span text:style-name="T2">수술이 진행된 시간을 기록한다</text:span></text:p>
            <text:p text:style-name="P7"><text:span text:style-name="T2"><text:s text:c="7"/></text:span><text:span text:style-name="T2">3 </text:span><text:span text:style-name="T2">– </text:span><text:span text:style-name="T2">3 </text:span><text:span text:style-name="T2">수술중에 있어진 수술 내용을 기록한다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  <text:soft-page-break/>
        <table:table-row table:style-name="표53.6">
          <table:table-cell table:style-name="표53.A6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4.2">
          <table:table-cell table:style-name="표54.A2" office:value-type="string">
            <text:p text:style-name="P21">시스템명</text:p>
          </table:table-cell>
          <table:table-cell table:style-name="표54.B2" office:value-type="string">
            <text:p text:style-name="P19">병원통합관리프로그램</text:p>
          </table:table-cell>
          <table:table-cell table:style-name="표54.A2" office:value-type="string">
            <text:p text:style-name="P21">작 성 자</text:p>
          </table:table-cell>
          <table:table-cell table:style-name="표54.B2" office:value-type="string">
            <text:p text:style-name="P20">문수정</text:p>
          </table:table-cell>
        </table:table-row>
        <table:table-row table:style-name="표54.2">
          <table:table-cell table:style-name="표54.A2" office:value-type="string">
            <text:p text:style-name="P21">업 무 명</text:p>
          </table:table-cell>
          <table:table-cell table:style-name="표54.B2" office:value-type="string">
            <text:p text:style-name="P16">원무과 환자 신규 등록</text:p>
          </table:table-cell>
          <table:table-cell table:style-name="표54.A2" office:value-type="string">
            <text:p text:style-name="P21">작 성 일</text:p>
          </table:table-cell>
          <table:table-cell table:style-name="표54.B2" office:value-type="string">
            <text:p text:style-name="P20">2023-04-20</text:p>
          </table:table-cell>
        </table:table-row>
        <table:table-row table:style-name="표54.2">
          <table:table-cell table:style-name="표54.A2" office:value-type="string">
            <text:p text:style-name="P5"><text:span text:style-name="T1">요구사항 </text:span><text:span text:style-name="T1">ID</text:span></text:p>
          </table:table-cell>
          <table:table-cell table:style-name="표54.B2" office:value-type="string">
            <text:p text:style-name="P13">SC-A500-001</text:p>
          </table:table-cell>
          <table:table-cell table:style-name="표54.A2" office:value-type="string">
            <text:p text:style-name="P5"><text:span text:style-name="T1">유스케이스 </text:span><text:span text:style-name="T1">ID</text:span></text:p>
          </table:table-cell>
          <table:table-cell table:style-name="표54.B2" office:value-type="string">
            <text:p text:style-name="P13">UC-A-U047</text:p>
          </table:table-cell>
        </table:table-row>
        <table:table-row table:style-name="표54.2">
          <table:table-cell table:style-name="표54.A2" office:value-type="string">
            <text:p text:style-name="P12">유스케이스 명</text:p>
          </table:table-cell>
          <table:table-cell table:style-name="표54.B2" table:number-columns-spanned="3" office:value-type="string">
            <text:p text:style-name="P13">환자 신규 등록</text:p>
          </table:table-cell>
          <table:covered-table-cell/>
          <table:covered-table-cell/>
        </table:table-row>
        <text:soft-page-break/>
        <table:table-row table:style-name="표54.6">
          <table:table-cell table:style-name="표54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원무과 직원은 환자가 내원하면 이름 검색을 통해 기존 환자인지 확인하고</text:span><text:span text:style-name="T2">, </text:span><text:span text:style-name="T2">신규 환자일 경우 신규 등록 한다</text:span><text:span text:style-name="T2">. 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/text:p>
            <text:p text:style-name="P7"><text:span text:style-name="T9">3. </text:span><text:span text:style-name="T9">처리 흐름 </text:span><text:span text:style-name="T9">(Flow of Event)</text:span></text:p>
            <text:p text:style-name="P25"><text:span text:style-name="T9">1-1. </text:span><text:span text:style-name="T9">원무과 직원으로 로그인을 하면 메인으로 접수 창이 뜬다</text:span><text:span text:style-name="T9">. </text:span></text:p>
            <text:p text:style-name="P25"><text:span text:style-name="T9">1-2. </text:span><text:span text:style-name="T9">접수 창에는 환자 관리</text:span><text:span text:style-name="T9">, </text:span><text:span text:style-name="T9">환자 상태</text:span><text:span text:style-name="T9">(</text:span><text:span text:style-name="T9">대기 상태</text:span><text:span text:style-name="T9">) , </text:span><text:span text:style-name="T9">수납등이 조회된다</text:span><text:span text:style-name="T9">.</text:span></text:p>
            <text:p text:style-name="P25"><text:span text:style-name="T9">1-3. </text:span><text:span text:style-name="T9">환자 관리 부분에 </text:span><text:span text:style-name="T2">[</text:span><text:span text:style-name="T2">이름</text:span><text:span text:style-name="T2">, </text:span><text:span text:style-name="T2">생년월일</text:span><text:span text:style-name="T2">, </text:span><text:span text:style-name="T2">환자 코드</text:span><text:span text:style-name="T2">]</text:span><text:span text:style-name="T2">를 검색할 수 있는 창에 환자 정보를 검색하고 정보가 조회되지 않을 경우</text:span><text:span text:style-name="T2">, [</text:span><text:span text:style-name="T2">등록</text:span><text:span text:style-name="T2">] </text:span><text:span text:style-name="T2">버튼을 눌러 환자 정보를 등록한다</text:span><text:span text:style-name="T2">. </text:span></text:p>
            <text:p text:style-name="P26"><text:span text:style-name="T2">1-2. </text:span><text:span text:style-name="T2">환자 신규등록 할 경우</text:span><text:span text:style-name="T2">, [</text:span><text:span text:style-name="T2">이름</text:span><text:span text:style-name="T2">, </text:span><text:span text:style-name="T2">주민등록번호</text:span><text:span text:style-name="T2">(000000-1), </text:span><text:span text:style-name="T2">전화번호</text:span><text:span text:style-name="T2">, </text:span><text:span text:style-name="T2">휴대폰 번호</text:span><text:span text:style-name="T2">, </text:span><text:span text:style-name="T2">주소</text:span><text:span text:style-name="T2">, </text:span><text:span text:style-name="T2">상세주소</text:span><text:span text:style-name="T2">]</text:span><text:span text:style-name="T2">를 필수로 입력한다</text:span><text:span text:style-name="T2">. </text:span></text:p>
            <text:p text:style-name="P26"><text:span text:style-name="T2">1-3 </text:span><text:span text:style-name="T2">신규 환자의 경우 문진표 내용을 입력한다</text:span><text:span text:style-name="T2">. </text:span><text:span text:style-name="T2">문진표에는 </text:span><text:span text:style-name="T2">[</text:span><text:span text:style-name="T2">질환 및 부상 여부</text:span><text:span text:style-name="T2">, </text:span><text:span text:style-name="T2">과거 병력</text:span><text:span text:style-name="T2">, </text:span><text:span text:style-name="T2">알레르기 유무</text:span><text:span text:style-name="T2">, </text:span><text:span text:style-name="T2">가족력</text:span><text:span text:style-name="T2">, </text:span><text:span text:style-name="T2">현재 호소증상</text:span><text:span text:style-name="T2">, </text:span><text:span text:style-name="T2">기타사항</text:span><text:span text:style-name="T2">]</text:span><text:span text:style-name="T2">을 기입하고 저장한다</text:span><text:span text:style-name="T2">.</text:span></text:p>
            <text:p text:style-name="P26"><text:span text:style-name="T2">환자의 목록은 개인정보라서 검색해야 나오고 목록은 조회할 수 없다</text:span><text:span text:style-name="T2">. 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5.2">
          <table:table-cell table:style-name="표55.A2" office:value-type="string">
            <text:p text:style-name="P21">시스템명</text:p>
          </table:table-cell>
          <table:table-cell table:style-name="표55.B2" office:value-type="string">
            <text:p text:style-name="P19">병원통합관리프로그램</text:p>
          </table:table-cell>
          <table:table-cell table:style-name="표55.A2" office:value-type="string">
            <text:p text:style-name="P21">작 성 자</text:p>
          </table:table-cell>
          <table:table-cell table:style-name="표55.B2" office:value-type="string">
            <text:p text:style-name="P20">문수정</text:p>
          </table:table-cell>
        </table:table-row>
        <table:table-row table:style-name="표55.2">
          <table:table-cell table:style-name="표55.A2" office:value-type="string">
            <text:p text:style-name="P21">업 무 명</text:p>
          </table:table-cell>
          <table:table-cell table:style-name="표55.B2" office:value-type="string">
            <text:p text:style-name="P19">환자 접수</text:p>
          </table:table-cell>
          <table:table-cell table:style-name="표55.A2" office:value-type="string">
            <text:p text:style-name="P21">작 성 일</text:p>
          </table:table-cell>
          <table:table-cell table:style-name="표55.B2" office:value-type="string">
            <text:p text:style-name="P20">2023-04-20</text:p>
          </table:table-cell>
        </table:table-row>
        <table:table-row table:style-name="표55.2">
          <table:table-cell table:style-name="표55.A2" office:value-type="string">
            <text:p text:style-name="P5"><text:span text:style-name="T1">요구사항 </text:span><text:span text:style-name="T1">ID</text:span></text:p>
          </table:table-cell>
          <table:table-cell table:style-name="표55.B2" office:value-type="string">
            <text:p text:style-name="P13">SC-A500-002</text:p>
          </table:table-cell>
          <table:table-cell table:style-name="표55.A2" office:value-type="string">
            <text:p text:style-name="P5"><text:span text:style-name="T1">유스케이스 </text:span><text:span text:style-name="T1">ID</text:span></text:p>
          </table:table-cell>
          <table:table-cell table:style-name="표55.B2" office:value-type="string">
            <text:p text:style-name="P13">UC-A-U048</text:p>
          </table:table-cell>
        </table:table-row>
        <table:table-row table:style-name="표55.2">
          <table:table-cell table:style-name="표55.A2" office:value-type="string">
            <text:p text:style-name="P12">유스케이스 명</text:p>
          </table:table-cell>
          <table:table-cell table:style-name="표55.B2" table:number-columns-spanned="3" office:value-type="string">
            <text:p text:style-name="P7"><text:span text:style-name="T2">환자 접수</text:span><text:span text:style-name="T2">, </text:span><text:span text:style-name="T2">대기 등록</text:span></text:p>
          </table:table-cell>
          <table:covered-table-cell/>
          <table:covered-table-cell/>
        </table:table-row>
        <text:soft-page-break/>
        <table:table-row table:style-name="표55.6">
          <table:table-cell table:style-name="표55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 검색을 통하여 정보가 있으면 접수를 통해 대기 환자 목록에 등록한다</text:span><text:span text:style-name="T2">. 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27"><text:span text:style-name="T2">1-1 </text:span><text:span text:style-name="T2">환자 정보 검색창에 정보를 검색하면 해당 환자가 목록으로 뜨고</text:span><text:span text:style-name="T2">, </text:span><text:span text:style-name="T2">클릭하면 환자 상세정보 보기가 모달창으로 뜬다</text:span><text:span text:style-name="T2">. </text:span></text:p>
            <text:p text:style-name="P27"><text:span text:style-name="T2">1-2 </text:span><text:span text:style-name="T2">환자 상세정보 모달창에는 좌측에는 등록할 때 입력했던 기본 정보</text:span><text:span text:style-name="T2">, </text:span><text:span text:style-name="T2">우측에는 진료 접수로 문진표에 적었던 정보가 나옴</text:span><text:span text:style-name="T2">.</text:span></text:p>
            <text:p text:style-name="P27"><text:span text:style-name="T2">1-3 </text:span><text:span text:style-name="T2">대기 현황을 확인하여 진료 접수폼에서 담당 의사를 선택하고 접수 메모를 적어 접수 버튼을 클릭한다</text:span><text:span text:style-name="T2">.</text:span></text:p>
            <text:p text:style-name="P27"><text:span text:style-name="T2">1-4 </text:span><text:span text:style-name="T2">접수를 클릭하면 대기 목록에 추가 된다</text:span><text:span text:style-name="T2">.</text:span></text:p>
            <text:p text:style-name="P28"><text:span text:style-name="T2">* </text:span><text:span text:style-name="T2">대안흐름 </text:span><text:span text:style-name="T2">A-01. </text:span><text:span text:style-name="T2">재원환자의 질환 부위가 이전 방문 부위와 다르다면</text:span><text:span text:style-name="T2">, </text:span><text:span text:style-name="T2">바뀐 부위를 체크한다</text:span><text:span text:style-name="T2">.</text:span></text:p>
            <text:p text:style-name="P13"><text:s text:c="8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row table:style-name="표56.1">
          <table:table-cell table:style-name="표56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6.2">
          <table:table-cell table:style-name="표56.A2" office:value-type="string">
            <text:p text:style-name="P21">시스템명</text:p>
          </table:table-cell>
          <table:table-cell table:style-name="표56.B2" office:value-type="string">
            <text:p text:style-name="P19">병원통합관리프로그램</text:p>
          </table:table-cell>
          <table:table-cell table:style-name="표56.A2" office:value-type="string">
            <text:p text:style-name="P21">작 성 자</text:p>
          </table:table-cell>
          <table:table-cell table:style-name="표56.B2" office:value-type="string">
            <text:p text:style-name="P20">문수정</text:p>
          </table:table-cell>
        </table:table-row>
        <table:table-row table:style-name="표56.2">
          <table:table-cell table:style-name="표56.A2" office:value-type="string">
            <text:p text:style-name="P21">업 무 명</text:p>
          </table:table-cell>
          <table:table-cell table:style-name="표56.B2" office:value-type="string">
            <text:p text:style-name="P16">환자 대기 목록 조회</text:p>
          </table:table-cell>
          <table:table-cell table:style-name="표56.A2" office:value-type="string">
            <text:p text:style-name="P21">작 성 일</text:p>
          </table:table-cell>
          <table:table-cell table:style-name="표56.B2" office:value-type="string">
            <text:p text:style-name="P20">2023-04-20</text:p>
          </table:table-cell>
        </table:table-row>
        <table:table-row table:style-name="표56.2">
          <table:table-cell table:style-name="표56.A2" office:value-type="string">
            <text:p text:style-name="P5"><text:span text:style-name="T1">요구사항 </text:span><text:span text:style-name="T1">ID</text:span></text:p>
          </table:table-cell>
          <table:table-cell table:style-name="표56.B2" office:value-type="string">
            <text:p text:style-name="P13">SC-A500-003</text:p>
          </table:table-cell>
          <table:table-cell table:style-name="표56.A2" office:value-type="string">
            <text:p text:style-name="P5"><text:span text:style-name="T1">유스케이스 </text:span><text:span text:style-name="T1">ID</text:span></text:p>
          </table:table-cell>
          <table:table-cell table:style-name="표56.B2" office:value-type="string">
            <text:p text:style-name="P13">UC-A-U049</text:p>
          </table:table-cell>
        </table:table-row>
        <table:table-row table:style-name="표56.2">
          <table:table-cell table:style-name="표56.A2" office:value-type="string">
            <text:p text:style-name="P12">유스케이스 명</text:p>
          </table:table-cell>
          <table:table-cell table:style-name="표56.B2" table:number-columns-spanned="3" office:value-type="string">
            <text:p text:style-name="P13">환자 대기 목록 조회</text:p>
          </table:table-cell>
          <table:covered-table-cell/>
          <table:covered-table-cell/>
        </table:table-row>
        <text:soft-page-break/>
        <table:table-row table:style-name="표56.6">
          <table:table-cell table:style-name="표56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접수 완료한 환자의 대기 목록을 조회하고 환자의 치료 진행 상황을 확인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입주민</text:span><text:span text:style-name="T9">, </text:span><text:span text:style-name="T9">원무과 직원</text:span><text:span text:style-name="T9">, </text:span><text:span text:style-name="T9">의사</text:span><text:span text:style-name="T9">, </text:span><text:span text:style-name="T9">간호사</text:span><text:span text:style-name="T9">, </text:span><text:span text:style-name="T9">물리치료과 직원</text:span><text:span text:style-name="T9">, </text:span><text:span text:style-name="T9">영상의학과 직원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</text:span></text:p>
            <text:p text:style-name="P29"><text:span text:style-name="T2">1-1 </text:span><text:span text:style-name="T2">원무과에서 의사 배정 후 접수하면 해당 의사의 대기 환자 목록으로 환자가 추가된다</text:span><text:span text:style-name="T2">.</text:span></text:p>
            <text:p text:style-name="P29"><text:span text:style-name="T2">1-2 </text:span><text:span text:style-name="T2">모든 부서에서는 환자 대기 현황을 볼 수 있다</text:span><text:span text:style-name="T2">. 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row table:style-name="표57.1">
          <table:table-cell table:style-name="표57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7.2">
          <table:table-cell table:style-name="표57.A2" office:value-type="string">
            <text:p text:style-name="P21">시스템명</text:p>
          </table:table-cell>
          <table:table-cell table:style-name="표57.B2" office:value-type="string">
            <text:p text:style-name="P19">병원통합관리시스템</text:p>
          </table:table-cell>
          <table:table-cell table:style-name="표57.A2" office:value-type="string">
            <text:p text:style-name="P21">작 성 자</text:p>
          </table:table-cell>
          <table:table-cell table:style-name="표57.B2" office:value-type="string">
            <text:p text:style-name="P20">문수정</text:p>
          </table:table-cell>
        </table:table-row>
        <table:table-row table:style-name="표57.2">
          <table:table-cell table:style-name="표57.A2" office:value-type="string">
            <text:p text:style-name="P21">업 무 명</text:p>
          </table:table-cell>
          <table:table-cell table:style-name="표57.B2" office:value-type="string">
            <text:p text:style-name="P19">수납 업무</text:p>
          </table:table-cell>
          <table:table-cell table:style-name="표57.A2" office:value-type="string">
            <text:p text:style-name="P21">작 성 일</text:p>
          </table:table-cell>
          <table:table-cell table:style-name="표57.B2" office:value-type="string">
            <text:p text:style-name="P20">2023-04-20</text:p>
          </table:table-cell>
        </table:table-row>
        <table:table-row table:style-name="표57.2">
          <table:table-cell table:style-name="표57.A2" office:value-type="string">
            <text:p text:style-name="P5"><text:span text:style-name="T1">요구사항 </text:span><text:span text:style-name="T1">ID</text:span></text:p>
          </table:table-cell>
          <table:table-cell table:style-name="표57.B2" office:value-type="string">
            <text:p text:style-name="P13">SC-A500-004</text:p>
          </table:table-cell>
          <table:table-cell table:style-name="표57.A2" office:value-type="string">
            <text:p text:style-name="P5"><text:span text:style-name="T1">유스케이스 </text:span><text:span text:style-name="T1">ID</text:span></text:p>
          </table:table-cell>
          <table:table-cell table:style-name="표57.B2" office:value-type="string">
            <text:p text:style-name="P13">UC-A-U050</text:p>
          </table:table-cell>
        </table:table-row>
        <table:table-row table:style-name="표57.2">
          <table:table-cell table:style-name="표57.A2" office:value-type="string">
            <text:p text:style-name="P12">유스케이스 명</text:p>
          </table:table-cell>
          <table:table-cell table:style-name="표57.B2" table:number-columns-spanned="3" office:value-type="string">
            <text:p text:style-name="P13">환자 수납 업무</text:p>
          </table:table-cell>
          <table:covered-table-cell/>
          <table:covered-table-cell/>
        </table:table-row>
        <text:soft-page-break/>
        <table:table-row table:style-name="표57.6">
          <table:table-cell table:style-name="표57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모든 진료가 끝난 환자는 원무과에서 수납을 한다</text:span><text:span text:style-name="T2">. 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30"><text:span text:style-name="T2">1-1. </text:span><text:span text:style-name="T2">의사가 환자의 모든 진료 후에 진료차트 저장을 하면 원무과의 수납리스트에 수납 처리할 환자 목록이 업데이트 된다</text:span><text:span text:style-name="T2">.</text:span></text:p>
            <text:p text:style-name="P30"><text:span text:style-name="T2">1-2. </text:span><text:span text:style-name="T2">선 수납 처리할 환자 이름이 상위로 올라온다</text:span><text:span text:style-name="T2">. </text:span></text:p>
            <text:p text:style-name="P30"><text:span text:style-name="T2">1-3. </text:span><text:span text:style-name="T2">수납할 환자 목록에서 한 명을 클릭하면 모달창으로 </text:span><text:span text:style-name="T2">[</text:span><text:span text:style-name="T2">진료 기록</text:span><text:span text:style-name="T2">, </text:span><text:span text:style-name="T2">처방전</text:span><text:span text:style-name="T2">, </text:span><text:span text:style-name="T2">수납서</text:span><text:span text:style-name="T2">]</text:span><text:span text:style-name="T2">가 조회된다</text:span><text:span text:style-name="T2">.</text:span></text:p>
            <text:p text:style-name="P30"><text:span text:style-name="T2">1-4. </text:span><text:span text:style-name="T2">처방전이 있을 경우 약 처방전을 프린트</text:span><text:span text:style-name="T2">(PDF)</text:span><text:span text:style-name="T2">하여 환자에게 전달한다</text:span><text:span text:style-name="T2">.</text:span></text:p>
            <text:p text:style-name="P30"><text:span text:style-name="T2">1-5. </text:span><text:span text:style-name="T2">수납서에서 </text:span><text:span text:style-name="T2">[</text:span><text:span text:style-name="T2">수납</text:span><text:span text:style-name="T2">] </text:span><text:span text:style-name="T2">버튼을 누르면 카카오페이 </text:span><text:span text:style-name="T2">API</text:span><text:span text:style-name="T2">를 이용해 수납할 수 있다</text:span><text:span text:style-name="T2">.</text:span></text:p>
            <text:p text:style-name="P30"><text:span text:style-name="T2">1-6. </text:span><text:span text:style-name="T2">수납이 완료되면 </text:span><text:span text:style-name="T2">[</text:span><text:span text:style-name="T2">수납</text:span><text:span text:style-name="T2">] </text:span><text:span text:style-name="T2">버튼은 </text:span><text:span text:style-name="T2">[</text:span><text:span text:style-name="T2">수납완료</text:span><text:span text:style-name="T2">] </text:span><text:span text:style-name="T2">버튼으로 되고 클릭 이벤트가 사라진다</text:span><text:span text:style-name="T2">.</text:span></text:p>
            <text:p text:style-name="P30"><text:span text:style-name="T2">1-7. </text:span><text:span text:style-name="T2">모달창을 닫으면 수납 완료된 환자의 이름은 목록에서 사라지고 다음 수납 대기 환자 이름이 상위로 올라 온다</text:span><text:span text:style-name="T2">.</text:span></text:p>
            <text:p text:style-name="P13"><text:s text:c="5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able:table-row table:style-name="표58.1">
          <table:table-cell table:style-name="표58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8.2">
          <table:table-cell table:style-name="표58.A2" office:value-type="string">
            <text:p text:style-name="P21">시스템명</text:p>
          </table:table-cell>
          <table:table-cell table:style-name="표58.B2" office:value-type="string">
            <text:p text:style-name="P19">병원통합관리시스템</text:p>
          </table:table-cell>
          <table:table-cell table:style-name="표58.A2" office:value-type="string">
            <text:p text:style-name="P21">작 성 자</text:p>
          </table:table-cell>
          <table:table-cell table:style-name="표58.B2" office:value-type="string">
            <text:p text:style-name="P20">문수정</text:p>
          </table:table-cell>
        </table:table-row>
        <table:table-row table:style-name="표58.2">
          <table:table-cell table:style-name="표58.A2" office:value-type="string">
            <text:p text:style-name="P21">업 무 명</text:p>
          </table:table-cell>
          <table:table-cell table:style-name="표58.B2" office:value-type="string">
            <text:p text:style-name="P19">입원 안내</text:p>
          </table:table-cell>
          <table:table-cell table:style-name="표58.A2" office:value-type="string">
            <text:p text:style-name="P21">작 성 일</text:p>
          </table:table-cell>
          <table:table-cell table:style-name="표58.B2" office:value-type="string">
            <text:p text:style-name="P20">2023-04-19</text:p>
          </table:table-cell>
        </table:table-row>
        <table:table-row table:style-name="표58.2">
          <table:table-cell table:style-name="표58.A2" office:value-type="string">
            <text:p text:style-name="P5"><text:span text:style-name="T1">요구사항 </text:span><text:span text:style-name="T1">ID</text:span></text:p>
          </table:table-cell>
          <table:table-cell table:style-name="표58.B2" office:value-type="string">
            <text:p text:style-name="P13">SC-A500-005</text:p>
          </table:table-cell>
          <table:table-cell table:style-name="표58.A2" office:value-type="string">
            <text:p text:style-name="P5"><text:span text:style-name="T1">유스케이스 </text:span><text:span text:style-name="T1">ID</text:span></text:p>
          </table:table-cell>
          <table:table-cell table:style-name="표58.B2" office:value-type="string">
            <text:p text:style-name="P13">UC-A-U051</text:p>
          </table:table-cell>
        </table:table-row>
        <table:table-row table:style-name="표58.2">
          <table:table-cell table:style-name="표58.A2" office:value-type="string">
            <text:p text:style-name="P12">유스케이스 명</text:p>
          </table:table-cell>
          <table:table-cell table:style-name="표58.B2" table:number-columns-spanned="3" office:value-type="string">
            <text:p text:style-name="P13">환자 입원 안내</text:p>
          </table:table-cell>
          <table:covered-table-cell/>
          <table:covered-table-cell/>
        </table:table-row>
        <text:soft-page-break/>
        <table:table-row table:style-name="표58.6">
          <table:table-cell table:style-name="표58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원무과에서는 환자의 입원 안내를 통하여 입원 절차와 방문시 준비사항</text:span><text:span text:style-name="T2">, </text:span><text:span text:style-name="T2">병원 규칙 등을 안내하고 입원 동의서를 작성받아 등록한다</text:span><text:span text:style-name="T2">. 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text:span text:style-name="T9">, </text:span><text:span text:style-name="T9">간호사</text:span><text:span text:style-name="T9">, </text:span><text:span text:style-name="T9">의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7"><text:span text:style-name="T2">1-1. </text:span><text:span text:style-name="T2">원무과 직원은 상단의 </text:span><text:span text:style-name="T2">[</text:span><text:span text:style-name="T2">서류 발급</text:span><text:span text:style-name="T2">] </text:span><text:span text:style-name="T2">버튼을 눌러 </text:span><text:span text:style-name="T2">[</text:span><text:span text:style-name="T2">입원 동의서</text:span><text:span text:style-name="T2">]</text:span><text:span text:style-name="T2">를 검색하고 다운받는다</text:span><text:span text:style-name="T2">.</text:span></text:p>
            <text:p text:style-name="P7"><text:span text:style-name="T2">(</text:span><text:span text:style-name="T2">보호자 이름</text:span><text:span text:style-name="T2">, </text:span><text:span text:style-name="T2">전화번호</text:span><text:span text:style-name="T2">)</text:span></text:p>
            <text:p text:style-name="P7"><text:span text:style-name="T2">1-2. </text:span><text:span text:style-name="T2">환자에게 입원 동의서 파일을 출력하여 싸인 받는다</text:span><text:span text:style-name="T2">.</text:span></text:p>
            <text:p text:style-name="P7"><text:span text:style-name="T2">2-1. </text:span><text:span text:style-name="T2">상위 목록에 </text:span><text:span text:style-name="T2">[</text:span><text:span text:style-name="T2">입원</text:span><text:span text:style-name="T2">]</text:span><text:span text:style-name="T2">을 클릭한다</text:span><text:span text:style-name="T2">.</text:span></text:p>
            <text:p text:style-name="P7"><text:span text:style-name="T2"><text:s/></text:span><text:span text:style-name="T2">- </text:span><text:span text:style-name="T2">입원환자 이름</text:span><text:span text:style-name="T2">, </text:span><text:span text:style-name="T2">생년월일</text:span><text:span text:style-name="T2">, </text:span><text:span text:style-name="T2">성별이 적혀있는 리스트가 조회된다</text:span><text:span text:style-name="T2">.</text:span></text:p>
            <text:p text:style-name="P7"><text:span text:style-name="T2">2-2. </text:span><text:span text:style-name="T2">상위에 </text:span><text:span text:style-name="T2">[</text:span><text:span text:style-name="T2">입원 환자 등록</text:span><text:span text:style-name="T2">] </text:span><text:span text:style-name="T2">버튼을 누르면 등록 모달창이 생성된다</text:span><text:span text:style-name="T2">.</text:span></text:p>
            <text:p text:style-name="P7"><text:span text:style-name="T2">2-3. </text:span><text:span text:style-name="T2">환자 정보를 기입하는 </text:span><text:span text:style-name="T2">text </text:span><text:span text:style-name="T2">부분에 환자 정보를 입력하고 </text:span><text:span text:style-name="T2">[</text:span><text:span text:style-name="T2">검색</text:span><text:span text:style-name="T2">]</text:span><text:span text:style-name="T2">버튼을 클릭한다</text:span><text:span text:style-name="T2">. </text:span></text:p>
            <text:p text:style-name="P7"><text:span text:style-name="T2"><text:s/></text:span><text:span text:style-name="T2">- text </text:span><text:span text:style-name="T2">부분에는 </text:span><text:span text:style-name="T2">[</text:span><text:span text:style-name="T2">환자코드</text:span><text:span text:style-name="T2">/ </text:span><text:span text:style-name="T2">이름</text:span><text:span text:style-name="T2">/ </text:span><text:span text:style-name="T2">생년월일</text:span><text:span text:style-name="T2">] </text:span><text:span text:style-name="T2">이 적혀있고</text:span><text:span text:style-name="T2">, </text:span><text:span text:style-name="T2">검색 조건에 맞게 검색한다</text:span><text:span text:style-name="T2">.</text:span></text:p>
            <text:p text:style-name="P7"><text:span text:style-name="T2">2-4. </text:span><text:span text:style-name="T2">해당 환자를 클릭하면 하단에 </text:span><text:span text:style-name="T2">[</text:span><text:span text:style-name="T2">이름</text:span><text:span text:style-name="T2">, </text:span><text:span text:style-name="T2">생년월일</text:span><text:span text:style-name="T2">, </text:span><text:span text:style-name="T2">성별</text:span><text:span text:style-name="T2">, </text:span><text:span text:style-name="T2">전화번호</text:span><text:span text:style-name="T2">, </text:span><text:span text:style-name="T2">주소</text:span><text:span text:style-name="T2">, </text:span><text:span text:style-name="T2">상세주소</text:span><text:span text:style-name="T2">, </text:span><text:span text:style-name="T2">질환 및 부상 여부</text:span><text:span text:style-name="T2">, </text:span><text:span text:style-name="T2">과거 병력</text:span><text:span text:style-name="T2">, </text:span><text:span text:style-name="T2">알레르기 유무</text:span><text:span text:style-name="T2">, </text:span><text:span text:style-name="T2">가족력</text:span><text:span text:style-name="T2">, </text:span><text:span text:style-name="T2">현재 호소 증상</text:span><text:span text:style-name="T2">, </text:span><text:span text:style-name="T2">기타사항</text:span><text:span text:style-name="T2">] </text:span><text:span text:style-name="T2">정보가 들어와있다</text:span><text:span text:style-name="T2">.</text:span></text:p>
            <text:p text:style-name="P7"><text:span text:style-name="T2">2-5. [</text:span><text:span text:style-name="T2">보호자 이름</text:span><text:span text:style-name="T2">, </text:span><text:span text:style-name="T2">보호자 전화번호</text:span><text:span text:style-name="T2">, </text:span><text:span text:style-name="T2">입원 시작 날짜</text:span><text:span text:style-name="T2">, </text:span><text:span text:style-name="T2">담당의사</text:span><text:span text:style-name="T2">?? </text:span><text:span text:style-name="T2">등등</text:span><text:span text:style-name="T2">]</text:span><text:span text:style-name="T2">을 필수로 기입한다</text:span><text:span text:style-name="T2">.</text:span></text:p>
            <text:p text:style-name="P7"><text:span text:style-name="T2">2-6. [</text:span><text:span text:style-name="T2">입원동의서</text:span><text:span text:style-name="T2">] </text:span><text:span text:style-name="T2">버튼을 눌러 스캔한 입원 동의서를 삽입하고 저장 버튼을 누른다</text:span><text:span text:style-name="T2">. </text:span></text:p>
            <text:p text:style-name="P7"><text:span text:style-name="T2">2-6. </text:span><text:span text:style-name="T2">등록한 환자가 목록에 추가된다</text:span><text:span text:style-name="T2">. </text:span><text:span text:style-name="T2">목록은 등록 최신순으로 정렬 된다</text:span><text:span text:style-name="T2">.</text:span></text:p>
            <text:p text:style-name="P7"><text:span text:style-name="T2">시스템에 등록된 환자만 입원 등록이 가능하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able:table-row table:style-name="표59.1">
          <table:table-cell table:style-name="표59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59.2">
          <table:table-cell table:style-name="표59.A2" office:value-type="string">
            <text:p text:style-name="P21">시스템명</text:p>
          </table:table-cell>
          <table:table-cell table:style-name="표59.B2" office:value-type="string">
            <text:p text:style-name="P19">병원통합관리시스템</text:p>
          </table:table-cell>
          <table:table-cell table:style-name="표59.A2" office:value-type="string">
            <text:p text:style-name="P21">작 성 자</text:p>
          </table:table-cell>
          <table:table-cell table:style-name="표59.B2" office:value-type="string">
            <text:p text:style-name="P20">문수정</text:p>
          </table:table-cell>
        </table:table-row>
        <table:table-row table:style-name="표59.2">
          <table:table-cell table:style-name="표59.A2" office:value-type="string">
            <text:p text:style-name="P21">업 무 명</text:p>
          </table:table-cell>
          <table:table-cell table:style-name="표59.B2" office:value-type="string">
            <text:p text:style-name="P19">퇴원 안내</text:p>
          </table:table-cell>
          <table:table-cell table:style-name="표59.A2" office:value-type="string">
            <text:p text:style-name="P21">작 성 일</text:p>
          </table:table-cell>
          <table:table-cell table:style-name="표59.B2" office:value-type="string">
            <text:p text:style-name="P20">2023-04-21</text:p>
          </table:table-cell>
        </table:table-row>
        <table:table-row table:style-name="표59.2">
          <table:table-cell table:style-name="표59.A2" office:value-type="string">
            <text:p text:style-name="P5"><text:span text:style-name="T1">요구사항 </text:span><text:span text:style-name="T1">ID</text:span></text:p>
          </table:table-cell>
          <table:table-cell table:style-name="표59.B2" office:value-type="string">
            <text:p text:style-name="P13">SC-A500-006</text:p>
          </table:table-cell>
          <table:table-cell table:style-name="표59.A2" office:value-type="string">
            <text:p text:style-name="P5"><text:span text:style-name="T1">유스케이스 </text:span><text:span text:style-name="T1">ID</text:span></text:p>
          </table:table-cell>
          <table:table-cell table:style-name="표59.B2" office:value-type="string">
            <text:p text:style-name="P13">UC-A-U052</text:p>
          </table:table-cell>
        </table:table-row>
        <table:table-row table:style-name="표59.2">
          <table:table-cell table:style-name="표59.A2" office:value-type="string">
            <text:p text:style-name="P12">유스케이스 명</text:p>
          </table:table-cell>
          <table:table-cell table:style-name="표59.B2" table:number-columns-spanned="3" office:value-type="string">
            <text:p text:style-name="P13">퇴원 안내 및 결제</text:p>
          </table:table-cell>
          <table:covered-table-cell/>
          <table:covered-table-cell/>
        </table:table-row>
        <text:soft-page-break/>
        <table:table-row table:style-name="표59.6">
          <table:table-cell table:style-name="표59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입원 치료가 끝난 환자는 원무과에서 퇴원 안내를 받고 그동안 발생한 비용을 수납한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7"><text:span text:style-name="T2">접수 창에 환자관리 란이 있고</text:span><text:span text:style-name="T2">, </text:span></text:p>
            <text:p text:style-name="P7"><text:span text:style-name="T2">1-1. [</text:span><text:span text:style-name="T2">입원</text:span><text:span text:style-name="T2">] </text:span><text:span text:style-name="T2">버튼을 누르면 입원 환자 목록이 조회된다</text:span><text:span text:style-name="T2">.</text:span></text:p>
            <text:p text:style-name="P7"><text:span text:style-name="T2">1-2. </text:span><text:span text:style-name="T2">환자 리스트 검색창에 수납할 환자 정보를 입력하고 검색버튼을 누른다</text:span><text:span text:style-name="T2">.</text:span></text:p>
            <text:p text:style-name="P7"><text:span text:style-name="T2">1-3. </text:span><text:span text:style-name="T2">해당 환자명을 클릭하면 모달창이 뜬다</text:span><text:span text:style-name="T2">. </text:span></text:p>
            <text:p text:style-name="P7"><text:span text:style-name="T2">1-1. </text:span><text:span text:style-name="T2">환자의 입원일수</text:span><text:span text:style-name="T2">, </text:span><text:span text:style-name="T2">진단 및 처치 등이 계산되어 총 금액이 뜬다</text:span><text:span text:style-name="T2">. </text:span></text:p>
            <text:p text:style-name="P7"><text:span text:style-name="T2">1-2. </text:span><text:span text:style-name="T2">카카오페이 </text:span><text:span text:style-name="T2">API</text:span><text:span text:style-name="T2">를 이용하여 수납받는다</text:span><text:span text:style-name="T2">.</text:span></text:p>
            <text:p text:style-name="P7"><text:span text:style-name="T2">1-3. </text:span><text:span text:style-name="T2">수납이 완료된 환자는 입원환자 조회 리스트에서 삭제된다</text:span><text:span text:style-name="T2">. </text:span></text:p>
            <text:p text:style-name="P7"><text:span text:style-name="T2"><text:s text:c="4"/></text:span><text:span text:style-name="T2">* </text:span><text:span text:style-name="T2">대안흐름 </text:span><text:span text:style-name="T2">A-01. </text:span><text:span text:style-name="T2">수정이 불가능한 경우</text:span></text:p>
            <text:p text:style-name="P7"><text:span text:style-name="T2">A-01-1. </text:span><text:span text:style-name="T2">아이디가 맞지 않으니 작성글과 아이디를 확인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able:table-row table:style-name="표60.1">
          <table:table-cell table:style-name="표60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60.2">
          <table:table-cell table:style-name="표60.A2" office:value-type="string">
            <text:p text:style-name="P21">시스템명</text:p>
          </table:table-cell>
          <table:table-cell table:style-name="표60.B2" office:value-type="string">
            <text:p text:style-name="P19">병원통합관리시스템</text:p>
          </table:table-cell>
          <table:table-cell table:style-name="표60.A2" office:value-type="string">
            <text:p text:style-name="P21">작 성 자</text:p>
          </table:table-cell>
          <table:table-cell table:style-name="표60.B2" office:value-type="string">
            <text:p text:style-name="P20">문수정</text:p>
          </table:table-cell>
        </table:table-row>
        <table:table-row table:style-name="표60.2">
          <table:table-cell table:style-name="표60.A2" office:value-type="string">
            <text:p text:style-name="P21">업 무 명</text:p>
          </table:table-cell>
          <table:table-cell table:style-name="표60.B2" office:value-type="string">
            <text:p text:style-name="P19">서류 관리</text:p>
          </table:table-cell>
          <table:table-cell table:style-name="표60.A2" office:value-type="string">
            <text:p text:style-name="P21">작 성 일</text:p>
          </table:table-cell>
          <table:table-cell table:style-name="표60.B2" office:value-type="string">
            <text:p text:style-name="P20">2023-04-21</text:p>
          </table:table-cell>
        </table:table-row>
        <table:table-row table:style-name="표60.2">
          <table:table-cell table:style-name="표60.A2" office:value-type="string">
            <text:p text:style-name="P5"><text:span text:style-name="T1">요구사항 </text:span><text:span text:style-name="T1">ID</text:span></text:p>
          </table:table-cell>
          <table:table-cell table:style-name="표60.B2" office:value-type="string">
            <text:p text:style-name="P13">SC-A500-007</text:p>
          </table:table-cell>
          <table:table-cell table:style-name="표60.A2" office:value-type="string">
            <text:p text:style-name="P5"><text:span text:style-name="T1">유스케이스 </text:span><text:span text:style-name="T1">ID</text:span></text:p>
          </table:table-cell>
          <table:table-cell table:style-name="표60.B2" office:value-type="string">
            <text:p text:style-name="P13">UC-A-U053</text:p>
          </table:table-cell>
        </table:table-row>
        <table:table-row table:style-name="표60.2">
          <table:table-cell table:style-name="표60.A2" office:value-type="string">
            <text:p text:style-name="P12">유스케이스 명</text:p>
          </table:table-cell>
          <table:table-cell table:style-name="표60.B2" table:number-columns-spanned="3" office:value-type="string">
            <text:p text:style-name="P13">서류 발급</text:p>
          </table:table-cell>
          <table:covered-table-cell/>
          <table:covered-table-cell/>
        </table:table-row>
        <text:soft-page-break/>
        <table:table-row table:style-name="표60.6">
          <table:table-cell table:style-name="표60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환자의 요청에 따라 서류 발급을 해준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환자</text:span><text:span text:style-name="T9">, </text:span><text:span text:style-name="T9">원무과 직원</text:span><text:span text:style-name="T9">, (</text:span><text:span text:style-name="T9">의사</text:span><text:span text:style-name="T9">)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7"><text:span text:style-name="T2">1-1 </text:span><text:span text:style-name="T2">환자의 서류 요청이 오면 상단의 서류발급 버튼을 누른다</text:span><text:span text:style-name="T2">.</text:span></text:p>
            <text:p text:style-name="P7"><text:span text:style-name="T2">1-2 </text:span><text:span text:style-name="T2">서류발급 버튼 클릭시 모달창이 뜨면서 서류 발급 대상 환자를 선택한다</text:span><text:span text:style-name="T2">.</text:span></text:p>
            <text:p text:style-name="P7"><text:span text:style-name="T2">1-3 </text:span><text:span text:style-name="T2">서류 내용이 출력되고 프린트할 수 있다</text:span><text:span text:style-name="T2">.</text:span></text:p>
            <text:p text:style-name="P7"><text:span text:style-name="T2"><text:s text:c="4"/></text:span><text:span text:style-name="T2">* </text:span><text:span text:style-name="T2">대안흐름 </text:span><text:span text:style-name="T2">A-01. </text:span><text:span text:style-name="T2">수정이 불가능한 경우</text:span></text:p>
            <text:p text:style-name="P7"><text:span text:style-name="T2">A-01-1. </text:span><text:span text:style-name="T2">아이디가 맞지 않으니 작성글과 아이디를 확인한다</text:span><text:span text:style-name="T2">.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61" table:style-name="표61">
        <table:table-column table:style-name="표61.A"/>
        <table:table-column table:style-name="표61.B"/>
        <table:table-column table:style-name="표61.C"/>
        <table:table-column table:style-name="표61.D"/>
        <table:table-row table:style-name="표61.1">
          <table:table-cell table:style-name="표61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61.2">
          <table:table-cell table:style-name="표61.A2" office:value-type="string">
            <text:p text:style-name="P21">시스템명</text:p>
          </table:table-cell>
          <table:table-cell table:style-name="표61.B2" office:value-type="string">
            <text:p text:style-name="P19">병원통합관리시스템</text:p>
          </table:table-cell>
          <table:table-cell table:style-name="표61.A2" office:value-type="string">
            <text:p text:style-name="P21">작 성 자</text:p>
          </table:table-cell>
          <table:table-cell table:style-name="표61.B2" office:value-type="string">
            <text:p text:style-name="P20">문수정</text:p>
          </table:table-cell>
        </table:table-row>
        <table:table-row table:style-name="표61.2">
          <table:table-cell table:style-name="표61.A2" office:value-type="string">
            <text:p text:style-name="P21">업 무 명</text:p>
          </table:table-cell>
          <table:table-cell table:style-name="표61.B2" office:value-type="string">
            <text:p text:style-name="P16">의료소모품 거래처 관리</text:p>
          </table:table-cell>
          <table:table-cell table:style-name="표61.A2" office:value-type="string">
            <text:p text:style-name="P21">작 성 일</text:p>
          </table:table-cell>
          <table:table-cell table:style-name="표61.B2" office:value-type="string">
            <text:p text:style-name="P20">2023-04-21</text:p>
          </table:table-cell>
        </table:table-row>
        <table:table-row table:style-name="표61.2">
          <table:table-cell table:style-name="표61.A2" office:value-type="string">
            <text:p text:style-name="P5"><text:span text:style-name="T1">요구사항 </text:span><text:span text:style-name="T1">ID</text:span></text:p>
          </table:table-cell>
          <table:table-cell table:style-name="표61.B2" office:value-type="string">
            <text:p text:style-name="P13">SC-A500-008</text:p>
          </table:table-cell>
          <table:table-cell table:style-name="표61.A2" office:value-type="string">
            <text:p text:style-name="P5"><text:span text:style-name="T1">유스케이스 </text:span><text:span text:style-name="T1">ID</text:span></text:p>
          </table:table-cell>
          <table:table-cell table:style-name="표61.B2" office:value-type="string">
            <text:p text:style-name="P13">UC-A-U054</text:p>
          </table:table-cell>
        </table:table-row>
        <table:table-row table:style-name="표61.2">
          <table:table-cell table:style-name="표61.A2" office:value-type="string">
            <text:p text:style-name="P12">유스케이스 명</text:p>
          </table:table-cell>
          <table:table-cell table:style-name="표61.B2" table:number-columns-spanned="3" office:value-type="string">
            <text:p text:style-name="P16">의료소모품 거래처 관리</text:p>
          </table:table-cell>
          <table:covered-table-cell/>
          <table:covered-table-cell/>
        </table:table-row>
        <text:soft-page-break/>
        <table:table-row table:style-name="표61.6">
          <table:table-cell table:style-name="표61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원무과에서는 의료소무품 거래처를 등록</text:span><text:span text:style-name="T2">, </text:span><text:span text:style-name="T2">수정</text:span><text:span text:style-name="T2">, </text:span><text:span text:style-name="T2">조회할 수 있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원무과 직원</text:span><text:span text:style-name="T9">, </text:span><text:span text:style-name="T9">거래처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7"><text:span text:style-name="T2">1-1. [</text:span><text:span text:style-name="T2">발주</text:span><text:span text:style-name="T2">] </text:span><text:span text:style-name="T2">창을 클릭하면 거래처 목록</text:span><text:span text:style-name="T2">, </text:span><text:span text:style-name="T2">발주 신청목록</text:span><text:span text:style-name="T2">, </text:span><text:span text:style-name="T2">발주 내역이 뜬다</text:span><text:span text:style-name="T2">.</text:span></text:p>
            <text:p text:style-name="P7"><text:span text:style-name="T2">1-2. </text:span><text:span text:style-name="T2">거래처 목록이 페이징처리 되어 조회된다</text:span><text:span text:style-name="T2">.</text:span></text:p>
            <text:p text:style-name="P7"><text:span text:style-name="T2">1-3. </text:span><text:span text:style-name="T2">검색 조건은 </text:span><text:span text:style-name="T2">[</text:span><text:span text:style-name="T2">거래처명</text:span><text:span text:style-name="T2">, </text:span><text:span text:style-name="T2">품목 코드</text:span><text:span text:style-name="T2">, </text:span><text:span text:style-name="T2">담당자명</text:span><text:span text:style-name="T2">] </text:span><text:span text:style-name="T2">으로 검색할 수 있다</text:span><text:span text:style-name="T2">.</text:span></text:p>
            <text:p text:style-name="P7"><text:span text:style-name="T2">1-4. </text:span><text:span text:style-name="T2">거래처 추가 버튼을 입력하면 모달창이 뜨든지 아니면 그냥 추가기입란이 있다</text:span><text:span text:style-name="T2">.</text:span></text:p>
            <text:p text:style-name="P7"><text:span text:style-name="T2">1-5. [</text:span><text:span text:style-name="T2">거래처번호</text:span><text:span text:style-name="T2">, </text:span><text:span text:style-name="T2">거래처명</text:span><text:span text:style-name="T2">, </text:span><text:span text:style-name="T2">품목 코드</text:span><text:span text:style-name="T2">, </text:span><text:span text:style-name="T2">담당자명</text:span><text:span text:style-name="T2">, </text:span><text:span text:style-name="T2">연락처</text:span><text:span text:style-name="T2">, </text:span><text:span text:style-name="T2">주소</text:span><text:span text:style-name="T2">, </text:span><text:span text:style-name="T2">메일</text:span><text:span text:style-name="T2">, </text:span><text:span text:style-name="T2">계약기간</text:span><text:span text:style-name="T2">, </text:span><text:span text:style-name="T2">거래상태</text:span><text:span text:style-name="T2">, </text:span><text:span text:style-name="T2">계약서</text:span><text:span text:style-name="T2">]</text:span><text:span text:style-name="T2">를 입력하여 저장한다</text:span><text:span text:style-name="T2">. </text:span></text:p>
            <text:p text:style-name="P7"><text:span text:style-name="T2">계약서는 파일 처리한다</text:span><text:span text:style-name="T2">.</text:span></text:p>
            <text:p text:style-name="P7"><text:span text:style-name="T2">1-5. </text:span><text:span text:style-name="T2">거래 중인 거래처에의 거래상태는 계약중이고</text:span><text:span text:style-name="T2">, </text:span><text:span text:style-name="T2">계약이 끝나면 계약 완료 상태로 변경한다</text:span><text:span text:style-name="T2">.</text:span></text:p>
            <text:p text:style-name="P13"><text:s text:c="8"/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able:table table:name="표62" table:style-name="표62">
        <table:table-column table:style-name="표62.A"/>
        <table:table-column table:style-name="표62.B"/>
        <table:table-column table:style-name="표62.C"/>
        <table:table-column table:style-name="표62.D"/>
        <table:table-row table:style-name="표62.1">
          <table:table-cell table:style-name="표62.A1" table:number-columns-spanned="4" office:value-type="string">
            <text:p text:style-name="P18">유스케이스 정의서</text:p>
          </table:table-cell>
          <table:covered-table-cell/>
          <table:covered-table-cell/>
          <table:covered-table-cell/>
        </table:table-row>
        <table:table-row table:style-name="표62.2">
          <table:table-cell table:style-name="표62.A2" office:value-type="string">
            <text:p text:style-name="P21">시스템명</text:p>
          </table:table-cell>
          <table:table-cell table:style-name="표62.B2" office:value-type="string">
            <text:p text:style-name="P19">병원통합관리시스템</text:p>
          </table:table-cell>
          <table:table-cell table:style-name="표62.A2" office:value-type="string">
            <text:p text:style-name="P21">작 성 자</text:p>
          </table:table-cell>
          <table:table-cell table:style-name="표62.B2" office:value-type="string">
            <text:p text:style-name="P20">문수정</text:p>
          </table:table-cell>
        </table:table-row>
        <table:table-row table:style-name="표62.2">
          <table:table-cell table:style-name="표62.A2" office:value-type="string">
            <text:p text:style-name="P21">업 무 명</text:p>
          </table:table-cell>
          <table:table-cell table:style-name="표62.B2" office:value-type="string">
            <text:p text:style-name="P19">의료 소모품 발주 관리</text:p>
          </table:table-cell>
          <table:table-cell table:style-name="표62.A2" office:value-type="string">
            <text:p text:style-name="P21">작 성 일</text:p>
          </table:table-cell>
          <table:table-cell table:style-name="표62.B2" office:value-type="string">
            <text:p text:style-name="P20">2023-04-21</text:p>
          </table:table-cell>
        </table:table-row>
        <table:table-row table:style-name="표62.2">
          <table:table-cell table:style-name="표62.A2" office:value-type="string">
            <text:p text:style-name="P5"><text:span text:style-name="T1">요구사항 </text:span><text:span text:style-name="T1">ID</text:span></text:p>
          </table:table-cell>
          <table:table-cell table:style-name="표62.B2" office:value-type="string">
            <text:p text:style-name="P13">SC-A500-009</text:p>
          </table:table-cell>
          <table:table-cell table:style-name="표62.A2" office:value-type="string">
            <text:p text:style-name="P5"><text:span text:style-name="T1">유스케이스 </text:span><text:span text:style-name="T1">ID</text:span></text:p>
          </table:table-cell>
          <table:table-cell table:style-name="표62.B2" office:value-type="string">
            <text:p text:style-name="P13">UC-A-U055</text:p>
          </table:table-cell>
        </table:table-row>
        <table:table-row table:style-name="표62.2">
          <table:table-cell table:style-name="표62.A2" office:value-type="string">
            <text:p text:style-name="P12">유스케이스 명</text:p>
          </table:table-cell>
          <table:table-cell table:style-name="표62.B2" table:number-columns-spanned="3" office:value-type="string">
            <text:p text:style-name="P19">의료 소모품 발주 관리</text:p>
          </table:table-cell>
          <table:covered-table-cell/>
          <table:covered-table-cell/>
        </table:table-row>
        <text:soft-page-break/>
        <table:table-row table:style-name="표62.6">
          <table:table-cell table:style-name="표62.A6" table:number-columns-spanned="4" office:value-type="string">
            <text:p text:style-name="P7"><text:span text:style-name="T2">1. </text:span><text:span text:style-name="T2">개요</text:span></text:p>
            <text:p text:style-name="P7"><text:span text:style-name="T2"><text:s/>원무과에서는 각 부서에서 전달된 발주 신청서를 조회하여 승인</text:span><text:span text:style-name="T2">/</text:span><text:span text:style-name="T2">반려하여 승인시 거래처에 발주를 한다</text:span><text:span text:style-name="T2">.</text:span></text:p>
            <text:p text:style-name="P7"><text:span text:style-name="T9">2. </text:span><text:span text:style-name="T9">관계</text:span></text:p>
            <text:p text:style-name="P24"><text:span text:style-name="T9"><text:s text:c="4"/></text:span><text:span text:style-name="T9">* </text:span><text:span text:style-name="T9">주액터 </text:span><text:span text:style-name="T9">: </text:span><text:span text:style-name="T9">거래처</text:span><text:span text:style-name="T9">, </text:span><text:span text:style-name="T9">원무과</text:span><text:span text:style-name="T9">, </text:span><text:span text:style-name="T9">물치치료과</text:span><text:span text:style-name="T9">, </text:span><text:span text:style-name="T9">영상의학과</text:span><text:span text:style-name="T9">, </text:span><text:span text:style-name="T9">간호과</text:span><text:span text:style-name="T9">, </text:span><text:span text:style-name="T9">의사</text:span></text:p>
            <text:p text:style-name="P7"><text:span text:style-name="T9">3. </text:span><text:span text:style-name="T9">처리 흐름 </text:span><text:span text:style-name="T9">(Flow of Event)</text:span></text:p>
            <text:p text:style-name="P7"><text:span text:style-name="T2"><text:s text:c="4"/></text:span><text:span text:style-name="T2">* </text:span><text:span text:style-name="T2">기본흐름 </text:span></text:p>
            <text:p text:style-name="P7"><text:span text:style-name="T2">1-1. </text:span><text:span text:style-name="T2">발주 창에는 거래처 목록</text:span><text:span text:style-name="T2">, </text:span><text:span text:style-name="T2">발주 신청</text:span><text:span text:style-name="T2">, </text:span><text:span text:style-name="T2">발주 내역이 뜬다</text:span><text:span text:style-name="T2">.</text:span></text:p>
            <text:p text:style-name="P7"><text:span text:style-name="T2">1-2. </text:span><text:span text:style-name="T2">발주 신청 목록에는 각 과에서 신청한 발주 목록이 시간 순으로 정렬되어 조회된다</text:span><text:span text:style-name="T2">. </text:span><text:span text:style-name="T2">목록에는 </text:span><text:span text:style-name="T2">[</text:span><text:span text:style-name="T2">신청 번호</text:span><text:span text:style-name="T2">, </text:span><text:span text:style-name="T2">신청 부서</text:span><text:span text:style-name="T2">]</text:span><text:span text:style-name="T2">가 조회된다</text:span><text:span text:style-name="T2">.</text:span></text:p>
            <text:p text:style-name="P7"><text:span text:style-name="T2">1-3. </text:span><text:span text:style-name="T2">목록 중 하나를 클릭하면 상세보기로 </text:span><text:span text:style-name="T2">[</text:span><text:span text:style-name="T2">신청 번호</text:span><text:span text:style-name="T2">, </text:span><text:span text:style-name="T2">신청 부서</text:span><text:span text:style-name="T2">, </text:span><text:span text:style-name="T2">신청 직원명</text:span><text:span text:style-name="T2">, </text:span><text:span text:style-name="T2">품목명</text:span><text:span text:style-name="T2">, </text:span><text:span text:style-name="T2">수량</text:span><text:span text:style-name="T2">, </text:span><text:span text:style-name="T2">규격</text:span><text:span text:style-name="T2">, </text:span><text:span text:style-name="T2">단위</text:span><text:span text:style-name="T2">, </text:span><text:span text:style-name="T2">납품업체 명</text:span><text:span text:style-name="T2">]</text:span><text:span text:style-name="T2">이 조회되고 </text:span><text:span text:style-name="T2">[</text:span><text:span text:style-name="T2">승인</text:span><text:span text:style-name="T2">, </text:span><text:span text:style-name="T2">반려</text:span><text:span text:style-name="T2">] </text:span><text:span text:style-name="T2">체크박스</text:span><text:span text:style-name="T2">, </text:span><text:span text:style-name="T2">메모 칸</text:span><text:span text:style-name="T2">, </text:span><text:span text:style-name="T2">저장 버튼이 있다</text:span><text:span text:style-name="T2">.</text:span></text:p>
            <text:p text:style-name="P7"><text:span text:style-name="T2">1-4. </text:span><text:span text:style-name="T2">승인 버튼 클릭하면 의료소모품 신청 목록에서 사라지고 발주 내역에 승인된 건이 목록으로 조회되고 시간 순으로 정렬된다</text:span><text:span text:style-name="T2">. </text:span></text:p>
            <text:p text:style-name="P7"><text:span text:style-name="T2">승인 목록은 </text:span><text:span text:style-name="T2">[</text:span><text:span text:style-name="T2">신청 번호</text:span><text:span text:style-name="T2">, </text:span><text:span text:style-name="T2">신청 부서</text:span><text:span text:style-name="T2">, </text:span><text:span text:style-name="T2">신청 직원명</text:span><text:span text:style-name="T2">, </text:span><text:span text:style-name="T2">품목명</text:span><text:span text:style-name="T2">, </text:span><text:span text:style-name="T2">수량</text:span><text:span text:style-name="T2">, </text:span><text:span text:style-name="T2">납품업체 명</text:span><text:span text:style-name="T2">]</text:span><text:span text:style-name="T2">으로 조회된다</text:span><text:span text:style-name="T2">. </text:span></text:p>
            <text:p text:style-name="P7"><text:span text:style-name="T2">1-5. </text:span><text:span text:style-name="T2">반려를 클릭하고 저장하면 반려 발주 목록으로 가서 회색글씨로 바뀌어서 목록으로 가고 상세보기를 클릭할 수 있다</text:span><text:span text:style-name="T2">.</text:span></text:p>
            <text:p text:style-name="P7"><text:span text:style-name="T2">1-6. </text:span><text:span text:style-name="T2">수정 버튼을 눌러 반려를 승인으로 변경할 수 있다</text:span><text:span text:style-name="T2">.</text:span></text:p>
            <text:p text:style-name="P7"><text:span text:style-name="T2">1-7. </text:span><text:span text:style-name="T2">사유를 작성 한 후 알람</text:span><text:span text:style-name="T2">/</text:span><text:span text:style-name="T2">쪽지를 통해 반려 사유를 전달한다</text:span><text:span text:style-name="T2">. </text:span></text:p>
            <text:p text:style-name="P7"><text:span text:style-name="T9">4. </text:span><text:span text:style-name="T9">비즈니스 규칙 </text:span></text:p>
            <text:p text:style-name="P7"><text:span text:style-name="T2"><text:s text:c="3"/></text:span><text:span text:style-name="T2">N/A</text:span></text:p>
            <text:p text:style-name="P7"><text:span text:style-name="T9">5. </text:span><text:span text:style-name="T9">특별요구사항</text:span></text:p>
            <text:p text:style-name="P7"><text:span text:style-name="T2"><text:s text:c="3"/></text:span><text:span text:style-name="T2">N/A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y견고딕" svg:font-family="Hy견고딕"/>
    <style:font-face style:name="바탕" svg:font-family="바탕"/>
    <style:font-face style:name="바탕체" svg:font-family="바탕체"/>
    <style:font-face style:name="한양신명조" svg:font-family="한양신명조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default-outline-level="1" style:class="text"/>
    <style:style style:name="Heading_20_2" style:display-name="Heading 2" style:family="paragraph" style:default-outline-level="2" style:class="text"/>
    <style:style style:name="Heading_20_3" style:display-name="Heading 3" style:family="paragraph" style:default-outline-level="3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" style:family="table">
      <style:table-properties style:width="15.91cm" fo:margin-left="0.101cm" fo:margin-top="0.101cm" fo:margin-bottom="0.101cm" table:align="left" table:border-model="collapsing"/>
    </style:style>
    <style:style style:name="표1.A" style:family="table-column">
      <style:table-column-properties style:column-width="6.773cm"/>
    </style:style>
    <style:style style:name="표1.B" style:family="table-column">
      <style:table-column-properties style:column-width="2.187cm"/>
    </style:style>
    <style:style style:name="표1.C" style:family="table-column">
      <style:table-column-properties style:column-width="6.95cm"/>
    </style:style>
    <style:style style:name="표1.1" style:family="table-row">
      <style:table-row-properties style:min-row-height="0.141cm"/>
    </style:style>
    <style:style style:name="표1.A1" style:family="table-cell">
      <style:table-cell-properties style:vertical-align="middle" fo:padding="0.049cm" fo:border="none"/>
    </style:style>
    <style:style style:name="MP1" style:family="paragraph" style:parent-style-name="Standard">
      <style:paragraph-properties fo:text-align="justify" style:justify-single-word="false" fo:padding="0cm" fo:border="none"/>
    </style:style>
    <style:style style:name="MP2" style:family="paragraph" style:parent-style-name="Standard">
      <style:paragraph-properties fo:text-align="end" style:justify-single-word="false" fo:padding="0cm" fo:border="none"/>
    </style:style>
    <style:style style:name="Mfr1" style:family="graphic" style:parent-style-name="Graphics">
      <style:graphic-properties style:wrap="none" style:vertical-pos="top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able:table table:name="표1" table:style-name="표1">
          <table:table-column table:style-name="표1.A"/>
          <table:table-column table:style-name="표1.B"/>
          <table:table-column table:style-name="표1.C"/>
          <table:table-row table:style-name="표1.1">
            <table:table-cell table:style-name="표1.A1" office:value-type="string">
              <text:p text:style-name="MP1"><draw:frame draw:style-name="Mfr1" draw:name="graphics1" text:anchor-type="as-char" svg:width="3.217cm" svg:height="0.639cm" draw:z-index="27"><draw:image xlink:href="Pictures/10000200000002240000006D93CCD4CC.gif" xlink:type="simple" xlink:show="embed" xlink:actuate="onLoad"/></draw:frame></text:p>
            </table:table-cell>
            <table:table-cell table:style-name="표1.A1" office:value-type="string">
              <text:p text:style-name="Standard"/>
            </table:table-cell>
            <table:table-cell table:style-name="표1.A1" office:value-type="string">
              <text:p text:style-name="MP2"><draw:frame draw:style-name="Mfr1" draw:name="graphics11" text:anchor-type="as-char" svg:width="2.067cm" svg:height="0.381cm" draw:z-index="80"><draw:image xlink:href="Pictures/100000000000007A000000160039ACB5.bmp" xlink:type="simple" xlink:show="embed" xlink:actuate="onLoad"/></draw:frame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8-18T23:53:48.64</meta:creation-date>
    <dc:date>2023-09-04T21:00:18.16</dc:date>
    <meta:editing-duration>PT13M29S</meta:editing-duration>
    <meta:editing-cycles>3</meta:editing-cycles>
    <meta:generator>OpenOffice/4.1.14$Win32 OpenOffice.org_project/4114m1$Build-9811</meta:generator>
    <meta:document-statistic meta:table-count="62" meta:image-count="2" meta:object-count="0" meta:page-count="63" meta:paragraph-count="1726" meta:word-count="15745" meta:character-count="26672"/>
  </office:meta>
</office:document-meta>
</file>